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2943445E332C3F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1cm"/>
    </style:style>
    <style:style style:name="co3" style:family="table-column">
      <style:table-column-properties fo:break-before="auto" style:column-width="5.152cm"/>
    </style:style>
    <style:style style:name="co4" style:family="table-column">
      <style:table-column-properties fo:break-before="auto" style:column-width="4.399cm"/>
    </style:style>
    <style:style style:name="co5" style:family="table-column">
      <style:table-column-properties fo:break-before="auto" style:column-width="3.351cm"/>
    </style:style>
    <style:style style:name="co6" style:family="table-column">
      <style:table-column-properties fo:break-before="auto" style:column-width="3.687cm"/>
    </style:style>
    <style:style style:name="co7" style:family="table-column">
      <style:table-column-properties fo:break-before="auto" style:column-width="4.946cm"/>
    </style:style>
    <style:style style:name="co8" style:family="table-column">
      <style:table-column-properties fo:break-before="auto" style:column-width="5.11cm"/>
    </style:style>
    <style:style style:name="co9" style:family="table-column">
      <style:table-column-properties fo:break-before="auto" style:column-width="6.2cm"/>
    </style:style>
    <style:style style:name="co10" style:family="table-column">
      <style:table-column-properties fo:break-before="auto" style:column-width="4.554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6.283cm"/>
    </style:style>
    <style:style style:name="co13" style:family="table-column">
      <style:table-column-properties fo:break-before="auto" style:column-width="4.272cm"/>
    </style:style>
    <style:style style:name="co14" style:family="table-column">
      <style:table-column-properties fo:break-before="auto" style:column-width="4.002cm"/>
    </style:style>
    <style:style style:name="co15" style:family="table-column">
      <style:table-column-properties fo:break-before="auto" style:column-width="3.727cm"/>
    </style:style>
    <style:style style:name="co16" style:family="table-column">
      <style:table-column-properties fo:break-before="auto" style:column-width="4.524cm"/>
    </style:style>
    <style:style style:name="co17" style:family="table-column">
      <style:table-column-properties fo:break-before="auto" style:column-width="6.115cm"/>
    </style:style>
    <style:style style:name="co18" style:family="table-column">
      <style:table-column-properties fo:break-before="auto" style:column-width="4.763cm"/>
    </style:style>
    <style:style style:name="co19" style:family="table-column">
      <style:table-column-properties fo:break-before="auto" style:column-width="1.603cm"/>
    </style:style>
    <style:style style:name="co20" style:family="table-column">
      <style:table-column-properties fo:break-before="auto" style:column-width="4.817cm"/>
    </style:style>
    <style:style style:name="co21" style:family="table-column">
      <style:table-column-properties fo:break-before="auto" style:column-width="4.734cm"/>
    </style:style>
    <style:style style:name="co22" style:family="table-column">
      <style:table-column-properties fo:break-before="auto" style:column-width="1.69cm"/>
    </style:style>
    <style:style style:name="co23" style:family="table-column">
      <style:table-column-properties fo:break-before="auto" style:column-width="0.526cm"/>
    </style:style>
    <style:style style:name="co24" style:family="table-column">
      <style:table-column-properties fo:break-before="auto" style:column-width="2.05cm"/>
    </style:style>
    <style:style style:name="co25" style:family="table-column">
      <style:table-column-properties fo:break-before="auto" style:column-width="2.404cm"/>
    </style:style>
    <style:style style:name="co26" style:family="table-column">
      <style:table-column-properties fo:break-before="auto" style:column-width="2.26cm"/>
    </style:style>
    <style:style style:name="co27" style:family="table-column">
      <style:table-column-properties fo:break-before="auto" style:column-width="1.861cm"/>
    </style:style>
    <style:style style:name="co28" style:family="table-column">
      <style:table-column-properties fo:break-before="auto" style:column-width="1.316cm"/>
    </style:style>
    <style:style style:name="co29" style:family="table-column">
      <style:table-column-properties fo:break-before="auto" style:column-width="0.74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2.233cm"/>
    </style:style>
    <style:style style:name="co32" style:family="table-column">
      <style:table-column-properties fo:break-before="auto" style:column-width="1.85cm"/>
    </style:style>
    <style:style style:name="co33" style:family="table-column">
      <style:table-column-properties fo:break-before="auto" style:column-width="2.178cm"/>
    </style:style>
    <style:style style:name="co34" style:family="table-column">
      <style:table-column-properties fo:break-before="auto" style:column-width="2.477cm"/>
    </style:style>
    <style:style style:name="co35" style:family="table-column">
      <style:table-column-properties fo:break-before="auto" style:column-width="2.722cm"/>
    </style:style>
    <style:style style:name="co36" style:family="table-column">
      <style:table-column-properties fo:break-before="auto" style:column-width="1.66cm"/>
    </style:style>
    <style:style style:name="co37" style:family="table-column">
      <style:table-column-properties fo:break-before="auto" style:column-width="2.432cm"/>
    </style:style>
    <style:style style:name="co38" style:family="table-column">
      <style:table-column-properties fo:break-before="auto" style:column-width="1.513cm"/>
    </style:style>
    <style:style style:name="co39" style:family="table-column">
      <style:table-column-properties fo:break-before="auto" style:column-width="6.653cm"/>
    </style:style>
    <style:style style:name="co40" style:family="table-column">
      <style:table-column-properties fo:break-before="auto" style:column-width="4.203cm"/>
    </style:style>
    <style:style style:name="co41" style:family="table-column">
      <style:table-column-properties fo:break-before="auto" style:column-width="3.21cm"/>
    </style:style>
    <style:style style:name="co42" style:family="table-column">
      <style:table-column-properties fo:break-before="auto" style:column-width="3.353cm"/>
    </style:style>
    <style:style style:name="co43" style:family="table-column">
      <style:table-column-properties fo:break-before="auto" style:column-width="0.697cm"/>
    </style:style>
    <style:style style:name="co44" style:family="table-column">
      <style:table-column-properties fo:break-before="auto" style:column-width="2.951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ro8" style:family="table-row">
      <style:table-row-properties style:row-height="0.778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000000"/>
    </style:style>
    <style:style style:name="ta3" style:family="table" style:master-page-name="Default">
      <style:table-properties table:display="true" style:writing-mode="lr-tb" tableooo:tab-color="#00a933"/>
    </style:style>
    <style:style style:name="ta4" style:family="table" style:master-page-name="Default">
      <style:table-properties table:display="true" style:writing-mode="lr-tb" tableooo:tab-color="#ff8000"/>
    </style:style>
    <style:style style:name="ta5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6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6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8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3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 style:data-style-name="N186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4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5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5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33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7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0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6" style:family="table-cell" style:parent-style-name="Default" style:data-style-name="N100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100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2" style:family="table-cell" style:parent-style-name="Default" style:data-style-name="N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8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ff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193" style:family="table-cell" style:parent-style-name="Default">
      <style:table-cell-properties style:cell-protect="hidden-and-protected" style:print-content="true"/>
    </style:style>
    <style:style style:name="ce212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19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&quot;VRAI&quot;" style:apply-style-name="VRAI" style:base-cell-address="Données.AK3"/>
      <style:map style:condition="cell-content()=&quot;FAUX&quot;" style:apply-style-name="FAUX" style:base-cell-address="Données.AK3"/>
    </style:style>
    <style:style style:name="ce19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&quot;VRAI&quot;" style:apply-style-name="VRAI" style:base-cell-address="Données.AK3"/>
      <style:map style:condition="cell-content()=&quot;FAUX&quot;" style:apply-style-name="FAUX" style:base-cell-address="Données.AK3"/>
    </style:style>
    <style:style style:name="ce19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&quot;VRAI&quot;" style:apply-style-name="VRAI" style:base-cell-address="Données.AK3"/>
      <style:map style:condition="cell-content()=&quot;FAUX&quot;" style:apply-style-name="FAUX" style:base-cell-address="Données.AK3"/>
    </style:style>
    <style:style style:name="ce1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01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27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20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208" style:family="table-cell" style:parent-style-name="Default">
      <style:table-cell-properties style:cell-protect="protected" style:print-content="true"/>
      <style:text-properties style:font-name="Times New Roman"/>
    </style:style>
    <style:style style:name="ce232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210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11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42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43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44" style:family="table-cell" style:parent-style-name="Default">
      <style:table-cell-properties style:cell-protect="hidden-and-protected" style:print-content="true"/>
      <style:text-properties style:font-name="Times New Roman" fo:font-size="6pt" style:font-size-asian="6pt" style:font-size-complex="6pt"/>
    </style:style>
    <style:style style:name="ce21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16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4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4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49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5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25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222" style:family="table-cell" style:parent-style-name="Default" style:data-style-name="N15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223" style:family="table-cell" style:parent-style-name="Default">
      <style:table-cell-properties style:cell-protect="protected" style:print-content="true"/>
    </style:style>
    <style:style style:name="ce2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5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2" draw:name="Image 1" draw:style-name="gr2" draw:text-style-name="P2" svg:width="22.714cm" svg:height="1.828cm" svg:x="0cm" svg:y="18.495cm">
            <draw:image xlink:href="Pictures/100000000000033900000045D2943445E332C3F3.png" xlink:type="simple" xlink:show="embed" xlink:actuate="onLoad" loext:mime-type="image/png">
              <text:p/>
            </draw:image>
          </draw:frame>
          <draw:line draw:z-index="5" draw:style-name="gr3" draw:text-style-name="P3" svg:x1="10cm" svg:y1="19.804cm" svg:x2="9cm" svg:y2="20.794cm">
            <text:p/>
          </draw:line>
          <draw:line draw:z-index="6" draw:style-name="gr3" draw:text-style-name="P3" svg:x1="22cm" svg:y1="18.814cm" svg:x2="15.5cm" svg:y2="20.89c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9"/>
          <table:covered-table-cell table:style-name="ce48"/>
          <table:covered-table-cell table:number-columns-repeated="5" table:style-name="ce49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/>
          <table:table-cell table:style-name="ce39"/>
          <table:table-cell table:style-name="ce48"/>
          <table:table-cell table:style-name="ce49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1"/>
          <table:table-cell table:style-name="ce14"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41"/>
          <table:table-cell table:style-name="ce14" table:number-columns-repeated="1016"/>
        </table:table-row>
        <table:table-row table:style-name="ro2">
          <table:table-cell table:style-name="ce8"/>
          <table:table-cell table:style-name="ce41" table:number-columns-repeated="7"/>
          <table:table-cell table:style-name="ce14"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1"/>
          <table:table-cell table:style-name="ce14" table:number-columns-repeated="1016"/>
        </table:table-row>
        <table:table-row table:style-name="ro2">
          <table:covered-table-cell table:style-name="ce8"/>
          <table:covered-table-cell table:number-columns-repeated="7" table:style-name="ce41"/>
          <table:table-cell table:style-name="ce14" table:number-columns-repeated="1016"/>
        </table:table-row>
        <table:table-row table:style-name="ro2">
          <table:table-cell table:style-name="ce8"/>
          <table:table-cell table:style-name="ce41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34" office:value-type="string" calcext:value-type="string">
            <text:p><text:span text:style-name="T5">◊</text:span> TOUJOURS UTILISER LA DERNIÈRE</text:p>
          </table:table-cell>
          <table:table-cell table:style-name="ce41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35" office:value-type="string" calcext:value-type="string">
            <text:p>VERSION DE LIBREOFFICE</text:p>
          </table:table-cell>
          <table:table-cell table:style-name="ce41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34" office:value-type="string" calcext:value-type="string">
            <text:p>Ne pas utiliser la version pour un passionné de technologie </text:p>
          </table:table-cell>
          <table:table-cell table:style-name="ce41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41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34" office:value-type="string" calcext:value-type="string">
            <text:p><text:span text:style-name="T5">◊</text:span> ACTIVER LES MACROS :</text:p>
          </table:table-cell>
          <table:table-cell table:style-name="ce41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1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41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1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41" office:value-type="string" calcext:value-type="string">
            <text:p>Après la première activation :</text:p>
          </table:table-cell>
          <table:table-cell table:style-name="ce41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41" office:value-type="string" calcext:value-type="string">
            <text:p>fermer le fichier puis le rouvrir.</text:p>
          </table:table-cell>
          <table:table-cell table:style-name="ce41" table:number-columns-repeated="6"/>
          <table:table-cell table:style-name="ce14" table:number-columns-repeated="2"/>
          <table:table-cell table:number-columns-repeated="1014"/>
        </table:table-row>
        <table:table-row table:style-name="ro2">
          <table:table-cell table:style-name="ce8"/>
          <table:table-cell table:style-name="ce41" table:number-columns-repeated="7"/>
          <table:table-cell table:style-name="ce14" table:number-columns-repeated="2"/>
          <table:table-cell table:number-columns-repeated="1014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1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1"/>
          <table:table-cell table:style-name="ce9" table:number-columns-repeated="7"/>
          <table:table-cell table:number-columns-repeated="1016"/>
        </table:table-row>
        <table:table-row table:style-name="ro5">
          <table:table-cell table:style-name="ce16"/>
          <table:table-cell table:style-name="ce43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5" table:end-x="0.293cm" table:end-y="0.525cm" draw:z-index="3" draw:style-name="gr4" draw:text-style-name="P4" svg:width="3.403cm" svg:height="0.696cm" svg:x="1.406cm" svg:y="0.351cm" draw:control="control3"/>
          </table:table-cell>
          <table:table-cell table:number-columns-repeated="2"/>
          <table:table-cell>
            <draw:control table:end-cell-address="Aide.F26" table:end-x="1.501cm" table:end-y="0.034cm" draw:z-index="4" draw:style-name="gr4" draw:text-style-name="P4" svg:width="3.491cm" svg:height="0.815cm" svg:x="0.269cm" svg:y="0.27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style-name="ce7"/>
          <table:table-cell table:number-columns-repeated="102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in &lt;=&gt; Dec" table:style-name="ta2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Bin &lt;=&gt; Dec'.C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Bin &lt;=&gt; Dec'.D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Bin_Dec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505cm" svg:height="1.5cm" svg:x="30.508cm" svg:y="16cm" draw:control="control5"/>
          <draw:control draw:z-index="1" draw:style-name="gr4" draw:text-style-name="P1" svg:width="4.5cm" svg:height="1.5cm" svg:x="35.792cm" svg:y="16cm" draw:control="control6"/>
          <draw:control draw:z-index="2" draw:style-name="gr1" draw:text-style-name="P1" svg:width="4.247cm" svg:height="1.5cm" svg:x="0.523cm" svg:y="16cm" draw:control="control7"/>
          <draw:control draw:z-index="3" draw:style-name="gr1" draw:text-style-name="P1" svg:width="11.496cm" svg:height="1.5cm" svg:x="5.517cm" svg:y="16.011cm" draw:control="control8"/>
        </table:shapes>
        <table:table-column table:style-name="co2" table:default-cell-style-name="ce75"/>
        <table:table-column table:style-name="co3" table:default-cell-style-name="ce75"/>
        <table:table-column table:style-name="co4" table:default-cell-style-name="ce75"/>
        <table:table-column table:style-name="co5" table:default-cell-style-name="ce75"/>
        <table:table-column table:style-name="co6" table:default-cell-style-name="ce75"/>
        <table:table-column table:style-name="co2" table:default-cell-style-name="ce75"/>
        <table:table-column table:style-name="co7" table:default-cell-style-name="ce75"/>
        <table:table-column table:style-name="co8" table:default-cell-style-name="ce75"/>
        <table:table-column table:style-name="co5" table:default-cell-style-name="ce75"/>
        <table:table-column table:style-name="co9" table:default-cell-style-name="ce75"/>
        <table:table-column table:style-name="co10" table:default-cell-style-name="ce75"/>
        <table:table-column table:style-name="co1" table:default-cell-style-name="ce75"/>
        <table:table-column table:style-name="co11" table:number-columns-repeated="3" table:default-cell-style-name="ce75"/>
        <table:table-column table:style-name="co1" table:number-columns-repeated="49" table:default-cell-style-name="ce75"/>
        <table:table-row table:style-name="ro7">
          <table:table-cell table:style-name="ce6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68"/>
          <table:covered-table-cell table:number-columns-repeated="5" table:style-name="ce81"/>
          <table:table-cell table:style-name="ce51" table:formula="of:=IF([.$C$24];IF([.E24]&lt;0;0;[.E24]);&quot;&quot;)" office:value-type="float" office:value="0" calcext:value-type="float" table:number-columns-spanned="1" table:number-rows-spanned="2">
            <text:p>0</text:p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53"/>
        </table:table-row>
        <table:table-row table:style-name="ro7">
          <table:covered-table-cell table:style-name="ce50"/>
          <table:covered-table-cell table:style-name="ce63"/>
          <table:covered-table-cell table:style-name="ce68"/>
          <table:covered-table-cell table:number-columns-repeated="5" table:style-name="ce81"/>
          <table:covered-table-cell table:number-columns-repeated="2" table:style-name="Default"/>
          <table:table-cell table:style-name="ce55"/>
          <table:table-cell table:number-columns-repeated="53"/>
        </table:table-row>
        <table:table-row table:style-name="ro7">
          <table:table-cell table:style-name="ce68" office:value-type="string" calcext:value-type="string">
            <text:p>N°</text:p>
          </table:table-cell>
          <table:table-cell table:style-name="ce68" office:value-type="string" calcext:value-type="string">
            <text:p>Binaire</text:p>
          </table:table-cell>
          <table:table-cell table:style-name="ce68" office:value-type="string" calcext:value-type="string">
            <text:p>Décimal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68" office:value-type="string" calcext:value-type="string">
            <text:p>N°</text:p>
          </table:table-cell>
          <table:table-cell table:style-name="ce68" office:value-type="string" calcext:value-type="string">
            <text:p>Décimal</text:p>
          </table:table-cell>
          <table:table-cell table:style-name="ce68" office:value-type="string" calcext:value-type="string">
            <text:p>Binaire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Default"/>
          <table:table-cell table:number-columns-repeated="5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K$1:$Données.K$1048576];[$Données.N4]+3)" office:value-type="string" office:string-value="0100 0011" calcext:value-type="string">
            <text:p>0100 0011</text:p>
          </table:table-cell>
          <table:table-cell table:style-name="ce30"/>
          <table:table-cell table:style-name="ce169" table:formula="of:=IF(ISBLANK([.C4]);&quot;&quot;;IF([.$C$24];IF([.C4]=INDEX([$Données.M$1:$Données.M$1048576];[$Données.N4]+3);&quot;VRAI&quot;;&quot;FAUX&quot;);&quot;&quot;))">
            <text:p/>
          </table:table-cell>
          <table:table-cell table:style-name="ce97" table:formula="of:=IF(AND([.$C$24];[.$D$24]);INDEX([$Données.M$1:$Données.M$1048576];[$Données.N4]+3);&quot;&quot;)" office:value-type="float" office:value="67" calcext:value-type="float">
            <text:p>67</text:p>
          </table:table-cell>
          <table:table-cell table:style-name="ce12" office:value-type="float" office:value="11" calcext:value-type="float">
            <text:p>11</text:p>
          </table:table-cell>
          <table:table-cell table:style-name="ce132" table:formula="of:=INDEX([$Données.M$1:$Données.M$1048576];[$Données.N14]+3)" office:value-type="float" office:value="73" calcext:value-type="float">
            <text:p>73</text:p>
          </table:table-cell>
          <table:table-cell table:style-name="ce100"/>
          <table:table-cell table:style-name="ce169" table:formula="of:=IF(ISBLANK([.H4]);&quot;&quot;;IF([.$C$24];IF(COUNT(BIN2DEC([.H4]))=0;&quot;FAUX&quot;;IF(BIN2DEC([.H4])=INDEX([$Données.M$1:$Données.M$1048576];[$Données.N14]+3);&quot;VRAI&quot;;&quot;FAUX&quot;));&quot;&quot;))">
            <text:p/>
          </table:table-cell>
          <table:table-cell table:style-name="ce134" table:formula="of:=IF(AND([.$C$24];[.$D$24]);INDEX([$Données.K$1:$Données.K$1048576];[$Données.N14]+3);&quot;&quot;)" office:value-type="string" office:string-value="0100 1001" calcext:value-type="string">
            <text:p>0100 1001</text:p>
          </table:table-cell>
          <table:table-cell table:style-name="Default"/>
          <table:table-cell/>
          <table:table-cell table:style-name="ce77"/>
          <table:table-cell table:number-columns-repeated="51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N5]+3)" office:value-type="string" office:string-value="0011 0100" calcext:value-type="string">
            <text:p>0011 0100</text:p>
          </table:table-cell>
          <table:table-cell table:style-name="ce30"/>
          <table:table-cell table:style-name="ce170" table:formula="of:=IF(ISBLANK([.C5]);&quot;&quot;;IF([.$C$24];IF([.C5]=INDEX([$Données.M$1:$Données.M$1048576];[$Données.N5]+3);&quot;VRAI&quot;;&quot;FAUX&quot;);&quot;&quot;))">
            <text:p/>
          </table:table-cell>
          <table:table-cell table:style-name="ce112" table:formula="of:=IF(AND([.$C$24];[.$D$24]);INDEX([$Données.M$1:$Données.M$1048576];[$Données.N5]+3);&quot;&quot;)" office:value-type="float" office:value="52" calcext:value-type="float">
            <text:p>52</text:p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M$1:$Données.M$1048576];[$Données.N15]+3)" office:value-type="float" office:value="184" calcext:value-type="float">
            <text:p>184</text:p>
          </table:table-cell>
          <table:table-cell table:style-name="ce100"/>
          <table:table-cell table:style-name="ce170" table:formula="of:=IF(ISBLANK([.H5]);&quot;&quot;;IF([.$C$24];IF(COUNT(BIN2DEC([.H5]))=0;&quot;FAUX&quot;;IF(BIN2DEC([.H5])=INDEX([$Données.M$1:$Données.M$1048576];[$Données.N15]+3);&quot;VRAI&quot;;&quot;FAUX&quot;));&quot;&quot;))">
            <text:p/>
          </table:table-cell>
          <table:table-cell table:style-name="ce136" table:formula="of:=IF(AND([.$C$24];[.$D$24]);INDEX([$Données.K$1:$Données.K$1048576];[$Données.N15]+3);&quot;&quot;)" office:value-type="string" office:string-value="1011 1000" calcext:value-type="string">
            <text:p>1011 1000</text:p>
          </table:table-cell>
          <table:table-cell table:style-name="ce92"/>
          <table:table-cell table:number-columns-repeated="5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K$1:$Données.K$1048576];[$Données.N6]+3)" office:value-type="string" office:string-value="0010 0101" calcext:value-type="string">
            <text:p>0010 0101</text:p>
          </table:table-cell>
          <table:table-cell table:style-name="ce30"/>
          <table:table-cell table:style-name="ce169" table:formula="of:=IF(ISBLANK([.C6]);&quot;&quot;;IF([.$C$24];IF([.C6]=INDEX([$Données.M$1:$Données.M$1048576];[$Données.N6]+3);&quot;VRAI&quot;;&quot;FAUX&quot;);&quot;&quot;))">
            <text:p/>
          </table:table-cell>
          <table:table-cell table:style-name="ce114" table:formula="of:=IF(AND([.$C$24];[.$D$24]);INDEX([$Données.M$1:$Données.M$1048576];[$Données.N6]+3);&quot;&quot;)" office:value-type="float" office:value="37" calcext:value-type="float">
            <text:p>37</text:p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M$1:$Données.M$1048576];[$Données.N16]+3)" office:value-type="float" office:value="243" calcext:value-type="float">
            <text:p>243</text:p>
          </table:table-cell>
          <table:table-cell table:style-name="ce100"/>
          <table:table-cell table:style-name="ce169" table:formula="of:=IF(ISBLANK([.H6]);&quot;&quot;;IF([.$C$24];IF(COUNT(BIN2DEC([.H6]))=0;&quot;FAUX&quot;;IF(BIN2DEC([.H6])=INDEX([$Données.M$1:$Données.M$1048576];[$Données.N16]+3);&quot;VRAI&quot;;&quot;FAUX&quot;));&quot;&quot;))">
            <text:p/>
          </table:table-cell>
          <table:table-cell table:style-name="ce138" table:formula="of:=IF(AND([.$C$24];[.$D$24]);INDEX([$Données.K$1:$Données.K$1048576];[$Données.N16]+3);&quot;&quot;)" office:value-type="string" office:string-value="1111 0011" calcext:value-type="string">
            <text:p>1111 0011</text:p>
          </table:table-cell>
          <table:table-cell table:style-name="Default"/>
          <table:table-cell table:number-columns-repeated="5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N7]+3)" office:value-type="string" office:string-value="1110 1111" calcext:value-type="string">
            <text:p>1110 1111</text:p>
          </table:table-cell>
          <table:table-cell table:style-name="ce30"/>
          <table:table-cell table:style-name="ce170" table:formula="of:=IF(ISBLANK([.C7]);&quot;&quot;;IF([.$C$24];IF([.C7]=INDEX([$Données.M$1:$Données.M$1048576];[$Données.N7]+3);&quot;VRAI&quot;;&quot;FAUX&quot;);&quot;&quot;))">
            <text:p/>
          </table:table-cell>
          <table:table-cell table:style-name="ce120" table:formula="of:=IF(AND([.$C$24];[.$D$24]);INDEX([$Données.M$1:$Données.M$1048576];[$Données.N7]+3);&quot;&quot;)" office:value-type="float" office:value="239" calcext:value-type="float">
            <text:p>239</text:p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M$1:$Données.M$1048576];[$Données.N17]+3)" office:value-type="float" office:value="12" calcext:value-type="float">
            <text:p>12</text:p>
          </table:table-cell>
          <table:table-cell table:style-name="ce100"/>
          <table:table-cell table:style-name="ce170" table:formula="of:=IF(ISBLANK([.H7]);&quot;&quot;;IF([.$C$24];IF(COUNT(BIN2DEC([.H7]))=0;&quot;FAUX&quot;;IF(BIN2DEC([.H7])=INDEX([$Données.M$1:$Données.M$1048576];[$Données.N17]+3);&quot;VRAI&quot;;&quot;FAUX&quot;));&quot;&quot;))">
            <text:p/>
          </table:table-cell>
          <table:table-cell table:style-name="ce141" table:formula="of:=IF(AND([.$C$24];[.$D$24]);INDEX([$Données.K$1:$Données.K$1048576];[$Données.N17]+3);&quot;&quot;)" office:value-type="string" office:string-value="0000 1100" calcext:value-type="string">
            <text:p>0000 1100</text:p>
          </table:table-cell>
          <table:table-cell table:number-columns-repeated="5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K$1:$Données.K$1048576];[$Données.N8]+3)" office:value-type="string" office:string-value="1101 1100" calcext:value-type="string">
            <text:p>1101 1100</text:p>
          </table:table-cell>
          <table:table-cell table:style-name="ce30"/>
          <table:table-cell table:style-name="ce169" table:formula="of:=IF(ISBLANK([.C8]);&quot;&quot;;IF([.$C$24];IF([.C8]=INDEX([$Données.M$1:$Données.M$1048576];[$Données.N8]+3);&quot;VRAI&quot;;&quot;FAUX&quot;);&quot;&quot;))">
            <text:p/>
          </table:table-cell>
          <table:table-cell table:style-name="ce121" table:formula="of:=IF(AND([.$C$24];[.$D$24]);INDEX([$Données.M$1:$Données.M$1048576];[$Données.N8]+3);&quot;&quot;)" office:value-type="float" office:value="220" calcext:value-type="float">
            <text:p>220</text:p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M$1:$Données.M$1048576];[$Données.N18]+3)" office:value-type="float" office:value="56" calcext:value-type="float">
            <text:p>56</text:p>
          </table:table-cell>
          <table:table-cell table:style-name="ce100"/>
          <table:table-cell table:style-name="ce169" table:formula="of:=IF(ISBLANK([.H8]);&quot;&quot;;IF([.$C$24];IF(COUNT(BIN2DEC([.H8]))=0;&quot;FAUX&quot;;IF(BIN2DEC([.H8])=INDEX([$Données.M$1:$Données.M$1048576];[$Données.N18]+3);&quot;VRAI&quot;;&quot;FAUX&quot;));&quot;&quot;))">
            <text:p/>
          </table:table-cell>
          <table:table-cell table:style-name="ce142" table:formula="of:=IF(AND([.$C$24];[.$D$24]);INDEX([$Données.K$1:$Données.K$1048576];[$Données.N18]+3);&quot;&quot;)" office:value-type="string" office:string-value="0011 1000" calcext:value-type="string">
            <text:p>0011 1000</text:p>
          </table:table-cell>
          <table:table-cell table:number-columns-repeated="5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N9]+3)" office:value-type="string" office:string-value="0000 0010" calcext:value-type="string">
            <text:p>0000 0010</text:p>
          </table:table-cell>
          <table:table-cell table:style-name="ce30"/>
          <table:table-cell table:style-name="ce170" table:formula="of:=IF(ISBLANK([.C9]);&quot;&quot;;IF([.$C$24];IF([.C9]=INDEX([$Données.M$1:$Données.M$1048576];[$Données.N9]+3);&quot;VRAI&quot;;&quot;FAUX&quot;);&quot;&quot;))">
            <text:p/>
          </table:table-cell>
          <table:table-cell table:style-name="ce61" table:formula="of:=IF(AND([.$C$24];[.$D$24]);INDEX([$Données.M$1:$Données.M$1048576];[$Données.N9]+3);&quot;&quot;)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M$1:$Données.M$1048576];[$Données.N19]+3)" office:value-type="float" office:value="119" calcext:value-type="float">
            <text:p>119</text:p>
          </table:table-cell>
          <table:table-cell table:style-name="ce100"/>
          <table:table-cell table:style-name="ce170" table:formula="of:=IF(ISBLANK([.H9]);&quot;&quot;;IF([.$C$24];IF(COUNT(BIN2DEC([.H9]))=0;&quot;FAUX&quot;;IF(BIN2DEC([.H9])=INDEX([$Données.M$1:$Données.M$1048576];[$Données.N19]+3);&quot;VRAI&quot;;&quot;FAUX&quot;));&quot;&quot;))">
            <text:p/>
          </table:table-cell>
          <table:table-cell table:style-name="ce143" table:formula="of:=IF(AND([.$C$24];[.$D$24]);INDEX([$Données.K$1:$Données.K$1048576];[$Données.N19]+3);&quot;&quot;)" office:value-type="string" office:string-value="0111 0111" calcext:value-type="string">
            <text:p>0111 0111</text:p>
          </table:table-cell>
          <table:table-cell table:number-columns-repeated="5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K$1:$Données.K$1048576];[$Données.N10]+3)" office:value-type="string" office:string-value="0111 1111" calcext:value-type="string">
            <text:p>0111 1111</text:p>
          </table:table-cell>
          <table:table-cell table:style-name="ce30"/>
          <table:table-cell table:style-name="ce169" table:formula="of:=IF(ISBLANK([.C10]);&quot;&quot;;IF([.$C$24];IF([.C10]=INDEX([$Données.M$1:$Données.M$1048576];[$Données.N10]+3);&quot;VRAI&quot;;&quot;FAUX&quot;);&quot;&quot;))">
            <text:p/>
          </table:table-cell>
          <table:table-cell table:style-name="ce123" table:formula="of:=IF(AND([.$C$24];[.$D$24]);INDEX([$Données.M$1:$Données.M$1048576];[$Données.N10]+3);&quot;&quot;)" office:value-type="float" office:value="127" calcext:value-type="float">
            <text:p>127</text:p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M$1:$Données.M$1048576];[$Données.N20]+3)" office:value-type="float" office:value="95" calcext:value-type="float">
            <text:p>95</text:p>
          </table:table-cell>
          <table:table-cell table:style-name="ce100"/>
          <table:table-cell table:style-name="ce169" table:formula="of:=IF(ISBLANK([.H10]);&quot;&quot;;IF([.$C$24];IF(COUNT(BIN2DEC([.H10]))=0;&quot;FAUX&quot;;IF(BIN2DEC([.H10])=INDEX([$Données.M$1:$Données.M$1048576];[$Données.N20]+3);&quot;VRAI&quot;;&quot;FAUX&quot;));&quot;&quot;))">
            <text:p/>
          </table:table-cell>
          <table:table-cell table:style-name="ce148" table:formula="of:=IF(AND([.$C$24];[.$D$24]);INDEX([$Données.K$1:$Données.K$1048576];[$Données.N20]+3);&quot;&quot;)" office:value-type="string" office:string-value="0101 1111" calcext:value-type="string">
            <text:p>0101 1111</text:p>
          </table:table-cell>
          <table:table-cell table:number-columns-repeated="5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N11]+3)" office:value-type="string" office:string-value="1001 0001" calcext:value-type="string">
            <text:p>1001 0001</text:p>
          </table:table-cell>
          <table:table-cell table:style-name="ce30"/>
          <table:table-cell table:style-name="ce170" table:formula="of:=IF(ISBLANK([.C11]);&quot;&quot;;IF([.$C$24];IF([.C11]=INDEX([$Données.M$1:$Données.M$1048576];[$Données.N11]+3);&quot;VRAI&quot;;&quot;FAUX&quot;);&quot;&quot;))">
            <text:p/>
          </table:table-cell>
          <table:table-cell table:style-name="ce124" table:formula="of:=IF(AND([.$C$24];[.$D$24]);INDEX([$Données.M$1:$Données.M$1048576];[$Données.N11]+3);&quot;&quot;)" office:value-type="float" office:value="145" calcext:value-type="float">
            <text:p>145</text:p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M$1:$Données.M$1048576];[$Données.N21]+3)" office:value-type="float" office:value="7" calcext:value-type="float">
            <text:p>7</text:p>
          </table:table-cell>
          <table:table-cell table:style-name="ce100"/>
          <table:table-cell table:style-name="ce170" table:formula="of:=IF(ISBLANK([.H11]);&quot;&quot;;IF([.$C$24];IF(COUNT(BIN2DEC([.H11]))=0;&quot;FAUX&quot;;IF(BIN2DEC([.H11])=INDEX([$Données.M$1:$Données.M$1048576];[$Données.N21]+3);&quot;VRAI&quot;;&quot;FAUX&quot;));&quot;&quot;))">
            <text:p/>
          </table:table-cell>
          <table:table-cell table:style-name="ce151" table:formula="of:=IF(AND([.$C$24];[.$D$24]);INDEX([$Données.K$1:$Données.K$1048576];[$Données.N21]+3);&quot;&quot;)" office:value-type="string" office:string-value="0000 0111" calcext:value-type="string">
            <text:p>0000 0111</text:p>
          </table:table-cell>
          <table:table-cell table:number-columns-repeated="5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K$1:$Données.K$1048576];[$Données.N12]+3)" office:value-type="string" office:string-value="0101 0010" calcext:value-type="string">
            <text:p>0101 0010</text:p>
          </table:table-cell>
          <table:table-cell table:style-name="ce30"/>
          <table:table-cell table:style-name="ce169" table:formula="of:=IF(ISBLANK([.C12]);&quot;&quot;;IF([.$C$24];IF([.C12]=INDEX([$Données.M$1:$Données.M$1048576];[$Données.N12]+3);&quot;VRAI&quot;;&quot;FAUX&quot;);&quot;&quot;))">
            <text:p/>
          </table:table-cell>
          <table:table-cell table:style-name="ce125" table:formula="of:=IF(AND([.$C$24];[.$D$24]);INDEX([$Données.M$1:$Données.M$1048576];[$Données.N12]+3);&quot;&quot;)" office:value-type="float" office:value="82" calcext:value-type="float">
            <text:p>82</text:p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M$1:$Données.M$1048576];[$Données.N22]+3)" office:value-type="float" office:value="191" calcext:value-type="float">
            <text:p>191</text:p>
          </table:table-cell>
          <table:table-cell table:style-name="ce100"/>
          <table:table-cell table:style-name="ce169" table:formula="of:=IF(ISBLANK([.H12]);&quot;&quot;;IF([.$C$24];IF(COUNT(BIN2DEC([.H12]))=0;&quot;FAUX&quot;;IF(BIN2DEC([.H12])=INDEX([$Données.M$1:$Données.M$1048576];[$Données.N22]+3);&quot;VRAI&quot;;&quot;FAUX&quot;));&quot;&quot;))">
            <text:p/>
          </table:table-cell>
          <table:table-cell table:style-name="ce154" table:formula="of:=IF(AND([.$C$24];[.$D$24]);INDEX([$Données.K$1:$Données.K$1048576];[$Données.N22]+3);&quot;&quot;)" office:value-type="string" office:string-value="1011 1111" calcext:value-type="string">
            <text:p>1011 1111</text:p>
          </table:table-cell>
          <table:table-cell table:number-columns-repeated="5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N13]+3)" office:value-type="string" office:string-value="1101 1110" calcext:value-type="string">
            <text:p>1101 1110</text:p>
          </table:table-cell>
          <table:table-cell table:style-name="ce30"/>
          <table:table-cell table:style-name="ce170" table:formula="of:=IF(ISBLANK([.C13]);&quot;&quot;;IF([.$C$24];IF([.C13]=INDEX([$Données.M$1:$Données.M$1048576];[$Données.N13]+3);&quot;VRAI&quot;;&quot;FAUX&quot;);&quot;&quot;))">
            <text:p/>
          </table:table-cell>
          <table:table-cell table:style-name="ce126" table:formula="of:=IF(AND([.$C$24];[.$D$24]);INDEX([$Données.M$1:$Données.M$1048576];[$Données.N13]+3);&quot;&quot;)" office:value-type="float" office:value="222" calcext:value-type="float">
            <text:p>222</text:p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M$1:$Données.M$1048576];[$Données.N23]+3)" office:value-type="float" office:value="158" calcext:value-type="float">
            <text:p>158</text:p>
          </table:table-cell>
          <table:table-cell table:style-name="ce100"/>
          <table:table-cell table:style-name="ce170" table:formula="of:=IF(ISBLANK([.H13]);&quot;&quot;;IF([.$C$24];IF(COUNT(BIN2DEC([.H13]))=0;&quot;FAUX&quot;;IF(BIN2DEC([.H13])=INDEX([$Données.M$1:$Données.M$1048576];[$Données.N23]+3);&quot;VRAI&quot;;&quot;FAUX&quot;));&quot;&quot;))">
            <text:p/>
          </table:table-cell>
          <table:table-cell table:style-name="ce155" table:formula="of:=IF(AND([.$C$24];[.$D$24]);INDEX([$Données.K$1:$Données.K$1048576];[$Données.N23]+3);&quot;&quot;)" office:value-type="string" office:string-value="1001 1110" calcext:value-type="string">
            <text:p>1001 1110</text:p>
          </table:table-cell>
          <table:table-cell table:style-name="ce56"/>
          <table:table-cell table:number-columns-repeated="53"/>
        </table:table-row>
        <table:table-row table:style-name="ro7">
          <table:table-cell table:style-name="ce73" table:number-columns-repeated="2"/>
          <table:table-cell table:style-name="Default" table:number-columns-repeated="2"/>
          <table:table-cell table:style-name="ce73" table:number-columns-repeated="6"/>
          <table:table-cell table:number-columns-repeated="54"/>
        </table:table-row>
        <table:table-row table:style-name="ro7">
          <table:table-cell table:style-name="ce73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5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3"/>
          <table:covered-table-cell table:number-columns-repeated="8"/>
          <table:table-cell table:number-columns-repeated="54"/>
        </table:table-row>
        <table:table-row table:style-name="ro7">
          <table:table-cell table:style-name="ce73" table:number-columns-repeated="2"/>
          <table:table-cell table:number-columns-repeated="62"/>
        </table:table-row>
        <table:table-row table:style-name="ro7">
          <table:table-cell table:style-name="ce73" table:number-columns-repeated="2"/>
          <table:table-cell/>
          <table:table-cell table:style-name="ce77"/>
          <table:table-cell table:number-columns-repeated="60"/>
        </table:table-row>
        <table:table-row table:style-name="ro7" table:number-rows-repeated="2">
          <table:table-cell table:style-name="ce73" table:number-columns-repeated="2"/>
          <table:table-cell table:number-columns-repeated="62"/>
        </table:table-row>
        <table:table-row table:style-name="ro7">
          <table:table-cell table:style-name="ce73" table:number-columns-repeated="2"/>
          <table:table-cell table:style-name="Default" table:number-columns-repeated="2"/>
          <table:table-cell table:number-columns-repeated="60"/>
        </table:table-row>
        <table:table-row table:style-name="ro7" table:number-rows-repeated="2">
          <table:table-cell table:style-name="ce73" table:number-columns-repeated="2"/>
          <table:table-cell table:number-columns-repeated="62"/>
        </table:table-row>
        <table:table-row table:style-name="ro7">
          <table:table-cell table:style-name="ce73" table:number-columns-repeated="2"/>
          <table:table-cell table:style-name="ce69" office:value-type="boolean" office:boolean-value="true" calcext:value-type="boolean">
            <text:p>VRAI</text:p>
          </table:table-cell>
          <table:table-cell table:style-name="ce21" office:value-type="boolean" office:boolean-value="true" calcext:value-type="boolean">
            <text:p>VRAI</text:p>
          </table:table-cell>
          <table:table-cell table:style-name="ce94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7" table:number-rows-repeated="63">
          <table:table-cell table:style-name="ce73" table:number-columns-repeated="2"/>
          <table:table-cell table:number-columns-repeated="62"/>
        </table:table-row>
        <table:table-row table:style-name="ro7" table:number-rows-repeated="1048488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Bin &lt;=&gt; Dec'.D4:'Bin &lt;=&gt; Dec'.E10 'Bin &lt;=&gt; Dec'.D11:'Bin &lt;=&gt; Dec'.D13 'Bin &lt;=&gt; Dec'.D12:'Bin &lt;=&gt; Dec'.E13 'Bin &lt;=&gt; Dec'.I4:'Bin &lt;=&gt; Dec'.J13 'Bin &lt;=&gt; Dec'.E11:'Bin &lt;=&gt; Dec'.E11">
            <calcext:condition calcext:apply-style-name="VRAI" calcext:value="=&quot;VRAI&quot;" calcext:base-cell-address="'Bin &lt;=&gt; Dec'.D4"/>
            <calcext:condition calcext:apply-style-name="FAUX" calcext:value="=&quot;FAUX&quot;" calcext:base-cell-address="'Bin &lt;=&gt; Dec'.D4"/>
          </calcext:conditional-format>
          <calcext:conditional-format calcext:target-range-address="'Bin &lt;=&gt; Dec'.E4:'Bin &lt;=&gt; Dec'.E4">
            <calcext:condition calcext:apply-style-name="VRAI" calcext:value="formula-is(IF([.D4]=&quot;VRAI&quot;))" calcext:base-cell-address="'Bin &lt;=&gt; Dec'.E4"/>
            <calcext:condition calcext:apply-style-name="FAUX" calcext:value="formula-is(IF([.D4]=&quot;FAUX&quot;))" calcext:base-cell-address="'Bin &lt;=&gt; Dec'.E4"/>
            <calcext:condition calcext:apply-style-name="FAUX" calcext:value="=0" calcext:base-cell-address="'Bin &lt;=&gt; Dec'.E4"/>
          </calcext:conditional-format>
          <calcext:conditional-format calcext:target-range-address="'Bin &lt;=&gt; Dec'.E5:'Bin &lt;=&gt; Dec'.E5">
            <calcext:condition calcext:apply-style-name="VRAI" calcext:value="formula-is(IF([.D5]=&quot;VRAI&quot;))" calcext:base-cell-address="'Bin &lt;=&gt; Dec'.E5"/>
            <calcext:condition calcext:apply-style-name="FAUX" calcext:value="formula-is(IF([.D5]=&quot;FAUX&quot;))" calcext:base-cell-address="'Bin &lt;=&gt; Dec'.E5"/>
            <calcext:condition calcext:apply-style-name="FAUX" calcext:value="=0" calcext:base-cell-address="'Bin &lt;=&gt; Dec'.E5"/>
          </calcext:conditional-format>
          <calcext:conditional-format calcext:target-range-address="'Bin &lt;=&gt; Dec'.E6:'Bin &lt;=&gt; Dec'.E6">
            <calcext:condition calcext:apply-style-name="VRAI" calcext:value="formula-is(IF([.D6]=&quot;VRAI&quot;))" calcext:base-cell-address="'Bin &lt;=&gt; Dec'.E6"/>
            <calcext:condition calcext:apply-style-name="FAUX" calcext:value="formula-is(IF([.D6]=&quot;FAUX&quot;))" calcext:base-cell-address="'Bin &lt;=&gt; Dec'.E6"/>
            <calcext:condition calcext:apply-style-name="FAUX" calcext:value="=0" calcext:base-cell-address="'Bin &lt;=&gt; Dec'.E6"/>
          </calcext:conditional-format>
          <calcext:conditional-format calcext:target-range-address="'Bin &lt;=&gt; Dec'.E7:'Bin &lt;=&gt; Dec'.E7">
            <calcext:condition calcext:apply-style-name="VRAI" calcext:value="formula-is(IF([.D7]=&quot;VRAI&quot;))" calcext:base-cell-address="'Bin &lt;=&gt; Dec'.E7"/>
            <calcext:condition calcext:apply-style-name="FAUX" calcext:value="formula-is(IF([.D7]=&quot;FAUX&quot;))" calcext:base-cell-address="'Bin &lt;=&gt; Dec'.E7"/>
            <calcext:condition calcext:apply-style-name="FAUX" calcext:value="=0" calcext:base-cell-address="'Bin &lt;=&gt; Dec'.E7"/>
          </calcext:conditional-format>
          <calcext:conditional-format calcext:target-range-address="'Bin &lt;=&gt; Dec'.E8:'Bin &lt;=&gt; Dec'.E8">
            <calcext:condition calcext:apply-style-name="VRAI" calcext:value="formula-is(IF([.D8]=&quot;VRAI&quot;))" calcext:base-cell-address="'Bin &lt;=&gt; Dec'.E8"/>
            <calcext:condition calcext:apply-style-name="FAUX" calcext:value="formula-is(IF([.D8]=&quot;FAUX&quot;))" calcext:base-cell-address="'Bin &lt;=&gt; Dec'.E8"/>
            <calcext:condition calcext:apply-style-name="FAUX" calcext:value="=0" calcext:base-cell-address="'Bin &lt;=&gt; Dec'.E8"/>
          </calcext:conditional-format>
          <calcext:conditional-format calcext:target-range-address="'Bin &lt;=&gt; Dec'.E10:'Bin &lt;=&gt; Dec'.E10">
            <calcext:condition calcext:apply-style-name="VRAI" calcext:value="formula-is(IF([.D10]=&quot;VRAI&quot;))" calcext:base-cell-address="'Bin &lt;=&gt; Dec'.E10"/>
            <calcext:condition calcext:apply-style-name="FAUX" calcext:value="formula-is(IF([.D10]=&quot;FAUX&quot;))" calcext:base-cell-address="'Bin &lt;=&gt; Dec'.E10"/>
            <calcext:condition calcext:apply-style-name="FAUX" calcext:value="=0" calcext:base-cell-address="'Bin &lt;=&gt; Dec'.E10"/>
          </calcext:conditional-format>
          <calcext:conditional-format calcext:target-range-address="'Bin &lt;=&gt; Dec'.E12:'Bin &lt;=&gt; Dec'.E12">
            <calcext:condition calcext:apply-style-name="VRAI" calcext:value="formula-is(IF([.D12]=&quot;VRAI&quot;))" calcext:base-cell-address="'Bin &lt;=&gt; Dec'.E12"/>
            <calcext:condition calcext:apply-style-name="FAUX" calcext:value="formula-is(IF([.D12]=&quot;FAUX&quot;))" calcext:base-cell-address="'Bin &lt;=&gt; Dec'.E12"/>
            <calcext:condition calcext:apply-style-name="FAUX" calcext:value="=0" calcext:base-cell-address="'Bin &lt;=&gt; Dec'.E12"/>
          </calcext:conditional-format>
          <calcext:conditional-format calcext:target-range-address="'Bin &lt;=&gt; Dec'.E13:'Bin &lt;=&gt; Dec'.E13">
            <calcext:condition calcext:apply-style-name="VRAI" calcext:value="formula-is(IF([.D13]=&quot;VRAI&quot;))" calcext:base-cell-address="'Bin &lt;=&gt; Dec'.E13"/>
            <calcext:condition calcext:apply-style-name="FAUX" calcext:value="formula-is(IF([.D13]=&quot;FAUX&quot;))" calcext:base-cell-address="'Bin &lt;=&gt; Dec'.E13"/>
            <calcext:condition calcext:apply-style-name="FAUX" calcext:value="=0" calcext:base-cell-address="'Bin &lt;=&gt; Dec'.E13"/>
          </calcext:conditional-format>
          <calcext:conditional-format calcext:target-range-address="'Bin &lt;=&gt; Dec'.J4:'Bin &lt;=&gt; Dec'.J4">
            <calcext:condition calcext:apply-style-name="VRAI" calcext:value="formula-is(IF([.I4]=&quot;VRAI&quot;))" calcext:base-cell-address="'Bin &lt;=&gt; Dec'.J4"/>
            <calcext:condition calcext:apply-style-name="FAUX" calcext:value="formula-is(IF([.I4]=&quot;FAUX&quot;))" calcext:base-cell-address="'Bin &lt;=&gt; Dec'.J4"/>
            <calcext:condition calcext:apply-style-name="FAUX" calcext:value="=0" calcext:base-cell-address="'Bin &lt;=&gt; Dec'.J4"/>
          </calcext:conditional-format>
          <calcext:conditional-format calcext:target-range-address="'Bin &lt;=&gt; Dec'.J5:'Bin &lt;=&gt; Dec'.J5">
            <calcext:condition calcext:apply-style-name="VRAI" calcext:value="formula-is(IF([.I5]=&quot;VRAI&quot;))" calcext:base-cell-address="'Bin &lt;=&gt; Dec'.J5"/>
            <calcext:condition calcext:apply-style-name="FAUX" calcext:value="formula-is(IF([.I5]=&quot;FAUX&quot;))" calcext:base-cell-address="'Bin &lt;=&gt; Dec'.J5"/>
            <calcext:condition calcext:apply-style-name="FAUX" calcext:value="=0" calcext:base-cell-address="'Bin &lt;=&gt; Dec'.J5"/>
          </calcext:conditional-format>
          <calcext:conditional-format calcext:target-range-address="'Bin &lt;=&gt; Dec'.J6:'Bin &lt;=&gt; Dec'.J6">
            <calcext:condition calcext:apply-style-name="VRAI" calcext:value="formula-is(IF([.I6]=&quot;VRAI&quot;))" calcext:base-cell-address="'Bin &lt;=&gt; Dec'.J6"/>
            <calcext:condition calcext:apply-style-name="FAUX" calcext:value="formula-is(IF([.I6]=&quot;FAUX&quot;))" calcext:base-cell-address="'Bin &lt;=&gt; Dec'.J6"/>
            <calcext:condition calcext:apply-style-name="FAUX" calcext:value="=0" calcext:base-cell-address="'Bin &lt;=&gt; Dec'.J6"/>
          </calcext:conditional-format>
          <calcext:conditional-format calcext:target-range-address="'Bin &lt;=&gt; Dec'.J7:'Bin &lt;=&gt; Dec'.J7">
            <calcext:condition calcext:apply-style-name="VRAI" calcext:value="formula-is(IF([.I7]=&quot;VRAI&quot;))" calcext:base-cell-address="'Bin &lt;=&gt; Dec'.J7"/>
            <calcext:condition calcext:apply-style-name="FAUX" calcext:value="formula-is(IF([.I7]=&quot;FAUX&quot;))" calcext:base-cell-address="'Bin &lt;=&gt; Dec'.J7"/>
            <calcext:condition calcext:apply-style-name="FAUX" calcext:value="=0" calcext:base-cell-address="'Bin &lt;=&gt; Dec'.J7"/>
          </calcext:conditional-format>
          <calcext:conditional-format calcext:target-range-address="'Bin &lt;=&gt; Dec'.J8:'Bin &lt;=&gt; Dec'.J8">
            <calcext:condition calcext:apply-style-name="VRAI" calcext:value="formula-is(IF([.I8]=&quot;VRAI&quot;))" calcext:base-cell-address="'Bin &lt;=&gt; Dec'.J8"/>
            <calcext:condition calcext:apply-style-name="FAUX" calcext:value="formula-is(IF([.I8]=&quot;FAUX&quot;))" calcext:base-cell-address="'Bin &lt;=&gt; Dec'.J8"/>
            <calcext:condition calcext:apply-style-name="FAUX" calcext:value="=0" calcext:base-cell-address="'Bin &lt;=&gt; Dec'.J8"/>
          </calcext:conditional-format>
          <calcext:conditional-format calcext:target-range-address="'Bin &lt;=&gt; Dec'.J9:'Bin &lt;=&gt; Dec'.J9">
            <calcext:condition calcext:apply-style-name="VRAI" calcext:value="formula-is(IF([.I9]=&quot;VRAI&quot;))" calcext:base-cell-address="'Bin &lt;=&gt; Dec'.J9"/>
            <calcext:condition calcext:apply-style-name="FAUX" calcext:value="formula-is(IF([.I9]=&quot;FAUX&quot;))" calcext:base-cell-address="'Bin &lt;=&gt; Dec'.J9"/>
            <calcext:condition calcext:apply-style-name="FAUX" calcext:value="=0" calcext:base-cell-address="'Bin &lt;=&gt; Dec'.J9"/>
          </calcext:conditional-format>
          <calcext:conditional-format calcext:target-range-address="'Bin &lt;=&gt; Dec'.J10:'Bin &lt;=&gt; Dec'.J10">
            <calcext:condition calcext:apply-style-name="VRAI" calcext:value="formula-is(IF([.I10]=&quot;VRAI&quot;))" calcext:base-cell-address="'Bin &lt;=&gt; Dec'.J10"/>
            <calcext:condition calcext:apply-style-name="FAUX" calcext:value="formula-is(IF([.I10]=&quot;FAUX&quot;))" calcext:base-cell-address="'Bin &lt;=&gt; Dec'.J10"/>
            <calcext:condition calcext:apply-style-name="FAUX" calcext:value="=0" calcext:base-cell-address="'Bin &lt;=&gt; Dec'.J10"/>
          </calcext:conditional-format>
          <calcext:conditional-format calcext:target-range-address="'Bin &lt;=&gt; Dec'.J11:'Bin &lt;=&gt; Dec'.J11">
            <calcext:condition calcext:apply-style-name="VRAI" calcext:value="formula-is(IF([.I11]=&quot;VRAI&quot;))" calcext:base-cell-address="'Bin &lt;=&gt; Dec'.J11"/>
            <calcext:condition calcext:apply-style-name="FAUX" calcext:value="formula-is(IF([.I11]=&quot;FAUX&quot;))" calcext:base-cell-address="'Bin &lt;=&gt; Dec'.J11"/>
            <calcext:condition calcext:apply-style-name="FAUX" calcext:value="=0" calcext:base-cell-address="'Bin &lt;=&gt; Dec'.J11"/>
          </calcext:conditional-format>
          <calcext:conditional-format calcext:target-range-address="'Bin &lt;=&gt; Dec'.J12:'Bin &lt;=&gt; Dec'.J12">
            <calcext:condition calcext:apply-style-name="VRAI" calcext:value="formula-is(IF([.I12]=&quot;VRAI&quot;))" calcext:base-cell-address="'Bin &lt;=&gt; Dec'.J12"/>
            <calcext:condition calcext:apply-style-name="FAUX" calcext:value="formula-is(IF([.I12]=&quot;FAUX&quot;))" calcext:base-cell-address="'Bin &lt;=&gt; Dec'.J12"/>
            <calcext:condition calcext:apply-style-name="FAUX" calcext:value="=0" calcext:base-cell-address="'Bin &lt;=&gt; Dec'.J12"/>
          </calcext:conditional-format>
          <calcext:conditional-format calcext:target-range-address="'Bin &lt;=&gt; Dec'.J13:'Bin &lt;=&gt; Dec'.J13">
            <calcext:condition calcext:apply-style-name="VRAI" calcext:value="formula-is(IF([.I13]=&quot;VRAI&quot;))" calcext:base-cell-address="'Bin &lt;=&gt; Dec'.J13"/>
            <calcext:condition calcext:apply-style-name="FAUX" calcext:value="formula-is(IF([.I13]=&quot;FAUX&quot;))" calcext:base-cell-address="'Bin &lt;=&gt; Dec'.J13"/>
            <calcext:condition calcext:apply-style-name="FAUX" calcext:value="=0" calcext:base-cell-address="'Bin &lt;=&gt; Dec'.J13"/>
          </calcext:conditional-format>
          <calcext:conditional-format calcext:target-range-address="'Bin &lt;=&gt; Dec'.E9:'Bin &lt;=&gt; Dec'.E9">
            <calcext:condition calcext:apply-style-name="VRAI" calcext:value="formula-is(IF([.D9]=&quot;VRAI&quot;))" calcext:base-cell-address="'Bin &lt;=&gt; Dec'.E9"/>
            <calcext:condition calcext:apply-style-name="FAUX" calcext:value="formula-is(IF([.D9]=&quot;FAUX&quot;))" calcext:base-cell-address="'Bin &lt;=&gt; Dec'.E9"/>
            <calcext:condition calcext:apply-style-name="FAUX" calcext:value="=0" calcext:base-cell-address="'Bin &lt;=&gt; Dec'.E9"/>
          </calcext:conditional-format>
          <calcext:conditional-format calcext:target-range-address="'Bin &lt;=&gt; Dec'.E11:'Bin &lt;=&gt; Dec'.E11">
            <calcext:condition calcext:apply-style-name="VRAI" calcext:value="formula-is(IF([.D11]=&quot;VRAI&quot;))" calcext:base-cell-address="'Bin &lt;=&gt; Dec'.E11"/>
            <calcext:condition calcext:apply-style-name="FAUX" calcext:value="formula-is(IF([.D11]=&quot;FAUX&quot;))" calcext:base-cell-address="'Bin &lt;=&gt; Dec'.E11"/>
            <calcext:condition calcext:apply-style-name="FAUX" calcext:value="=0" calcext:base-cell-address="'Bin &lt;=&gt; Dec'.E11"/>
          </calcext:conditional-format>
        </calcext:conditional-formats>
      </table:table>
      <table:table table:name="Hexa &lt;=&gt; Dec" table:style-name="ta3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Hexa &lt;=&gt; Dec'.C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Hexa &lt;=&gt; Dec'.D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Hexa_Dec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18cm" svg:height="1.5cm" svg:x="28.009cm" svg:y="16cm" draw:control="control9"/>
          <draw:control draw:z-index="1" draw:style-name="gr4" draw:text-style-name="P1" svg:width="5.99cm" svg:height="1.5cm" svg:x="34.795cm" svg:y="16cm" draw:control="control10"/>
          <draw:control draw:z-index="2" draw:style-name="gr1" draw:text-style-name="P1" svg:width="4.247cm" svg:height="1.5cm" svg:x="0.5cm" svg:y="16cm" draw:control="control11"/>
          <draw:control draw:z-index="3" draw:style-name="gr1" draw:text-style-name="P1" svg:width="11.496cm" svg:height="1.5cm" svg:x="5.5cm" svg:y="16cm" draw:control="control12"/>
        </table:shapes>
        <table:table-column table:style-name="co2" table:default-cell-style-name="ce75"/>
        <table:table-column table:style-name="co12" table:default-cell-style-name="ce75"/>
        <table:table-column table:style-name="co13" table:default-cell-style-name="ce75"/>
        <table:table-column table:style-name="co14" table:default-cell-style-name="ce75"/>
        <table:table-column table:style-name="co15" table:default-cell-style-name="ce75"/>
        <table:table-column table:style-name="co2" table:default-cell-style-name="ce75"/>
        <table:table-column table:style-name="co16" table:default-cell-style-name="ce75"/>
        <table:table-column table:style-name="co17" table:default-cell-style-name="ce75"/>
        <table:table-column table:style-name="co14" table:default-cell-style-name="ce75"/>
        <table:table-column table:style-name="co15" table:default-cell-style-name="ce75"/>
        <table:table-column table:style-name="co18" table:default-cell-style-name="ce75"/>
        <table:table-column table:style-name="co1" table:number-columns-repeated="1013" table:default-cell-style-name="ce75"/>
        <table:table-row table:style-name="ro7">
          <table:table-cell table:style-name="ce6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68"/>
          <table:covered-table-cell table:number-columns-repeated="5" table:style-name="ce81"/>
          <table:table-cell table:style-name="ce51" table:formula="of:=IF([.$C$24];IF([.E24]&lt;0;0;[.E24]);&quot;&quot;)" office:value-type="float" office:value="0" calcext:value-type="float" table:number-columns-spanned="1" table:number-rows-spanned="2">
            <text:p>0</text:p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118"/>
          <table:covered-table-cell table:style-name="ce63"/>
          <table:covered-table-cell table:style-name="ce68"/>
          <table:covered-table-cell table:number-columns-repeated="7" table:style-name="ce81"/>
          <table:table-cell table:style-name="ce55"/>
          <table:table-cell table:number-columns-repeated="1013"/>
        </table:table-row>
        <table:table-row table:style-name="ro7">
          <table:table-cell table:style-name="ce68" office:value-type="string" calcext:value-type="string">
            <text:p>N°</text:p>
          </table:table-cell>
          <table:table-cell table:style-name="ce68" office:value-type="string" calcext:value-type="string">
            <text:p>Hexadécimal</text:p>
          </table:table-cell>
          <table:table-cell table:style-name="ce68" office:value-type="string" calcext:value-type="string">
            <text:p>Décimal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68" office:value-type="string" calcext:value-type="string">
            <text:p>N°</text:p>
          </table:table-cell>
          <table:table-cell table:style-name="ce68" office:value-type="string" calcext:value-type="string">
            <text:p>Décimal</text:p>
          </table:table-cell>
          <table:table-cell table:style-name="ce68" office:value-type="string" calcext:value-type="string">
            <text:p>Hexadécimal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172" table:formula="of:=INDEX([$Données.R$1:$Données.R$1048576];[$Données.S4]+3)" office:value-type="string" office:string-value="5B" calcext:value-type="string">
            <text:p>5B</text:p>
          </table:table-cell>
          <table:table-cell table:style-name="ce174"/>
          <table:table-cell table:style-name="ce147" table:formula="of:=IF(ISBLANK([.C4]);&quot;&quot;;IF([.$C$24];IF([.C4]=INDEX([$Données.Q$1:$Données.Q$1048576];[$Données.S4]+3);&quot;VRAI&quot;;&quot;FAUX&quot;);&quot;&quot;))">
            <text:p/>
          </table:table-cell>
          <table:table-cell table:style-name="ce157" table:formula="of:=IF(AND([.$C$24];[.$D$24]);INDEX([$Données.Q$1:$Données.Q$1048576];[$Données.S4]+3);&quot;&quot;)" office:value-type="float" office:value="91" calcext:value-type="float">
            <text:p>91</text:p>
          </table:table-cell>
          <table:table-cell table:style-name="ce12" office:value-type="float" office:value="11" calcext:value-type="float">
            <text:p>11</text:p>
          </table:table-cell>
          <table:table-cell table:style-name="ce172" table:formula="of:=INDEX([$Données.Q$1:$Données.Q$1048576];[$Données.S14]+3)" office:value-type="float" office:value="108" calcext:value-type="float">
            <text:p>108</text:p>
          </table:table-cell>
          <table:table-cell table:style-name="ce133"/>
          <table:table-cell table:style-name="ce147" table:formula="of:=IF(ISBLANK([.H4]);&quot;&quot;;IF([.$C$24];IF([.H4]=INDEX([$Données.R$1:$Données.R$1048576];[$Données.S14]+3);&quot;VRAI&quot;;&quot;FAUX&quot;);&quot;&quot;))">
            <text:p/>
          </table:table-cell>
          <table:table-cell table:style-name="ce157" table:formula="of:=IF(AND([.$C$24];[.$D$24]);INDEX([$Données.R$1:$Données.R$1048576];[$Données.S14]+3);&quot;&quot;)" office:value-type="string" office:string-value="6C" calcext:value-type="string">
            <text:p>6C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S5]+3)" office:value-type="string" office:string-value="1A" calcext:value-type="string">
            <text:p>1A</text:p>
          </table:table-cell>
          <table:table-cell table:style-name="ce174"/>
          <table:table-cell table:style-name="ce149" table:formula="of:=IF(ISBLANK([.C5]);&quot;&quot;;IF([.$C$24];IF([.C5]=INDEX([$Données.Q$1:$Données.Q$1048576];[$Données.S5]+3);&quot;VRAI&quot;;&quot;FAUX&quot;);&quot;&quot;))">
            <text:p/>
          </table:table-cell>
          <table:table-cell table:style-name="ce156" table:formula="of:=IF(AND([.$C$24];[.$D$24]);INDEX([$Données.Q$1:$Données.Q$1048576];[$Données.S5]+3);&quot;&quot;)" office:value-type="float" office:value="26" calcext:value-type="float">
            <text:p>26</text:p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Q$1:$Données.Q$1048576];[$Données.S15]+3)" office:value-type="float" office:value="208" calcext:value-type="float">
            <text:p>208</text:p>
          </table:table-cell>
          <table:table-cell table:style-name="ce133"/>
          <table:table-cell table:style-name="ce149" table:formula="of:=IF(ISBLANK([.H5]);&quot;&quot;;IF([.$C$24];IF([.H5]=INDEX([$Données.R$1:$Données.R$1048576];[$Données.S15]+3);&quot;VRAI&quot;;&quot;FAUX&quot;);&quot;&quot;))">
            <text:p/>
          </table:table-cell>
          <table:table-cell table:style-name="ce156" table:formula="of:=IF(AND([.$C$24];[.$D$24]);INDEX([$Données.R$1:$Données.R$1048576];[$Données.S15]+3);&quot;&quot;)" office:value-type="string" office:string-value="D0" calcext:value-type="string">
            <text:p>D0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R$1:$Données.R$1048576];[$Données.S6]+3)" office:value-type="string" office:string-value="11" calcext:value-type="string">
            <text:p>11</text:p>
          </table:table-cell>
          <table:table-cell table:style-name="ce174"/>
          <table:table-cell table:style-name="ce147" table:formula="of:=IF(ISBLANK([.C6]);&quot;&quot;;IF([.$C$24];IF([.C6]=INDEX([$Données.Q$1:$Données.Q$1048576];[$Données.S6]+3);&quot;VRAI&quot;;&quot;FAUX&quot;);&quot;&quot;))">
            <text:p/>
          </table:table-cell>
          <table:table-cell table:style-name="ce157" table:formula="of:=IF(AND([.$C$24];[.$D$24]);INDEX([$Données.Q$1:$Données.Q$1048576];[$Données.S6]+3);&quot;&quot;)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Q$1:$Données.Q$1048576];[$Données.S16]+3)" office:value-type="float" office:value="218" calcext:value-type="float">
            <text:p>218</text:p>
          </table:table-cell>
          <table:table-cell table:style-name="ce133"/>
          <table:table-cell table:style-name="ce147" table:formula="of:=IF(ISBLANK([.H6]);&quot;&quot;;IF([.$C$24];IF([.H6]=INDEX([$Données.R$1:$Données.R$1048576];[$Données.S16]+3);&quot;VRAI&quot;;&quot;FAUX&quot;);&quot;&quot;))">
            <text:p/>
          </table:table-cell>
          <table:table-cell table:style-name="ce157" table:formula="of:=IF(AND([.$C$24];[.$D$24]);INDEX([$Données.R$1:$Données.R$1048576];[$Données.S16]+3);&quot;&quot;)" office:value-type="string" office:string-value="DA" calcext:value-type="string">
            <text:p>DA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S7]+3)" office:value-type="string" office:string-value="7E" calcext:value-type="string">
            <text:p>7E</text:p>
          </table:table-cell>
          <table:table-cell table:style-name="ce174"/>
          <table:table-cell table:style-name="ce149" table:formula="of:=IF(ISBLANK([.C7]);&quot;&quot;;IF([.$C$24];IF([.C7]=INDEX([$Données.Q$1:$Données.Q$1048576];[$Données.S7]+3);&quot;VRAI&quot;;&quot;FAUX&quot;);&quot;&quot;))">
            <text:p/>
          </table:table-cell>
          <table:table-cell table:style-name="ce156" table:formula="of:=IF(AND([.$C$24];[.$D$24]);INDEX([$Données.Q$1:$Données.Q$1048576];[$Données.S7]+3);&quot;&quot;)" office:value-type="float" office:value="126" calcext:value-type="float">
            <text:p>126</text:p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Q$1:$Données.Q$1048576];[$Données.S17]+3)" office:value-type="float" office:value="41" calcext:value-type="float">
            <text:p>41</text:p>
          </table:table-cell>
          <table:table-cell table:style-name="ce133"/>
          <table:table-cell table:style-name="ce149" table:formula="of:=IF(ISBLANK([.H7]);&quot;&quot;;IF([.$C$24];IF([.H7]=INDEX([$Données.R$1:$Données.R$1048576];[$Données.S17]+3);&quot;VRAI&quot;;&quot;FAUX&quot;);&quot;&quot;))">
            <text:p/>
          </table:table-cell>
          <table:table-cell table:style-name="ce156" table:formula="of:=IF(AND([.$C$24];[.$D$24]);INDEX([$Données.R$1:$Données.R$1048576];[$Données.S17]+3);&quot;&quot;)" office:value-type="string" office:string-value="29" calcext:value-type="string">
            <text:p>29</text:p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R$1:$Données.R$1048576];[$Données.S8]+3)" office:value-type="string" office:string-value="F1" calcext:value-type="string">
            <text:p>F1</text:p>
          </table:table-cell>
          <table:table-cell table:style-name="ce174"/>
          <table:table-cell table:style-name="ce147" table:formula="of:=IF(ISBLANK([.C8]);&quot;&quot;;IF([.$C$24];IF([.C8]=INDEX([$Données.Q$1:$Données.Q$1048576];[$Données.S8]+3);&quot;VRAI&quot;;&quot;FAUX&quot;);&quot;&quot;))">
            <text:p/>
          </table:table-cell>
          <table:table-cell table:style-name="ce157" table:formula="of:=IF(AND([.$C$24];[.$D$24]);INDEX([$Données.Q$1:$Données.Q$1048576];[$Données.S8]+3);&quot;&quot;)" office:value-type="float" office:value="241" calcext:value-type="float">
            <text:p>241</text:p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Q$1:$Données.Q$1048576];[$Données.S18]+3)" office:value-type="float" office:value="109" calcext:value-type="float">
            <text:p>109</text:p>
          </table:table-cell>
          <table:table-cell table:style-name="ce133"/>
          <table:table-cell table:style-name="ce147" table:formula="of:=IF(ISBLANK([.H8]);&quot;&quot;;IF([.$C$24];IF([.H8]=INDEX([$Données.R$1:$Données.R$1048576];[$Données.S18]+3);&quot;VRAI&quot;;&quot;FAUX&quot;);&quot;&quot;))">
            <text:p/>
          </table:table-cell>
          <table:table-cell table:style-name="ce157" table:formula="of:=IF(AND([.$C$24];[.$D$24]);INDEX([$Données.R$1:$Données.R$1048576];[$Données.S18]+3);&quot;&quot;)" office:value-type="string" office:string-value="6D" calcext:value-type="string">
            <text:p>6D</text:p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S9]+3)" office:value-type="string" office:string-value="63" calcext:value-type="string">
            <text:p>63</text:p>
          </table:table-cell>
          <table:table-cell table:style-name="ce174"/>
          <table:table-cell table:style-name="ce149" table:formula="of:=IF(ISBLANK([.C9]);&quot;&quot;;IF([.$C$24];IF([.C9]=INDEX([$Données.Q$1:$Données.Q$1048576];[$Données.S9]+3);&quot;VRAI&quot;;&quot;FAUX&quot;);&quot;&quot;))">
            <text:p/>
          </table:table-cell>
          <table:table-cell table:style-name="ce156" table:formula="of:=IF(AND([.$C$24];[.$D$24]);INDEX([$Données.Q$1:$Données.Q$1048576];[$Données.S9]+3);&quot;&quot;)" office:value-type="float" office:value="99" calcext:value-type="float">
            <text:p>99</text:p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Q$1:$Données.Q$1048576];[$Données.S19]+3)" office:value-type="float" office:value="197" calcext:value-type="float">
            <text:p>197</text:p>
          </table:table-cell>
          <table:table-cell table:style-name="ce133"/>
          <table:table-cell table:style-name="ce149" table:formula="of:=IF(ISBLANK([.H9]);&quot;&quot;;IF([.$C$24];IF([.H9]=INDEX([$Données.R$1:$Données.R$1048576];[$Données.S19]+3);&quot;VRAI&quot;;&quot;FAUX&quot;);&quot;&quot;))">
            <text:p/>
          </table:table-cell>
          <table:table-cell table:style-name="ce156" table:formula="of:=IF(AND([.$C$24];[.$D$24]);INDEX([$Données.R$1:$Données.R$1048576];[$Données.S19]+3);&quot;&quot;)" office:value-type="string" office:string-value="C5" calcext:value-type="string">
            <text:p>C5</text:p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R$1:$Données.R$1048576];[$Données.S10]+3)" office:value-type="string" office:string-value="DF" calcext:value-type="string">
            <text:p>DF</text:p>
          </table:table-cell>
          <table:table-cell table:style-name="ce174"/>
          <table:table-cell table:style-name="ce147" table:formula="of:=IF(ISBLANK([.C10]);&quot;&quot;;IF([.$C$24];IF([.C10]=INDEX([$Données.Q$1:$Données.Q$1048576];[$Données.S10]+3);&quot;VRAI&quot;;&quot;FAUX&quot;);&quot;&quot;))">
            <text:p/>
          </table:table-cell>
          <table:table-cell table:style-name="ce157" table:formula="of:=IF(AND([.$C$24];[.$D$24]);INDEX([$Données.Q$1:$Données.Q$1048576];[$Données.S10]+3);&quot;&quot;)" office:value-type="float" office:value="223" calcext:value-type="float">
            <text:p>223</text:p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Q$1:$Données.Q$1048576];[$Données.S20]+3)" office:value-type="float" office:value="134" calcext:value-type="float">
            <text:p>134</text:p>
          </table:table-cell>
          <table:table-cell table:style-name="ce133"/>
          <table:table-cell table:style-name="ce147" table:formula="of:=IF(ISBLANK([.H10]);&quot;&quot;;IF([.$C$24];IF([.H10]=INDEX([$Données.R$1:$Données.R$1048576];[$Données.S20]+3);&quot;VRAI&quot;;&quot;FAUX&quot;);&quot;&quot;))">
            <text:p/>
          </table:table-cell>
          <table:table-cell table:style-name="ce157" table:formula="of:=IF(AND([.$C$24];[.$D$24]);INDEX([$Données.R$1:$Données.R$1048576];[$Données.S20]+3);&quot;&quot;)" office:value-type="string" office:string-value="86" calcext:value-type="string">
            <text:p>86</text:p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S11]+3)" office:value-type="string" office:string-value="28" calcext:value-type="string">
            <text:p>28</text:p>
          </table:table-cell>
          <table:table-cell table:style-name="ce174"/>
          <table:table-cell table:style-name="ce149" table:formula="of:=IF(ISBLANK([.C11]);&quot;&quot;;IF([.$C$24];IF([.C11]=INDEX([$Données.Q$1:$Données.Q$1048576];[$Données.S11]+3);&quot;VRAI&quot;;&quot;FAUX&quot;);&quot;&quot;))">
            <text:p/>
          </table:table-cell>
          <table:table-cell table:style-name="ce156" table:formula="of:=IF(AND([.$C$24];[.$D$24]);INDEX([$Données.Q$1:$Données.Q$1048576];[$Données.S11]+3);&quot;&quot;)" office:value-type="float" office:value="40" calcext:value-type="float">
            <text:p>40</text:p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Q$1:$Données.Q$1048576];[$Données.S21]+3)" office:value-type="float" office:value="46" calcext:value-type="float">
            <text:p>46</text:p>
          </table:table-cell>
          <table:table-cell table:style-name="ce133"/>
          <table:table-cell table:style-name="ce149" table:formula="of:=IF(ISBLANK([.H11]);&quot;&quot;;IF([.$C$24];IF([.H11]=INDEX([$Données.R$1:$Données.R$1048576];[$Données.S21]+3);&quot;VRAI&quot;;&quot;FAUX&quot;);&quot;&quot;))">
            <text:p/>
          </table:table-cell>
          <table:table-cell table:style-name="ce156" table:formula="of:=IF(AND([.$C$24];[.$D$24]);INDEX([$Données.R$1:$Données.R$1048576];[$Données.S21]+3);&quot;&quot;)" office:value-type="string" office:string-value="2E" calcext:value-type="string">
            <text:p>2E</text:p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R$1:$Données.R$1048576];[$Données.S12]+3)" office:value-type="string" office:string-value="B1" calcext:value-type="string">
            <text:p>B1</text:p>
          </table:table-cell>
          <table:table-cell table:style-name="ce174"/>
          <table:table-cell table:style-name="ce147" table:formula="of:=IF(ISBLANK([.C12]);&quot;&quot;;IF([.$C$24];IF([.C12]=INDEX([$Données.Q$1:$Données.Q$1048576];[$Données.S12]+3);&quot;VRAI&quot;;&quot;FAUX&quot;);&quot;&quot;))">
            <text:p/>
          </table:table-cell>
          <table:table-cell table:style-name="ce157" table:formula="of:=IF(AND([.$C$24];[.$D$24]);INDEX([$Données.Q$1:$Données.Q$1048576];[$Données.S12]+3);&quot;&quot;)" office:value-type="float" office:value="177" calcext:value-type="float">
            <text:p>177</text:p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Q$1:$Données.Q$1048576];[$Données.S22]+3)" office:value-type="float" office:value="14" calcext:value-type="float">
            <text:p>14</text:p>
          </table:table-cell>
          <table:table-cell table:style-name="ce133"/>
          <table:table-cell table:style-name="ce147" table:formula="of:=IF(ISBLANK([.H12]);&quot;&quot;;IF([.$C$24];IF([.H12]=INDEX([$Données.R$1:$Données.R$1048576];[$Données.S22]+3);&quot;VRAI&quot;;&quot;FAUX&quot;);&quot;&quot;))">
            <text:p/>
          </table:table-cell>
          <table:table-cell table:style-name="ce157" table:formula="of:=IF(AND([.$C$24];[.$D$24]);INDEX([$Données.R$1:$Données.R$1048576];[$Données.S22]+3);&quot;&quot;)" office:value-type="string" office:string-value="E" calcext:value-type="string">
            <text:p>E</text:p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S13]+3)" office:value-type="string" office:string-value="29" calcext:value-type="string">
            <text:p>29</text:p>
          </table:table-cell>
          <table:table-cell table:style-name="ce174"/>
          <table:table-cell table:style-name="ce149" table:formula="of:=IF(ISBLANK([.C13]);&quot;&quot;;IF([.$C$24];IF([.C13]=INDEX([$Données.Q$1:$Données.Q$1048576];[$Données.S13]+3);&quot;VRAI&quot;;&quot;FAUX&quot;);&quot;&quot;))">
            <text:p/>
          </table:table-cell>
          <table:table-cell table:style-name="ce156" table:formula="of:=IF(AND([.$C$24];[.$D$24]);INDEX([$Données.Q$1:$Données.Q$1048576];[$Données.S13]+3);&quot;&quot;)" office:value-type="float" office:value="41" calcext:value-type="float">
            <text:p>41</text:p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Q$1:$Données.Q$1048576];[$Données.S23]+3)" office:value-type="float" office:value="176" calcext:value-type="float">
            <text:p>176</text:p>
          </table:table-cell>
          <table:table-cell table:style-name="ce133"/>
          <table:table-cell table:style-name="ce149" table:formula="of:=IF(ISBLANK([.H13]);&quot;&quot;;IF([.$C$24];IF([.H13]=INDEX([$Données.R$1:$Données.R$1048576];[$Données.S23]+3);&quot;VRAI&quot;;&quot;FAUX&quot;);&quot;&quot;))">
            <text:p/>
          </table:table-cell>
          <table:table-cell table:style-name="ce156" table:formula="of:=IF(AND([.$C$24];[.$D$24]);INDEX([$Données.R$1:$Données.R$1048576];[$Données.S23]+3);&quot;&quot;)" office:value-type="string" office:string-value="B0" calcext:value-type="string">
            <text:p>B0</text:p>
          </table:table-cell>
          <table:table-cell table:number-columns-repeated="1014"/>
        </table:table-row>
        <table:table-row table:style-name="ro7">
          <table:table-cell table:style-name="ce73" table:number-columns-repeated="2"/>
          <table:table-cell/>
          <table:table-cell table:style-name="ce73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73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3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ce65" office:value-type="boolean" office:boolean-value="true" calcext:value-type="boolean">
            <text:p>VRAI</text:p>
          </table:table-cell>
          <table:table-cell table:style-name="ce315" office:value-type="boolean" office:boolean-value="true" calcext:value-type="boolean">
            <text:p>VRAI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73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Hexa &lt;=&gt; Dec'.D4:'Hexa &lt;=&gt; Dec'.E13 'Hexa &lt;=&gt; Dec'.I4:'Hexa &lt;=&gt; Dec'.J13">
            <calcext:condition calcext:apply-style-name="VRAI" calcext:value="=&quot;VRAI&quot;" calcext:base-cell-address="'Hexa &lt;=&gt; Dec'.D4"/>
            <calcext:condition calcext:apply-style-name="FAUX" calcext:value="=&quot;FAUX&quot;" calcext:base-cell-address="'Hexa &lt;=&gt; Dec'.D4"/>
          </calcext:conditional-format>
          <calcext:conditional-format calcext:target-range-address="'Hexa &lt;=&gt; Dec'.E4:'Hexa &lt;=&gt; Dec'.E13 'Hexa &lt;=&gt; Dec'.J4:'Hexa &lt;=&gt; Dec'.J13">
            <calcext:condition calcext:apply-style-name="VRAI" calcext:value="formula-is(IF([.D4]=&quot;VRAI&quot;))" calcext:base-cell-address="'Hexa &lt;=&gt; Dec'.E4"/>
            <calcext:condition calcext:apply-style-name="FAUX" calcext:value="formula-is(IF([.D4]=&quot;FAUX&quot;))" calcext:base-cell-address="'Hexa &lt;=&gt; Dec'.E4"/>
            <calcext:condition calcext:apply-style-name="FAUX" calcext:value="=0" calcext:base-cell-address="'Hexa &lt;=&gt; Dec'.E4"/>
          </calcext:conditional-format>
        </calcext:conditional-formats>
      </table:table>
      <table:table table:name="Bin &lt;=&gt; Hexa" table:style-name="ta4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Bin &lt;=&gt; Hexa'.C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4" form:id="control14" form:label="Réponses" form:input-required="false" form:linked-cell="'Bin &lt;=&gt; Hexa'.D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Bin_Hexa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18cm" svg:height="1.5cm" svg:x="30.513cm" svg:y="16cm" draw:control="control13"/>
          <draw:control draw:z-index="1" draw:style-name="gr4" draw:text-style-name="P1" svg:width="5.99cm" svg:height="1.5cm" svg:x="37.015cm" svg:y="16cm" draw:control="control14"/>
          <draw:control draw:z-index="2" draw:style-name="gr1" draw:text-style-name="P1" svg:width="4.247cm" svg:height="1.5cm" svg:x="0.5cm" svg:y="16cm" draw:control="control15"/>
          <draw:control draw:z-index="3" draw:style-name="gr1" draw:text-style-name="P1" svg:width="11.496cm" svg:height="1.5cm" svg:x="5.5cm" svg:y="16.011cm" draw:control="control16"/>
        </table:shapes>
        <table:table-column table:style-name="co19" table:default-cell-style-name="ce75"/>
        <table:table-column table:style-name="co20" table:default-cell-style-name="ce75"/>
        <table:table-column table:style-name="co17" table:default-cell-style-name="ce75"/>
        <table:table-column table:style-name="co14" table:default-cell-style-name="ce75"/>
        <table:table-column table:style-name="co15" table:default-cell-style-name="ce75"/>
        <table:table-column table:style-name="co19" table:default-cell-style-name="ce75"/>
        <table:table-column table:style-name="co9" table:default-cell-style-name="ce75"/>
        <table:table-column table:style-name="co17" table:default-cell-style-name="ce75"/>
        <table:table-column table:style-name="co14" table:default-cell-style-name="ce75"/>
        <table:table-column table:style-name="co21" table:default-cell-style-name="ce75"/>
        <table:table-column table:style-name="co18" table:default-cell-style-name="ce75"/>
        <table:table-column table:style-name="co1" table:number-columns-repeated="1013" table:default-cell-style-name="ce75"/>
        <table:table-row table:style-name="ro7">
          <table:table-cell table:style-name="ce6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68"/>
          <table:covered-table-cell table:number-columns-repeated="5" table:style-name="ce81"/>
          <table:table-cell table:style-name="ce51" table:formula="of:=IF([.$C$24];IF([.E24]&lt;0;0;[.E24]);&quot;&quot;)" office:value-type="float" office:value="0" calcext:value-type="float" table:number-columns-spanned="1" table:number-rows-spanned="2">
            <text:p>0</text:p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118"/>
          <table:covered-table-cell table:style-name="ce63"/>
          <table:covered-table-cell table:style-name="ce68"/>
          <table:covered-table-cell table:number-columns-repeated="7" table:style-name="ce81"/>
          <table:table-cell table:style-name="ce55"/>
          <table:table-cell table:number-columns-repeated="1013"/>
        </table:table-row>
        <table:table-row table:style-name="ro7">
          <table:table-cell table:style-name="ce68" office:value-type="string" calcext:value-type="string">
            <text:p>N°</text:p>
          </table:table-cell>
          <table:table-cell table:style-name="ce68" office:value-type="string" calcext:value-type="string">
            <text:p>Binaire</text:p>
          </table:table-cell>
          <table:table-cell table:style-name="ce68" office:value-type="string" calcext:value-type="string">
            <text:p>Hexadécimal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68" office:value-type="string" calcext:value-type="string">
            <text:p>N°</text:p>
          </table:table-cell>
          <table:table-cell table:style-name="ce68" office:value-type="string" calcext:value-type="string">
            <text:p>Hexadécimal</text:p>
          </table:table-cell>
          <table:table-cell table:style-name="ce68" office:value-type="string" calcext:value-type="string">
            <text:p>Binaire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57" table:formula="of:=INDEX([$Données.AE$1:$Données.AE$1048576];[$Données.AH4]+3)" office:value-type="string" office:string-value="1001 0000" calcext:value-type="string">
            <text:p>1001 0000</text:p>
          </table:table-cell>
          <table:table-cell table:style-name="ce133"/>
          <table:table-cell table:style-name="ce162" table:formula="of:=IF(ISBLANK([.C4]);&quot;&quot;;IF([.$C$24];IF([.C4]=INDEX([$Données.AG$1:$Données.AG$1048576];[$Données.AH4]+3);&quot;VRAI&quot;;&quot;FAUX&quot;);&quot;&quot;))">
            <text:p/>
          </table:table-cell>
          <table:table-cell table:style-name="ce164" table:formula="of:=IF(AND([.$C$24];[.$D$24]);INDEX([$Données.AG$1:$Données.AG$1048576];[$Données.AH4]+3);&quot;&quot;)" office:value-type="string" office:string-value="90" calcext:value-type="string">
            <text:p>90</text:p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AG$1:$Données.AG$1048576];[$Données.AH14]+3)" office:value-type="string" office:string-value="D8" calcext:value-type="string">
            <text:p>D8</text:p>
          </table:table-cell>
          <table:table-cell table:style-name="ce100"/>
          <table:table-cell table:style-name="ce162" table:formula="of:=IF(ISBLANK([.H4]);&quot;&quot;;IF([.$C$24];IF(COUNT(BIN2DEC([.H4]))=0;&quot;FAUX&quot;;IF(BIN2HEX([.H4])=INDEX([$Données.AG$1:$Données.AG$1048576];[$Données.AH14]+3);&quot;VRAI&quot;;&quot;FAUX&quot;));&quot;&quot;))">
            <text:p/>
          </table:table-cell>
          <table:table-cell table:style-name="ce164" table:formula="of:=IF(AND([.$C$24];[.$D$24]);INDEX([$Données.AE$1:$Données.AE$1048576];[$Données.AH14]+3);&quot;&quot;)" office:value-type="string" office:string-value="1101 1000" calcext:value-type="string">
            <text:p>1101 1000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AE$1:$Données.AE$1048576];[$Données.AH5]+3)" office:value-type="string" office:string-value="0011 1110" calcext:value-type="string">
            <text:p>0011 1110</text:p>
          </table:table-cell>
          <table:table-cell table:style-name="ce133"/>
          <table:table-cell table:style-name="ce163" table:formula="of:=IF(ISBLANK([.C5]);&quot;&quot;;IF([.$C$24];IF([.C5]=INDEX([$Données.AG$1:$Données.AG$1048576];[$Données.AH5]+3);&quot;VRAI&quot;;&quot;FAUX&quot;);&quot;&quot;))">
            <text:p/>
          </table:table-cell>
          <table:table-cell table:style-name="ce165" table:formula="of:=IF(AND([.$C$24];[.$D$24]);INDEX([$Données.AG$1:$Données.AG$1048576];[$Données.AH5]+3);&quot;&quot;)" office:value-type="string" office:string-value="3E" calcext:value-type="string">
            <text:p>3E</text:p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AG$1:$Données.AG$1048576];[$Données.AH15]+3)" office:value-type="string" office:string-value="97" calcext:value-type="string">
            <text:p>97</text:p>
          </table:table-cell>
          <table:table-cell table:style-name="ce100"/>
          <table:table-cell table:style-name="ce163" table:formula="of:=IF(ISBLANK([.H5]);&quot;&quot;;IF([.$C$24];IF(COUNT(BIN2DEC([.H5]))=0;&quot;FAUX&quot;;IF(BIN2HEX([.H5])=INDEX([$Données.AG$1:$Données.AG$1048576];[$Données.AH15]+3);&quot;VRAI&quot;;&quot;FAUX&quot;));&quot;&quot;))">
            <text:p/>
          </table:table-cell>
          <table:table-cell table:style-name="ce165" table:formula="of:=IF(AND([.$C$24];[.$D$24]);INDEX([$Données.AE$1:$Données.AE$1048576];[$Données.AH15]+3);&quot;&quot;)" office:value-type="string" office:string-value="1001 0111" calcext:value-type="string">
            <text:p>1001 0111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AE$1:$Données.AE$1048576];[$Données.AH6]+3)" office:value-type="string" office:string-value="0010 0110" calcext:value-type="string">
            <text:p>0010 0110</text:p>
          </table:table-cell>
          <table:table-cell table:style-name="ce133"/>
          <table:table-cell table:style-name="ce162" table:formula="of:=IF(ISBLANK([.C6]);&quot;&quot;;IF([.$C$24];IF([.C6]=INDEX([$Données.AG$1:$Données.AG$1048576];[$Données.AH6]+3);&quot;VRAI&quot;;&quot;FAUX&quot;);&quot;&quot;))">
            <text:p/>
          </table:table-cell>
          <table:table-cell table:style-name="ce164" table:formula="of:=IF(AND([.$C$24];[.$D$24]);INDEX([$Données.AG$1:$Données.AG$1048576];[$Données.AH6]+3);&quot;&quot;)" office:value-type="string" office:string-value="26" calcext:value-type="string">
            <text:p>26</text:p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AG$1:$Données.AG$1048576];[$Données.AH16]+3)" office:value-type="string" office:string-value="39" calcext:value-type="string">
            <text:p>39</text:p>
          </table:table-cell>
          <table:table-cell table:style-name="ce100"/>
          <table:table-cell table:style-name="ce162" table:formula="of:=IF(ISBLANK([.H6]);&quot;&quot;;IF([.$C$24];IF(COUNT(BIN2DEC([.H6]))=0;&quot;FAUX&quot;;IF(BIN2HEX([.H6])=INDEX([$Données.AG$1:$Données.AG$1048576];[$Données.AH16]+3);&quot;VRAI&quot;;&quot;FAUX&quot;));&quot;&quot;))">
            <text:p/>
          </table:table-cell>
          <table:table-cell table:style-name="ce164" table:formula="of:=IF(AND([.$C$24];[.$D$24]);INDEX([$Données.AE$1:$Données.AE$1048576];[$Données.AH16]+3);&quot;&quot;)" office:value-type="string" office:string-value="0011 1001" calcext:value-type="string">
            <text:p>0011 1001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AE$1:$Données.AE$1048576];[$Données.AH7]+3)" office:value-type="string" office:string-value="1001 1001" calcext:value-type="string">
            <text:p>1001 1001</text:p>
          </table:table-cell>
          <table:table-cell table:style-name="ce133"/>
          <table:table-cell table:style-name="ce163" table:formula="of:=IF(ISBLANK([.C7]);&quot;&quot;;IF([.$C$24];IF([.C7]=INDEX([$Données.AG$1:$Données.AG$1048576];[$Données.AH7]+3);&quot;VRAI&quot;;&quot;FAUX&quot;);&quot;&quot;))">
            <text:p/>
          </table:table-cell>
          <table:table-cell table:style-name="ce165" table:formula="of:=IF(AND([.$C$24];[.$D$24]);INDEX([$Données.AG$1:$Données.AG$1048576];[$Données.AH7]+3);&quot;&quot;)" office:value-type="string" office:string-value="99" calcext:value-type="string">
            <text:p>99</text:p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AG$1:$Données.AG$1048576];[$Données.AH17]+3)" office:value-type="string" office:string-value="52" calcext:value-type="string">
            <text:p>52</text:p>
          </table:table-cell>
          <table:table-cell table:style-name="ce100"/>
          <table:table-cell table:style-name="ce163" table:formula="of:=IF(ISBLANK([.H7]);&quot;&quot;;IF([.$C$24];IF(COUNT(BIN2DEC([.H7]))=0;&quot;FAUX&quot;;IF(BIN2HEX([.H7])=INDEX([$Données.AG$1:$Données.AG$1048576];[$Données.AH17]+3);&quot;VRAI&quot;;&quot;FAUX&quot;));&quot;&quot;))">
            <text:p/>
          </table:table-cell>
          <table:table-cell table:style-name="ce165" table:formula="of:=IF(AND([.$C$24];[.$D$24]);INDEX([$Données.AE$1:$Données.AE$1048576];[$Données.AH17]+3);&quot;&quot;)" office:value-type="string" office:string-value="0101 0010" calcext:value-type="string">
            <text:p>0101 0010</text:p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AE$1:$Données.AE$1048576];[$Données.AH8]+3)" office:value-type="string" office:string-value="1100 1010" calcext:value-type="string">
            <text:p>1100 1010</text:p>
          </table:table-cell>
          <table:table-cell table:style-name="ce133"/>
          <table:table-cell table:style-name="ce162" table:formula="of:=IF(ISBLANK([.C8]);&quot;&quot;;IF([.$C$24];IF([.C8]=INDEX([$Données.AG$1:$Données.AG$1048576];[$Données.AH8]+3);&quot;VRAI&quot;;&quot;FAUX&quot;);&quot;&quot;))">
            <text:p/>
          </table:table-cell>
          <table:table-cell table:style-name="ce164" table:formula="of:=IF(AND([.$C$24];[.$D$24]);INDEX([$Données.AG$1:$Données.AG$1048576];[$Données.AH8]+3);&quot;&quot;)" office:value-type="string" office:string-value="CA" calcext:value-type="string">
            <text:p>CA</text:p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AG$1:$Données.AG$1048576];[$Données.AH18]+3)" office:value-type="string" office:string-value="EE" calcext:value-type="string">
            <text:p>EE</text:p>
          </table:table-cell>
          <table:table-cell table:style-name="ce100"/>
          <table:table-cell table:style-name="ce162" table:formula="of:=IF(ISBLANK([.H8]);&quot;&quot;;IF([.$C$24];IF(COUNT(BIN2DEC([.H8]))=0;&quot;FAUX&quot;;IF(BIN2HEX([.H8])=INDEX([$Données.AG$1:$Données.AG$1048576];[$Données.AH18]+3);&quot;VRAI&quot;;&quot;FAUX&quot;));&quot;&quot;))">
            <text:p/>
          </table:table-cell>
          <table:table-cell table:style-name="ce164" table:formula="of:=IF(AND([.$C$24];[.$D$24]);INDEX([$Données.AE$1:$Données.AE$1048576];[$Données.AH18]+3);&quot;&quot;)" office:value-type="string" office:string-value="1110 1110" calcext:value-type="string">
            <text:p>1110 1110</text:p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AE$1:$Données.AE$1048576];[$Données.AH9]+3)" office:value-type="string" office:string-value="0111 1111" calcext:value-type="string">
            <text:p>0111 1111</text:p>
          </table:table-cell>
          <table:table-cell table:style-name="ce133"/>
          <table:table-cell table:style-name="ce163" table:formula="of:=IF(ISBLANK([.C9]);&quot;&quot;;IF([.$C$24];IF([.C9]=INDEX([$Données.AG$1:$Données.AG$1048576];[$Données.AH9]+3);&quot;VRAI&quot;;&quot;FAUX&quot;);&quot;&quot;))">
            <text:p/>
          </table:table-cell>
          <table:table-cell table:style-name="ce165" table:formula="of:=IF(AND([.$C$24];[.$D$24]);INDEX([$Données.AG$1:$Données.AG$1048576];[$Données.AH9]+3);&quot;&quot;)" office:value-type="string" office:string-value="7F" calcext:value-type="string">
            <text:p>7F</text:p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AG$1:$Données.AG$1048576];[$Données.AH19]+3)" office:value-type="string" office:string-value="4F" calcext:value-type="string">
            <text:p>4F</text:p>
          </table:table-cell>
          <table:table-cell table:style-name="ce100"/>
          <table:table-cell table:style-name="ce163" table:formula="of:=IF(ISBLANK([.H9]);&quot;&quot;;IF([.$C$24];IF(COUNT(BIN2DEC([.H9]))=0;&quot;FAUX&quot;;IF(BIN2HEX([.H9])=INDEX([$Données.AG$1:$Données.AG$1048576];[$Données.AH19]+3);&quot;VRAI&quot;;&quot;FAUX&quot;));&quot;&quot;))">
            <text:p/>
          </table:table-cell>
          <table:table-cell table:style-name="ce165" table:formula="of:=IF(AND([.$C$24];[.$D$24]);INDEX([$Données.AE$1:$Données.AE$1048576];[$Données.AH19]+3);&quot;&quot;)" office:value-type="string" office:string-value="0100 1111" calcext:value-type="string">
            <text:p>0100 1111</text:p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AE$1:$Données.AE$1048576];[$Données.AH10]+3)" office:value-type="string" office:string-value="0100 1001" calcext:value-type="string">
            <text:p>0100 1001</text:p>
          </table:table-cell>
          <table:table-cell table:style-name="ce133"/>
          <table:table-cell table:style-name="ce162" table:formula="of:=IF(ISBLANK([.C10]);&quot;&quot;;IF([.$C$24];IF([.C10]=INDEX([$Données.AG$1:$Données.AG$1048576];[$Données.AH10]+3);&quot;VRAI&quot;;&quot;FAUX&quot;);&quot;&quot;))">
            <text:p/>
          </table:table-cell>
          <table:table-cell table:style-name="ce164" table:formula="of:=IF(AND([.$C$24];[.$D$24]);INDEX([$Données.AG$1:$Données.AG$1048576];[$Données.AH10]+3);&quot;&quot;)" office:value-type="string" office:string-value="49" calcext:value-type="string">
            <text:p>49</text:p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AG$1:$Données.AG$1048576];[$Données.AH20]+3)" office:value-type="string" office:string-value="E6" calcext:value-type="string">
            <text:p>E6</text:p>
          </table:table-cell>
          <table:table-cell table:style-name="ce100"/>
          <table:table-cell table:style-name="ce162" table:formula="of:=IF(ISBLANK([.H10]);&quot;&quot;;IF([.$C$24];IF(COUNT(BIN2DEC([.H10]))=0;&quot;FAUX&quot;;IF(BIN2HEX([.H10])=INDEX([$Données.AG$1:$Données.AG$1048576];[$Données.AH20]+3);&quot;VRAI&quot;;&quot;FAUX&quot;));&quot;&quot;))">
            <text:p/>
          </table:table-cell>
          <table:table-cell table:style-name="ce164" table:formula="of:=IF(AND([.$C$24];[.$D$24]);INDEX([$Données.AE$1:$Données.AE$1048576];[$Données.AH20]+3);&quot;&quot;)" office:value-type="string" office:string-value="1110 0110" calcext:value-type="string">
            <text:p>1110 0110</text:p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AE$1:$Données.AE$1048576];[$Données.AH11]+3)" office:value-type="string" office:string-value="0111 1001" calcext:value-type="string">
            <text:p>0111 1001</text:p>
          </table:table-cell>
          <table:table-cell table:style-name="ce133"/>
          <table:table-cell table:style-name="ce163" table:formula="of:=IF(ISBLANK([.C11]);&quot;&quot;;IF([.$C$24];IF([.C11]=INDEX([$Données.AG$1:$Données.AG$1048576];[$Données.AH11]+3);&quot;VRAI&quot;;&quot;FAUX&quot;);&quot;&quot;))">
            <text:p/>
          </table:table-cell>
          <table:table-cell table:style-name="ce165" table:formula="of:=IF(AND([.$C$24];[.$D$24]);INDEX([$Données.AG$1:$Données.AG$1048576];[$Données.AH11]+3);&quot;&quot;)" office:value-type="string" office:string-value="79" calcext:value-type="string">
            <text:p>79</text:p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AG$1:$Données.AG$1048576];[$Données.AH21]+3)" office:value-type="string" office:string-value="93" calcext:value-type="string">
            <text:p>93</text:p>
          </table:table-cell>
          <table:table-cell table:style-name="ce100"/>
          <table:table-cell table:style-name="ce163" table:formula="of:=IF(ISBLANK([.H11]);&quot;&quot;;IF([.$C$24];IF(COUNT(BIN2DEC([.H11]))=0;&quot;FAUX&quot;;IF(BIN2HEX([.H11])=INDEX([$Données.AG$1:$Données.AG$1048576];[$Données.AH21]+3);&quot;VRAI&quot;;&quot;FAUX&quot;));&quot;&quot;))">
            <text:p/>
          </table:table-cell>
          <table:table-cell table:style-name="ce165" table:formula="of:=IF(AND([.$C$24];[.$D$24]);INDEX([$Données.AE$1:$Données.AE$1048576];[$Données.AH21]+3);&quot;&quot;)" office:value-type="string" office:string-value="1001 0011" calcext:value-type="string">
            <text:p>1001 0011</text:p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AE$1:$Données.AE$1048576];[$Données.AH12]+3)" office:value-type="string" office:string-value="1111 0100" calcext:value-type="string">
            <text:p>1111 0100</text:p>
          </table:table-cell>
          <table:table-cell table:style-name="ce133"/>
          <table:table-cell table:style-name="ce162" table:formula="of:=IF(ISBLANK([.C12]);&quot;&quot;;IF([.$C$24];IF([.C12]=INDEX([$Données.AG$1:$Données.AG$1048576];[$Données.AH12]+3);&quot;VRAI&quot;;&quot;FAUX&quot;);&quot;&quot;))">
            <text:p/>
          </table:table-cell>
          <table:table-cell table:style-name="ce164" table:formula="of:=IF(AND([.$C$24];[.$D$24]);INDEX([$Données.AG$1:$Données.AG$1048576];[$Données.AH12]+3);&quot;&quot;)" office:value-type="string" office:string-value="F4" calcext:value-type="string">
            <text:p>F4</text:p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AG$1:$Données.AG$1048576];[$Données.AH22]+3)" office:value-type="string" office:string-value="42" calcext:value-type="string">
            <text:p>42</text:p>
          </table:table-cell>
          <table:table-cell table:style-name="ce100"/>
          <table:table-cell table:style-name="ce162" table:formula="of:=IF(ISBLANK([.H12]);&quot;&quot;;IF([.$C$24];IF(COUNT(BIN2DEC([.H12]))=0;&quot;FAUX&quot;;IF(BIN2HEX([.H12])=INDEX([$Données.AG$1:$Données.AG$1048576];[$Données.AH22]+3);&quot;VRAI&quot;;&quot;FAUX&quot;));&quot;&quot;))">
            <text:p/>
          </table:table-cell>
          <table:table-cell table:style-name="ce164" table:formula="of:=IF(AND([.$C$24];[.$D$24]);INDEX([$Données.AE$1:$Données.AE$1048576];[$Données.AH22]+3);&quot;&quot;)" office:value-type="string" office:string-value="0100 0010" calcext:value-type="string">
            <text:p>0100 0010</text:p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AE$1:$Données.AE$1048576];[$Données.AH13]+3)" office:value-type="string" office:string-value="0011 0101" calcext:value-type="string">
            <text:p>0011 0101</text:p>
          </table:table-cell>
          <table:table-cell table:style-name="ce133"/>
          <table:table-cell table:style-name="ce163" table:formula="of:=IF(ISBLANK([.C13]);&quot;&quot;;IF([.$C$24];IF([.C13]=INDEX([$Données.AG$1:$Données.AG$1048576];[$Données.AH13]+3);&quot;VRAI&quot;;&quot;FAUX&quot;);&quot;&quot;))">
            <text:p/>
          </table:table-cell>
          <table:table-cell table:style-name="ce165" table:formula="of:=IF(AND([.$C$24];[.$D$24]);INDEX([$Données.AG$1:$Données.AG$1048576];[$Données.AH13]+3);&quot;&quot;)" office:value-type="string" office:string-value="35" calcext:value-type="string">
            <text:p>35</text:p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AG$1:$Données.AG$1048576];[$Données.AH23]+3)" office:value-type="string" office:string-value="7E" calcext:value-type="string">
            <text:p>7E</text:p>
          </table:table-cell>
          <table:table-cell table:style-name="ce100"/>
          <table:table-cell table:style-name="ce163" table:formula="of:=IF(ISBLANK([.H13]);&quot;&quot;;IF([.$C$24];IF(COUNT(BIN2DEC([.H13]))=0;&quot;FAUX&quot;;IF(BIN2HEX([.H13])=INDEX([$Données.AG$1:$Données.AG$1048576];[$Données.AH23]+3);&quot;VRAI&quot;;&quot;FAUX&quot;));&quot;&quot;))">
            <text:p/>
          </table:table-cell>
          <table:table-cell table:style-name="ce165" table:formula="of:=IF(AND([.$C$24];[.$D$24]);INDEX([$Données.AE$1:$Données.AE$1048576];[$Données.AH23]+3);&quot;&quot;)" office:value-type="string" office:string-value="0111 1110" calcext:value-type="string">
            <text:p>0111 1110</text:p>
          </table:table-cell>
          <table:table-cell table:number-columns-repeated="1014"/>
        </table:table-row>
        <table:table-row table:style-name="ro7">
          <table:table-cell table:style-name="ce73" table:number-columns-repeated="2"/>
          <table:table-cell/>
          <table:table-cell table:style-name="ce73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73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3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ce65" office:value-type="boolean" office:boolean-value="true" calcext:value-type="boolean">
            <text:p>VRAI</text:p>
          </table:table-cell>
          <table:table-cell table:style-name="ce315" office:value-type="boolean" office:boolean-value="true" calcext:value-type="boolean">
            <text:p>VRAI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73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Bin &lt;=&gt; Hexa'.D4:'Bin &lt;=&gt; Hexa'.E13 'Bin &lt;=&gt; Hexa'.I4:'Bin &lt;=&gt; Hexa'.J13">
            <calcext:condition calcext:apply-style-name="VRAI" calcext:value="=&quot;VRAI&quot;" calcext:base-cell-address="'Bin &lt;=&gt; Hexa'.D4"/>
            <calcext:condition calcext:apply-style-name="FAUX" calcext:value="=&quot;FAUX&quot;" calcext:base-cell-address="'Bin &lt;=&gt; Hexa'.D4"/>
          </calcext:conditional-format>
          <calcext:conditional-format calcext:target-range-address="'Bin &lt;=&gt; Hexa'.E4:'Bin &lt;=&gt; Hexa'.E13 'Bin &lt;=&gt; Hexa'.J4:'Bin &lt;=&gt; Hexa'.J13">
            <calcext:condition calcext:apply-style-name="VRAI" calcext:value="formula-is(IF([.D4]=&quot;VRAI&quot;))" calcext:base-cell-address="'Bin &lt;=&gt; Hexa'.E4"/>
            <calcext:condition calcext:apply-style-name="FAUX" calcext:value="formula-is(IF([.D4]=&quot;FAUX&quot;))" calcext:base-cell-address="'Bin &lt;=&gt; Hexa'.E4"/>
            <calcext:condition calcext:apply-style-name="FAUX" calcext:value="=0" calcext:base-cell-address="'Bin &lt;=&gt; Hexa'.E4"/>
          </calcext:conditional-format>
        </calcext:conditional-formats>
      </table:table>
      <table:table table:name="Données" table:style-name="ta5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2" table:default-cell-style-name="ce178"/>
        <table:table-column table:style-name="co23" table:number-columns-repeated="8" table:default-cell-style-name="ce178"/>
        <table:table-column table:style-name="co24" table:default-cell-style-name="ce178"/>
        <table:table-column table:style-name="co25" table:default-cell-style-name="ce178"/>
        <table:table-column table:style-name="co26" table:default-cell-style-name="ce178"/>
        <table:table-column table:style-name="co27" table:default-cell-style-name="ce178"/>
        <table:table-column table:style-name="co28" table:default-cell-style-name="ce178"/>
        <table:table-column table:style-name="co29" table:default-cell-style-name="ce178"/>
        <table:table-column table:style-name="co22" table:default-cell-style-name="ce178"/>
        <table:table-column table:style-name="co30" table:default-cell-style-name="ce178"/>
        <table:table-column table:style-name="co31" table:number-columns-repeated="2" table:default-cell-style-name="ce178"/>
        <table:table-column table:style-name="co29" table:default-cell-style-name="ce178"/>
        <table:table-column table:style-name="co32" table:default-cell-style-name="ce178"/>
        <table:table-column table:style-name="co23" table:number-columns-repeated="8" table:default-cell-style-name="ce178"/>
        <table:table-column table:style-name="co33" table:default-cell-style-name="ce178"/>
        <table:table-column table:style-name="co34" table:number-columns-repeated="2" table:default-cell-style-name="ce178"/>
        <table:table-column table:style-name="co35" table:default-cell-style-name="ce178"/>
        <table:table-column table:style-name="co36" table:default-cell-style-name="ce178"/>
        <table:table-column table:style-name="co29" table:default-cell-style-name="ce178"/>
        <table:table-column table:style-name="co1" table:default-cell-style-name="ce178"/>
        <table:table-column table:style-name="co37" table:number-columns-repeated="6" table:default-cell-style-name="ce178"/>
        <table:table-column table:style-name="co1" table:number-columns-repeated="22" table:default-cell-style-name="ce178"/>
        <table:table-row table:style-name="ro7">
          <table:table-cell table:style-name="ce166" office:value-type="string" calcext:value-type="string" table:number-columns-spanned="35" table:number-rows-spanned="1">
            <text:p>KELLER Stéphane - Lycée agricole Louis Pasteur</text:p>
          </table:table-cell>
          <table:covered-table-cell table:number-columns-repeated="9" table:style-name="ce166"/>
          <table:covered-table-cell table:number-columns-repeated="8" table:style-name="ce206"/>
          <table:covered-table-cell table:style-name="ce235"/>
          <table:covered-table-cell/>
          <table:covered-table-cell table:number-columns-repeated="5" table:style-name="ce237"/>
          <table:covered-table-cell table:number-columns-repeated="4"/>
          <table:covered-table-cell table:number-columns-repeated="4" table:style-name="ce237"/>
          <table:covered-table-cell table:number-columns-repeated="2"/>
          <table:table-cell/>
          <table:table-cell table:style-name="ce193" table:number-columns-repeated="2"/>
          <table:table-cell table:number-columns-repeated="26"/>
        </table:table-row>
        <table:table-row table:style-name="ro7">
          <table:table-cell table:style-name="ce166" office:value-type="string" calcext:value-type="string" table:number-columns-spanned="14" table:number-rows-spanned="1">
            <text:p>BIN &lt;=&gt; DEC</text:p>
          </table:table-cell>
          <table:covered-table-cell table:number-columns-repeated="6" table:style-name="ce166"/>
          <table:covered-table-cell table:style-name="Default"/>
          <table:covered-table-cell table:number-columns-repeated="2" table:style-name="ce166"/>
          <table:covered-table-cell table:number-columns-repeated="4" table:style-name="ce206"/>
          <table:table-cell table:style-name="ce166" office:value-type="string" calcext:value-type="string" table:number-columns-spanned="5" table:number-rows-spanned="1">
            <text:p>HEXA &lt;=&gt; DEC</text:p>
          </table:table-cell>
          <table:covered-table-cell table:style-name="Default"/>
          <table:covered-table-cell table:number-columns-repeated="2" table:style-name="ce206"/>
          <table:covered-table-cell table:style-name="ce235"/>
          <table:table-cell table:style-name="ce166" office:value-type="string" calcext:value-type="string" table:number-columns-spanned="16" table:number-rows-spanned="1">
            <text:p>HEXA &lt;=&gt; BIN</text:p>
          </table:table-cell>
          <table:covered-table-cell table:number-columns-repeated="2" table:style-name="ce237"/>
          <table:covered-table-cell table:style-name="ce166"/>
          <table:covered-table-cell table:number-columns-repeated="2" table:style-name="ce237"/>
          <table:covered-table-cell table:number-columns-repeated="4"/>
          <table:covered-table-cell table:number-columns-repeated="2" table:style-name="ce166"/>
          <table:covered-table-cell table:number-columns-repeated="2" table:style-name="ce237"/>
          <table:covered-table-cell table:number-columns-repeated="2"/>
          <table:table-cell/>
          <table:table-cell table:style-name="ce212" office:value-type="string" calcext:value-type="string" table:number-columns-spanned="2" table:number-rows-spanned="1">
            <text:p>V/F Bin &lt;=&gt; Dec</text:p>
          </table:table-cell>
          <table:covered-table-cell table:style-name="ce212"/>
          <table:table-cell table:style-name="ce212" office:value-type="string" calcext:value-type="string" table:number-columns-spanned="2" table:number-rows-spanned="1">
            <text:p>V/F Hexa &lt;=&gt; Dec</text:p>
          </table:table-cell>
          <table:covered-table-cell table:style-name="ce212"/>
          <table:table-cell table:style-name="ce212" office:value-type="string" calcext:value-type="string" table:number-columns-spanned="2" table:number-rows-spanned="1">
            <text:p>V/F Bin &lt;=&gt; Hexa</text:p>
          </table:table-cell>
          <table:covered-table-cell/>
          <table:table-cell table:number-columns-repeated="22"/>
        </table:table-row>
        <table:table-row table:style-name="ro5"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string" calcext:value-type="string">
            <text:p>Hexa in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Hexa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/>
          <table:table-cell table:style-name="ce195" table:formula="of:=IF(ISBLANK([$'Bin &lt;=&gt; Dec'.C4]);&quot;&quot;;IF([$'Bin &lt;=&gt; Dec'.C4]=INDEX([$Données.M$1:$Données.M$1048576];[$Données.N4]+3);&quot;VRAI&quot;;&quot;FAUX&quot;))">
            <text:p/>
          </table:table-cell>
          <table:table-cell table:style-name="ce226" table:formula="of:=IF(ISBLANK([$'Bin &lt;=&gt; Dec'.H4]);&quot;&quot;;IF(COUNT(BIN2DEC([$'Bin &lt;=&gt; Dec'.H4]))=0;&quot;FAUX&quot;;IF(BIN2DEC([$'Bin &lt;=&gt; Dec'.H4])=INDEX([$Données.M$1:$Données.M$1048576];[$Données.N14]+3);&quot;VRAI&quot;;&quot;FAUX&quot;)))">
            <text:p/>
          </table:table-cell>
          <table:table-cell table:style-name="ce195" table:formula="of:=IF(ISBLANK([$'Hexa &lt;=&gt; Dec'.C4]);&quot;&quot;;IF([$'Hexa &lt;=&gt; Dec'.C4]=INDEX([$Données.Q$1:$Données.Q$1048576];[$Données.S4]+3);&quot;VRAI&quot;;&quot;FAUX&quot;))">
            <text:p/>
          </table:table-cell>
          <table:table-cell table:style-name="ce195" table:formula="of:=IF(ISBLANK([$'Hexa &lt;=&gt; Dec'.H4]);&quot;&quot;;IF([$'Hexa &lt;=&gt; Dec'.H4]=INDEX([$Données.R$1:$Données.R$1048576];[$Données.S14]+3);&quot;VRAI&quot;;&quot;FAUX&quot;))">
            <text:p/>
          </table:table-cell>
          <table:table-cell table:style-name="ce195" table:formula="of:=IF(ISBLANK([$'Bin &lt;=&gt; Hexa'.C4]);&quot;&quot;;IF([$'Bin &lt;=&gt; Hexa'.C4]=INDEX([$Données.AG$1:$Données.AG$1048576];[$Données.AH4]+3);&quot;VRAI&quot;;&quot;FAUX&quot;))">
            <text:p/>
          </table:table-cell>
          <table:table-cell table:style-name="ce195" table:formula="of:=IF(ISBLANK([$'Bin &lt;=&gt; Hexa'.H4]);&quot;&quot;;IF(COUNT(BIN2DEC([$'Bin &lt;=&gt; Hexa'.H4]))=0;&quot;FAUX&quot;;IF(BIN2HEX([$'Bin &lt;=&gt; Hexa'.H4])=INDEX([$Données.AG$1:$Données.AG$1048576];[$Données.AH14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72" office:value-type="float" office:value="0.148305009227947" calcext:value-type="float">
            <text:p>0,148305009227947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table:style-name="ce72" office:value-type="float" office:value="1" calcext:value-type="float">
            <text:p>1</text:p>
          </table:table-cell>
          <table:table-cell table:style-name="ce72" table:formula="of:=COM.MICROSOFT.CONCAT([.B4:.I4])" office:value-type="string" office:string-value="10111111" calcext:value-type="string">
            <text:p>10111111</text:p>
          </table:table-cell>
          <table:table-cell table:style-name="ce72" table:formula="of:=COM.MICROSOFT.CONCAT([.B4];[.C4];[.D4];[.E4];&quot; &quot;;[.F4];[.G4];[.H4];[.I4])" office:value-type="string" office:string-value="1011 1111" calcext:value-type="string">
            <text:p>1011 1111</text:p>
          </table:table-cell>
          <table:table-cell table:style-name="ce282" table:formula="of:=DEC2BIN([.M4]; )" office:value-type="string" office:string-value="10111111" calcext:value-type="string">
            <text:p>10111111</text:p>
          </table:table-cell>
          <table:table-cell table:style-name="ce96" table:formula="of:=DECIMAL([.J4];2)" office:value-type="float" office:value="191" calcext:value-type="float">
            <text:p>191</text:p>
          </table:table-cell>
          <table:table-cell table:style-name="ce72" table:formula="of:=RANK([.A4];[.$A$4:.$A$23];0)" office:value-type="float" office:value="20" calcext:value-type="float">
            <text:p>20</text:p>
          </table:table-cell>
          <table:table-cell table:style-name="ce192" office:value-type="float" office:value="1" calcext:value-type="float">
            <text:p>1</text:p>
          </table:table-cell>
          <table:table-cell table:style-name="ce72" office:value-type="float" office:value="0.0962665907290896" calcext:value-type="float">
            <text:p>0,09626659072909</text:p>
          </table:table-cell>
          <table:table-cell table:style-name="ce72" office:value-type="float" office:value="208" calcext:value-type="float">
            <text:p>208</text:p>
          </table:table-cell>
          <table:table-cell table:style-name="ce72" table:formula="of:=DEC2HEX([.Q4])" office:value-type="string" office:string-value="D0" calcext:value-type="string">
            <text:p>D0</text:p>
          </table:table-cell>
          <table:table-cell table:style-name="ce72" table:formula="of:=RANK([.P4];[.$P$4:.$P$23];0)" office:value-type="float" office:value="19" calcext:value-type="float">
            <text:p>19</text:p>
          </table:table-cell>
          <table:table-cell table:style-name="ce192" office:value-type="float" office:value="1" calcext:value-type="float">
            <text:p>1</text:p>
          </table:table-cell>
          <table:table-cell table:style-name="ce72" office:value-type="float" office:value="0.72867455108707" calcext:value-type="float">
            <text:p>0,72867455108707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75" table:formula="of:=COM.MICROSOFT.CONCAT([.V4:.AC4])" office:value-type="string" office:string-value="00100110" calcext:value-type="string">
            <text:p>00100110</text:p>
          </table:table-cell>
          <table:table-cell table:style-name="ce72" table:formula="of:=COM.MICROSOFT.CONCAT([.V4];[.W4];[.X4];[.Y4];&quot; &quot;;[.Z4];[.AA4];[.AB4];[.AC4])" office:value-type="string" office:string-value="0010 0110" calcext:value-type="string">
            <text:p>0010 0110</text:p>
          </table:table-cell>
          <table:table-cell table:style-name="ce282" table:formula="of:=HEX2BIN([.AG4])" office:value-type="string" office:string-value="100110" calcext:value-type="string">
            <text:p>100110</text:p>
          </table:table-cell>
          <table:table-cell table:style-name="ce275" table:formula="of:=BIN2HEX([.AD4])" office:value-type="string" office:string-value="26" calcext:value-type="string">
            <text:p>26</text:p>
          </table:table-cell>
          <table:table-cell table:style-name="ce72" table:formula="of:=RANK([.U4];[.$U$4:.$U$23];0)" office:value-type="float" office:value="5" calcext:value-type="float">
            <text:p>5</text:p>
          </table:table-cell>
          <table:table-cell table:style-name="ce152" office:value-type="float" office:value="1" calcext:value-type="float">
            <text:p>1</text:p>
          </table:table-cell>
          <table:table-cell/>
          <table:table-cell table:style-name="ce196" table:formula="of:=IF(ISBLANK([$'Bin &lt;=&gt; Dec'.C5]);&quot;&quot;;IF([$'Bin &lt;=&gt; Dec'.C5]=INDEX([$Données.M$1:$Données.M$1048576];[$Données.N5]+3);&quot;VRAI&quot;;&quot;FAUX&quot;))">
            <text:p/>
          </table:table-cell>
          <table:table-cell table:style-name="ce196" table:formula="of:=IF(ISBLANK([$'Bin &lt;=&gt; Dec'.H5]);&quot;&quot;;IF(COUNT(BIN2DEC([$'Bin &lt;=&gt; Dec'.H5]))=0;&quot;FAUX&quot;;IF(BIN2DEC([$'Bin &lt;=&gt; Dec'.H5])=INDEX([$Données.M$1:$Données.M$1048576];[$Données.N15]+3);&quot;VRAI&quot;;&quot;FAUX&quot;)))">
            <text:p/>
          </table:table-cell>
          <table:table-cell table:style-name="ce196" table:formula="of:=IF(ISBLANK([$'Hexa &lt;=&gt; Dec'.C5]);&quot;&quot;;IF([$'Hexa &lt;=&gt; Dec'.C5]=INDEX([$Données.Q$1:$Données.Q$1048576];[$Données.S5]+3);&quot;VRAI&quot;;&quot;FAUX&quot;))">
            <text:p/>
          </table:table-cell>
          <table:table-cell table:style-name="ce196" table:formula="of:=IF(ISBLANK([$'Hexa &lt;=&gt; Dec'.H5]);&quot;&quot;;IF([$'Hexa &lt;=&gt; Dec'.H5]=INDEX([$Données.R$1:$Données.R$1048576];[$Données.S15]+3);&quot;VRAI&quot;;&quot;FAUX&quot;))">
            <text:p/>
          </table:table-cell>
          <table:table-cell table:style-name="ce196" table:formula="of:=IF(ISBLANK([$'Bin &lt;=&gt; Hexa'.C5]);&quot;&quot;;IF([$'Bin &lt;=&gt; Hexa'.C5]=INDEX([$Données.AG$1:$Données.AG$1048576];[$Données.AH5]+3);&quot;VRAI&quot;;&quot;FAUX&quot;))">
            <text:p/>
          </table:table-cell>
          <table:table-cell table:style-name="ce196" table:formula="of:=IF(ISBLANK([$'Bin &lt;=&gt; Hexa'.H5]);&quot;&quot;;IF(COUNT(BIN2DEC([$'Bin &lt;=&gt; Hexa'.H5]))=0;&quot;FAUX&quot;;IF(BIN2HEX([$'Bin &lt;=&gt; Hexa'.H5])=INDEX([$Données.AG$1:$Données.AG$1048576];[$Données.AH15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72" office:value-type="float" office:value="0.358452820273658" calcext:value-type="float">
            <text:p>0,358452820273658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formula="of:=COM.MICROSOFT.CONCAT([.B5:.I5])" office:value-type="string" office:string-value="11011110" calcext:value-type="string">
            <text:p>11011110</text:p>
          </table:table-cell>
          <table:table-cell table:style-name="ce275" table:formula="of:=COM.MICROSOFT.CONCAT([.B5];[.C5];[.D5];[.E5];&quot; &quot;;[.F5];[.G5];[.H5];[.I5])" office:value-type="string" office:string-value="1101 1110" calcext:value-type="string">
            <text:p>1101 1110</text:p>
          </table:table-cell>
          <table:table-cell table:style-name="ce275" table:formula="of:=DEC2BIN([.M5]; )" office:value-type="string" office:string-value="11011110" calcext:value-type="string">
            <text:p>11011110</text:p>
          </table:table-cell>
          <table:table-cell table:style-name="ce96" table:formula="of:=DECIMAL([.J5];2)" office:value-type="float" office:value="222" calcext:value-type="float">
            <text:p>222</text:p>
          </table:table-cell>
          <table:table-cell table:style-name="ce72" table:formula="of:=RANK([.A5];[.$A$4:.$A$23];0)" office:value-type="float" office:value="13" calcext:value-type="float">
            <text:p>13</text:p>
          </table:table-cell>
          <table:table-cell table:style-name="ce192" office:value-type="float" office:value="2" calcext:value-type="float">
            <text:p>2</text:p>
          </table:table-cell>
          <table:table-cell table:style-name="ce72" office:value-type="float" office:value="0.90690355746343" calcext:value-type="float">
            <text:p>0,90690355746343</text:p>
          </table:table-cell>
          <table:table-cell table:style-name="ce72" office:value-type="float" office:value="99" calcext:value-type="float">
            <text:p>99</text:p>
          </table:table-cell>
          <table:table-cell table:style-name="ce72" table:formula="of:=DEC2HEX([.Q5])" office:value-type="string" office:string-value="63" calcext:value-type="string">
            <text:p>63</text:p>
          </table:table-cell>
          <table:table-cell table:style-name="ce72" table:formula="of:=RANK([.P5];[.$P$4:.$P$23];0)" office:value-type="float" office:value="4" calcext:value-type="float">
            <text:p>4</text:p>
          </table:table-cell>
          <table:table-cell table:style-name="ce192" office:value-type="float" office:value="2" calcext:value-type="float">
            <text:p>2</text:p>
          </table:table-cell>
          <table:table-cell table:style-name="ce72" office:value-type="float" office:value="0.512979853984373" calcext:value-type="float">
            <text:p>0,512979853984373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275" table:formula="of:=COM.MICROSOFT.CONCAT([.V5:.AC5])" office:value-type="string" office:string-value="10010011" calcext:value-type="string">
            <text:p>10010011</text:p>
          </table:table-cell>
          <table:table-cell table:style-name="ce275" table:formula="of:=COM.MICROSOFT.CONCAT([.V5];[.W5];[.X5];[.Y5];&quot; &quot;;[.Z5];[.AA5];[.AB5];[.AC5])" office:value-type="string" office:string-value="1001 0011" calcext:value-type="string">
            <text:p>1001 0011</text:p>
          </table:table-cell>
          <table:table-cell table:style-name="ce275" table:formula="of:=HEX2BIN([.AG5])" office:value-type="string" office:string-value="10010011" calcext:value-type="string">
            <text:p>10010011</text:p>
          </table:table-cell>
          <table:table-cell table:style-name="ce275" table:formula="of:=BIN2HEX([.AD5])" office:value-type="string" office:string-value="93" calcext:value-type="string">
            <text:p>93</text:p>
          </table:table-cell>
          <table:table-cell table:style-name="ce72" table:formula="of:=RANK([.U5];[.$U$4:.$U$23];0)" office:value-type="float" office:value="12" calcext:value-type="float">
            <text:p>12</text:p>
          </table:table-cell>
          <table:table-cell table:style-name="ce152" office:value-type="float" office:value="2" calcext:value-type="float">
            <text:p>2</text:p>
          </table:table-cell>
          <table:table-cell/>
          <table:table-cell table:style-name="ce195" table:formula="of:=IF(ISBLANK([$'Bin &lt;=&gt; Dec'.C6]);&quot;&quot;;IF([$'Bin &lt;=&gt; Dec'.C6]=INDEX([$Données.M$1:$Données.M$1048576];[$Données.N6]+3);&quot;VRAI&quot;;&quot;FAUX&quot;))">
            <text:p/>
          </table:table-cell>
          <table:table-cell table:style-name="ce195" table:formula="of:=IF(ISBLANK([$'Bin &lt;=&gt; Dec'.H6]);&quot;&quot;;IF(COUNT(BIN2DEC([$'Bin &lt;=&gt; Dec'.H6]))=0;&quot;FAUX&quot;;IF(BIN2DEC([$'Bin &lt;=&gt; Dec'.H6])=INDEX([$Données.M$1:$Données.M$1048576];[$Données.N16]+3);&quot;VRAI&quot;;&quot;FAUX&quot;)))">
            <text:p/>
          </table:table-cell>
          <table:table-cell table:style-name="ce195" table:formula="of:=IF(ISBLANK([$'Hexa &lt;=&gt; Dec'.C6]);&quot;&quot;;IF([$'Hexa &lt;=&gt; Dec'.C6]=INDEX([$Données.Q$1:$Données.Q$1048576];[$Données.S6]+3);&quot;VRAI&quot;;&quot;FAUX&quot;))">
            <text:p/>
          </table:table-cell>
          <table:table-cell table:style-name="ce195" table:formula="of:=IF(ISBLANK([$'Hexa &lt;=&gt; Dec'.H6]);&quot;&quot;;IF([$'Hexa &lt;=&gt; Dec'.H6]=INDEX([$Données.R$1:$Données.R$1048576];[$Données.S16]+3);&quot;VRAI&quot;;&quot;FAUX&quot;))">
            <text:p/>
          </table:table-cell>
          <table:table-cell table:style-name="ce195" table:formula="of:=IF(ISBLANK([$'Bin &lt;=&gt; Hexa'.C6]);&quot;&quot;;IF([$'Bin &lt;=&gt; Hexa'.C6]=INDEX([$Données.AG$1:$Données.AG$1048576];[$Données.AH6]+3);&quot;VRAI&quot;;&quot;FAUX&quot;))">
            <text:p/>
          </table:table-cell>
          <table:table-cell table:style-name="ce195" table:formula="of:=IF(ISBLANK([$'Bin &lt;=&gt; Hexa'.H6]);&quot;&quot;;IF(COUNT(BIN2DEC([$'Bin &lt;=&gt; Hexa'.H6]))=0;&quot;FAUX&quot;;IF(BIN2HEX([$'Bin &lt;=&gt; Hexa'.H6])=INDEX([$Données.AG$1:$Données.AG$1048576];[$Données.AH16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72" office:value-type="float" office:value="0.900342027958362" calcext:value-type="float">
            <text:p>0,900342027958362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COM.MICROSOFT.CONCAT([.B6:.I6])" office:value-type="string" office:string-value="00100101" calcext:value-type="string">
            <text:p>00100101</text:p>
          </table:table-cell>
          <table:table-cell table:style-name="ce275" table:formula="of:=COM.MICROSOFT.CONCAT([.B6];[.C6];[.D6];[.E6];&quot; &quot;;[.F6];[.G6];[.H6];[.I6])" office:value-type="string" office:string-value="0010 0101" calcext:value-type="string">
            <text:p>0010 0101</text:p>
          </table:table-cell>
          <table:table-cell table:style-name="ce275" table:formula="of:=DEC2BIN([.M6]; )" office:value-type="string" office:string-value="100101" calcext:value-type="string">
            <text:p>100101</text:p>
          </table:table-cell>
          <table:table-cell table:style-name="ce96" table:formula="of:=DECIMAL([.J6];2)" office:value-type="float" office:value="37" calcext:value-type="float">
            <text:p>37</text:p>
          </table:table-cell>
          <table:table-cell table:style-name="ce72" table:formula="of:=RANK([.A6];[.$A$4:.$A$23];0)" office:value-type="float" office:value="3" calcext:value-type="float">
            <text:p>3</text:p>
          </table:table-cell>
          <table:table-cell table:style-name="ce192" office:value-type="float" office:value="3" calcext:value-type="float">
            <text:p>3</text:p>
          </table:table-cell>
          <table:table-cell table:style-name="ce72" office:value-type="float" office:value="0.821942832779346" calcext:value-type="float">
            <text:p>0,821942832779346</text:p>
          </table:table-cell>
          <table:table-cell table:style-name="ce72" office:value-type="float" office:value="41" calcext:value-type="float">
            <text:p>41</text:p>
          </table:table-cell>
          <table:table-cell table:style-name="ce72" table:formula="of:=DEC2HEX([.Q6])" office:value-type="string" office:string-value="29" calcext:value-type="string">
            <text:p>29</text:p>
          </table:table-cell>
          <table:table-cell table:style-name="ce72" table:formula="of:=RANK([.P6];[.$P$4:.$P$23];0)" office:value-type="float" office:value="7" calcext:value-type="float">
            <text:p>7</text:p>
          </table:table-cell>
          <table:table-cell table:style-name="ce192" office:value-type="float" office:value="3" calcext:value-type="float">
            <text:p>3</text:p>
          </table:table-cell>
          <table:table-cell table:style-name="ce72" office:value-type="float" office:value="0.915577745175736" calcext:value-type="float">
            <text:p>0,915577745175736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275" table:formula="of:=COM.MICROSOFT.CONCAT([.V6:.AC6])" office:value-type="string" office:string-value="11110100" calcext:value-type="string">
            <text:p>11110100</text:p>
          </table:table-cell>
          <table:table-cell table:style-name="ce275" table:formula="of:=COM.MICROSOFT.CONCAT([.V6];[.W6];[.X6];[.Y6];&quot; &quot;;[.Z6];[.AA6];[.AB6];[.AC6])" office:value-type="string" office:string-value="1111 0100" calcext:value-type="string">
            <text:p>1111 0100</text:p>
          </table:table-cell>
          <table:table-cell table:style-name="ce275" table:formula="of:=HEX2BIN([.AG6])" office:value-type="string" office:string-value="11110100" calcext:value-type="string">
            <text:p>11110100</text:p>
          </table:table-cell>
          <table:table-cell table:style-name="ce275" table:formula="of:=BIN2HEX([.AD6])" office:value-type="string" office:string-value="F4" calcext:value-type="string">
            <text:p>F4</text:p>
          </table:table-cell>
          <table:table-cell table:style-name="ce72" table:formula="of:=RANK([.U6];[.$U$4:.$U$23];0)" office:value-type="float" office:value="1" calcext:value-type="float">
            <text:p>1</text:p>
          </table:table-cell>
          <table:table-cell table:style-name="ce152" office:value-type="float" office:value="3" calcext:value-type="float">
            <text:p>3</text:p>
          </table:table-cell>
          <table:table-cell/>
          <table:table-cell table:style-name="ce196" table:formula="of:=IF(ISBLANK([$'Bin &lt;=&gt; Dec'.C7]);&quot;&quot;;IF([$'Bin &lt;=&gt; Dec'.C7]=INDEX([$Données.M$1:$Données.M$1048576];[$Données.N7]+3);&quot;VRAI&quot;;&quot;FAUX&quot;))">
            <text:p/>
          </table:table-cell>
          <table:table-cell table:style-name="ce196" table:formula="of:=IF(ISBLANK([$'Bin &lt;=&gt; Dec'.H7]);&quot;&quot;;IF(COUNT(BIN2DEC([$'Bin &lt;=&gt; Dec'.H7]))=0;&quot;FAUX&quot;;IF(BIN2DEC([$'Bin &lt;=&gt; Dec'.H7])=INDEX([$Données.M$1:$Données.M$1048576];[$Données.N17]+3);&quot;VRAI&quot;;&quot;FAUX&quot;)))">
            <text:p/>
          </table:table-cell>
          <table:table-cell table:style-name="ce196" table:formula="of:=IF(ISBLANK([$'Hexa &lt;=&gt; Dec'.C7]);&quot;&quot;;IF([$'Hexa &lt;=&gt; Dec'.C7]=INDEX([$Données.Q$1:$Données.Q$1048576];[$Données.S7]+3);&quot;VRAI&quot;;&quot;FAUX&quot;))">
            <text:p/>
          </table:table-cell>
          <table:table-cell table:style-name="ce196" table:formula="of:=IF(ISBLANK([$'Hexa &lt;=&gt; Dec'.H7]);&quot;&quot;;IF([$'Hexa &lt;=&gt; Dec'.H7]=INDEX([$Données.R$1:$Données.R$1048576];[$Données.S17]+3);&quot;VRAI&quot;;&quot;FAUX&quot;))">
            <text:p/>
          </table:table-cell>
          <table:table-cell table:style-name="ce196" table:formula="of:=IF(ISBLANK([$'Bin &lt;=&gt; Hexa'.C7]);&quot;&quot;;IF([$'Bin &lt;=&gt; Hexa'.C7]=INDEX([$Données.AG$1:$Données.AG$1048576];[$Données.AH7]+3);&quot;VRAI&quot;;&quot;FAUX&quot;))">
            <text:p/>
          </table:table-cell>
          <table:table-cell table:style-name="ce196" table:formula="of:=IF(ISBLANK([$'Bin &lt;=&gt; Hexa'.H7]);&quot;&quot;;IF(COUNT(BIN2DEC([$'Bin &lt;=&gt; Hexa'.H7]))=0;&quot;FAUX&quot;;IF(BIN2HEX([$'Bin &lt;=&gt; Hexa'.H7])=INDEX([$Données.AG$1:$Données.AG$1048576];[$Données.AH17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72" office:value-type="float" office:value="0.683473255091173" calcext:value-type="float">
            <text:p>0,683473255091173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COM.MICROSOFT.CONCAT([.B7:.I7])" office:value-type="string" office:string-value="10010001" calcext:value-type="string">
            <text:p>10010001</text:p>
          </table:table-cell>
          <table:table-cell table:style-name="ce275" table:formula="of:=COM.MICROSOFT.CONCAT([.B7];[.C7];[.D7];[.E7];&quot; &quot;;[.F7];[.G7];[.H7];[.I7])" office:value-type="string" office:string-value="1001 0001" calcext:value-type="string">
            <text:p>1001 0001</text:p>
          </table:table-cell>
          <table:table-cell table:style-name="ce275" table:formula="of:=DEC2BIN([.M7]; )" office:value-type="string" office:string-value="10010001" calcext:value-type="string">
            <text:p>10010001</text:p>
          </table:table-cell>
          <table:table-cell table:style-name="ce96" table:formula="of:=DECIMAL([.J7];2)" office:value-type="float" office:value="145" calcext:value-type="float">
            <text:p>145</text:p>
          </table:table-cell>
          <table:table-cell table:style-name="ce72" table:formula="of:=RANK([.A7];[.$A$4:.$A$23];0)" office:value-type="float" office:value="8" calcext:value-type="float">
            <text:p>8</text:p>
          </table:table-cell>
          <table:table-cell table:style-name="ce192" office:value-type="float" office:value="4" calcext:value-type="float">
            <text:p>4</text:p>
          </table:table-cell>
          <table:table-cell table:style-name="ce72" office:value-type="float" office:value="0.211847986622277" calcext:value-type="float">
            <text:p>0,211847986622277</text:p>
          </table:table-cell>
          <table:table-cell table:style-name="ce72" office:value-type="float" office:value="26" calcext:value-type="float">
            <text:p>26</text:p>
          </table:table-cell>
          <table:table-cell table:style-name="ce72" table:formula="of:=DEC2HEX([.Q7])" office:value-type="string" office:string-value="1A" calcext:value-type="string">
            <text:p>1A</text:p>
          </table:table-cell>
          <table:table-cell table:style-name="ce72" table:formula="of:=RANK([.P7];[.$P$4:.$P$23];0)" office:value-type="float" office:value="16" calcext:value-type="float">
            <text:p>16</text:p>
          </table:table-cell>
          <table:table-cell table:style-name="ce192" office:value-type="float" office:value="4" calcext:value-type="float">
            <text:p>4</text:p>
          </table:table-cell>
          <table:table-cell table:style-name="ce72" office:value-type="float" office:value="0.690351511966357" calcext:value-type="float">
            <text:p>0,690351511966357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75" table:formula="of:=COM.MICROSOFT.CONCAT([.V7:.AC7])" office:value-type="string" office:string-value="01001001" calcext:value-type="string">
            <text:p>01001001</text:p>
          </table:table-cell>
          <table:table-cell table:style-name="ce275" table:formula="of:=COM.MICROSOFT.CONCAT([.V7];[.W7];[.X7];[.Y7];&quot; &quot;;[.Z7];[.AA7];[.AB7];[.AC7])" office:value-type="string" office:string-value="0100 1001" calcext:value-type="string">
            <text:p>0100 1001</text:p>
          </table:table-cell>
          <table:table-cell table:style-name="ce275" table:formula="of:=HEX2BIN([.AG7])" office:value-type="string" office:string-value="1001001" calcext:value-type="string">
            <text:p>1001001</text:p>
          </table:table-cell>
          <table:table-cell table:style-name="ce275" table:formula="of:=BIN2HEX([.AD7])" office:value-type="string" office:string-value="49" calcext:value-type="string">
            <text:p>49</text:p>
          </table:table-cell>
          <table:table-cell table:style-name="ce72" table:formula="of:=RANK([.U7];[.$U$4:.$U$23];0)" office:value-type="float" office:value="6" calcext:value-type="float">
            <text:p>6</text:p>
          </table:table-cell>
          <table:table-cell table:style-name="ce152" office:value-type="float" office:value="4" calcext:value-type="float">
            <text:p>4</text:p>
          </table:table-cell>
          <table:table-cell/>
          <table:table-cell table:style-name="ce195" table:formula="of:=IF(ISBLANK([$'Bin &lt;=&gt; Dec'.C8]);&quot;&quot;;IF([$'Bin &lt;=&gt; Dec'.C8]=INDEX([$Données.M$1:$Données.M$1048576];[$Données.N8]+3);&quot;VRAI&quot;;&quot;FAUX&quot;))">
            <text:p/>
          </table:table-cell>
          <table:table-cell table:style-name="ce195" table:formula="of:=IF(ISBLANK([$'Bin &lt;=&gt; Dec'.H8]);&quot;&quot;;IF(COUNT(BIN2DEC([$'Bin &lt;=&gt; Dec'.H8]))=0;&quot;FAUX&quot;;IF(BIN2DEC([$'Bin &lt;=&gt; Dec'.H8])=INDEX([$Données.M$1:$Données.M$1048576];[$Données.N18]+3);&quot;VRAI&quot;;&quot;FAUX&quot;)))">
            <text:p/>
          </table:table-cell>
          <table:table-cell table:style-name="ce195" table:formula="of:=IF(ISBLANK([$'Hexa &lt;=&gt; Dec'.C8]);&quot;&quot;;IF([$'Hexa &lt;=&gt; Dec'.C8]=INDEX([$Données.Q$1:$Données.Q$1048576];[$Données.S8]+3);&quot;VRAI&quot;;&quot;FAUX&quot;))">
            <text:p/>
          </table:table-cell>
          <table:table-cell table:style-name="ce195" table:formula="of:=IF(ISBLANK([$'Hexa &lt;=&gt; Dec'.H8]);&quot;&quot;;IF([$'Hexa &lt;=&gt; Dec'.H8]=INDEX([$Données.R$1:$Données.R$1048576];[$Données.S18]+3);&quot;VRAI&quot;;&quot;FAUX&quot;))">
            <text:p/>
          </table:table-cell>
          <table:table-cell table:style-name="ce195" table:formula="of:=IF(ISBLANK([$'Bin &lt;=&gt; Hexa'.C8]);&quot;&quot;;IF([$'Bin &lt;=&gt; Hexa'.C8]=INDEX([$Données.AG$1:$Données.AG$1048576];[$Données.AH8]+3);&quot;VRAI&quot;;&quot;FAUX&quot;))">
            <text:p/>
          </table:table-cell>
          <table:table-cell table:style-name="ce195" table:formula="of:=IF(ISBLANK([$'Bin &lt;=&gt; Hexa'.H8]);&quot;&quot;;IF(COUNT(BIN2DEC([$'Bin &lt;=&gt; Hexa'.H8]))=0;&quot;FAUX&quot;;IF(BIN2HEX([$'Bin &lt;=&gt; Hexa'.H8])=INDEX([$Données.AG$1:$Données.AG$1048576];[$Données.AH18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72" office:value-type="float" office:value="0.760065688966032" calcext:value-type="float">
            <text:p>0,760065688966032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table:formula="of:=COM.MICROSOFT.CONCAT([.B8:.I8])" office:value-type="string" office:string-value="00001100" calcext:value-type="string">
            <text:p>00001100</text:p>
          </table:table-cell>
          <table:table-cell table:style-name="ce275" table:formula="of:=COM.MICROSOFT.CONCAT([.B8];[.C8];[.D8];[.E8];&quot; &quot;;[.F8];[.G8];[.H8];[.I8])" office:value-type="string" office:string-value="0000 1100" calcext:value-type="string">
            <text:p>0000 1100</text:p>
          </table:table-cell>
          <table:table-cell table:style-name="ce275" table:formula="of:=DEC2BIN([.M8]; )" office:value-type="string" office:string-value="1100" calcext:value-type="string">
            <text:p>1100</text:p>
          </table:table-cell>
          <table:table-cell table:style-name="ce96" table:formula="of:=DECIMAL([.J8];2)" office:value-type="float" office:value="12" calcext:value-type="float">
            <text:p>12</text:p>
          </table:table-cell>
          <table:table-cell table:style-name="ce72" table:formula="of:=RANK([.A8];[.$A$4:.$A$23];0)" office:value-type="float" office:value="7" calcext:value-type="float">
            <text:p>7</text:p>
          </table:table-cell>
          <table:table-cell table:style-name="ce192" office:value-type="float" office:value="5" calcext:value-type="float">
            <text:p>5</text:p>
          </table:table-cell>
          <table:table-cell table:style-name="ce72" office:value-type="float" office:value="0.14172034533576" calcext:value-type="float">
            <text:p>0,14172034533576</text:p>
          </table:table-cell>
          <table:table-cell table:style-name="ce72" office:value-type="float" office:value="197" calcext:value-type="float">
            <text:p>197</text:p>
          </table:table-cell>
          <table:table-cell table:style-name="ce72" table:formula="of:=DEC2HEX([.Q8])" office:value-type="string" office:string-value="C5" calcext:value-type="string">
            <text:p>C5</text:p>
          </table:table-cell>
          <table:table-cell table:style-name="ce72" table:formula="of:=RANK([.P8];[.$P$4:.$P$23];0)" office:value-type="float" office:value="18" calcext:value-type="float">
            <text:p>18</text:p>
          </table:table-cell>
          <table:table-cell table:style-name="ce192" office:value-type="float" office:value="5" calcext:value-type="float">
            <text:p>5</text:p>
          </table:table-cell>
          <table:table-cell table:style-name="ce72" office:value-type="float" office:value="0.237708639460711" calcext:value-type="float">
            <text:p>0,23770863946071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275" table:formula="of:=COM.MICROSOFT.CONCAT([.V8:.AC8])" office:value-type="string" office:string-value="10010000" calcext:value-type="string">
            <text:p>10010000</text:p>
          </table:table-cell>
          <table:table-cell table:style-name="ce275" table:formula="of:=COM.MICROSOFT.CONCAT([.V8];[.W8];[.X8];[.Y8];&quot; &quot;;[.Z8];[.AA8];[.AB8];[.AC8])" office:value-type="string" office:string-value="1001 0000" calcext:value-type="string">
            <text:p>1001 0000</text:p>
          </table:table-cell>
          <table:table-cell table:style-name="ce275" table:formula="of:=HEX2BIN([.AG8])" office:value-type="string" office:string-value="10010000" calcext:value-type="string">
            <text:p>10010000</text:p>
          </table:table-cell>
          <table:table-cell table:style-name="ce275" table:formula="of:=BIN2HEX([.AD8])" office:value-type="string" office:string-value="90" calcext:value-type="string">
            <text:p>90</text:p>
          </table:table-cell>
          <table:table-cell table:style-name="ce72" table:formula="of:=RANK([.U8];[.$U$4:.$U$23];0)" office:value-type="float" office:value="17" calcext:value-type="float">
            <text:p>17</text:p>
          </table:table-cell>
          <table:table-cell table:style-name="ce152" office:value-type="float" office:value="5" calcext:value-type="float">
            <text:p>5</text:p>
          </table:table-cell>
          <table:table-cell/>
          <table:table-cell table:style-name="ce196" table:formula="of:=IF(ISBLANK([$'Bin &lt;=&gt; Dec'.C9]);&quot;&quot;;IF([$'Bin &lt;=&gt; Dec'.C9]=INDEX([$Données.M$1:$Données.M$1048576];[$Données.N9]+3);&quot;VRAI&quot;;&quot;FAUX&quot;))">
            <text:p/>
          </table:table-cell>
          <table:table-cell table:style-name="ce196" table:formula="of:=IF(ISBLANK([$'Bin &lt;=&gt; Dec'.H9]);&quot;&quot;;IF(COUNT(BIN2DEC([$'Bin &lt;=&gt; Dec'.H9]))=0;&quot;FAUX&quot;;IF(BIN2DEC([$'Bin &lt;=&gt; Dec'.H9])=INDEX([$Données.M$1:$Données.M$1048576];[$Données.N19]+3);&quot;VRAI&quot;;&quot;FAUX&quot;)))">
            <text:p/>
          </table:table-cell>
          <table:table-cell table:style-name="ce196" table:formula="of:=IF(ISBLANK([$'Hexa &lt;=&gt; Dec'.C9]);&quot;&quot;;IF([$'Hexa &lt;=&gt; Dec'.C9]=INDEX([$Données.Q$1:$Données.Q$1048576];[$Données.S9]+3);&quot;VRAI&quot;;&quot;FAUX&quot;))">
            <text:p/>
          </table:table-cell>
          <table:table-cell table:style-name="ce196" table:formula="of:=IF(ISBLANK([$'Hexa &lt;=&gt; Dec'.H9]);&quot;&quot;;IF([$'Hexa &lt;=&gt; Dec'.H9]=INDEX([$Données.R$1:$Données.R$1048576];[$Données.S19]+3);&quot;VRAI&quot;;&quot;FAUX&quot;))">
            <text:p/>
          </table:table-cell>
          <table:table-cell table:style-name="ce196" table:formula="of:=IF(ISBLANK([$'Bin &lt;=&gt; Hexa'.C9]);&quot;&quot;;IF([$'Bin &lt;=&gt; Hexa'.C9]=INDEX([$Données.AG$1:$Données.AG$1048576];[$Données.AH9]+3);&quot;VRAI&quot;;&quot;FAUX&quot;))">
            <text:p/>
          </table:table-cell>
          <table:table-cell table:style-name="ce196" table:formula="of:=IF(ISBLANK([$'Bin &lt;=&gt; Hexa'.H9]);&quot;&quot;;IF(COUNT(BIN2DEC([$'Bin &lt;=&gt; Hexa'.H9]))=0;&quot;FAUX&quot;;IF(BIN2HEX([$'Bin &lt;=&gt; Hexa'.H9])=INDEX([$Données.AG$1:$Données.AG$1048576];[$Données.AH19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25" office:value-type="float" office:value="0.807634269863906" calcext:value-type="float">
            <text:p>0,807634269863906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COM.MICROSOFT.CONCAT([.B9:.I9])" office:value-type="string" office:string-value="00000010" calcext:value-type="string">
            <text:p>00000010</text:p>
          </table:table-cell>
          <table:table-cell table:style-name="ce276" table:formula="of:=COM.MICROSOFT.CONCAT([.B9];[.C9];[.D9];[.E9];&quot; &quot;;[.F9];[.G9];[.H9];[.I9])" office:value-type="string" office:string-value="0000 0010" calcext:value-type="string">
            <text:p>0000 0010</text:p>
          </table:table-cell>
          <table:table-cell table:style-name="ce276" table:formula="of:=DEC2BIN([.M9]; )" office:value-type="string" office:string-value="10" calcext:value-type="string">
            <text:p>10</text:p>
          </table:table-cell>
          <table:table-cell table:style-name="ce36" table:formula="of:=DECIMAL([.J9];2)" office:value-type="float" office:value="2" calcext:value-type="float">
            <text:p>2</text:p>
          </table:table-cell>
          <table:table-cell table:style-name="ce25" table:formula="of:=RANK([.A9];[.$A$4:.$A$23];0)" office:value-type="float" office:value="6" calcext:value-type="float">
            <text:p>6</text:p>
          </table:table-cell>
          <table:table-cell table:style-name="ce192" office:value-type="float" office:value="6" calcext:value-type="float">
            <text:p>6</text:p>
          </table:table-cell>
          <table:table-cell table:style-name="ce25" office:value-type="float" office:value="0.917569789936948" calcext:value-type="float">
            <text:p>0,917569789936948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table:formula="of:=DEC2HEX([.Q9])" office:value-type="string" office:string-value="6D" calcext:value-type="string">
            <text:p>6D</text:p>
          </table:table-cell>
          <table:table-cell table:style-name="ce25" table:formula="of:=RANK([.P9];[.$P$4:.$P$23];0)" office:value-type="float" office:value="2" calcext:value-type="float">
            <text:p>2</text:p>
          </table:table-cell>
          <table:table-cell table:style-name="ce192" office:value-type="float" office:value="6" calcext:value-type="float">
            <text:p>6</text:p>
          </table:table-cell>
          <table:table-cell table:style-name="ce25" office:value-type="float" office:value="0.15849758341038" calcext:value-type="float">
            <text:p>0,15849758341038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76" table:formula="of:=COM.MICROSOFT.CONCAT([.V9:.AC9])" office:value-type="string" office:string-value="10011001" calcext:value-type="string">
            <text:p>10011001</text:p>
          </table:table-cell>
          <table:table-cell table:style-name="ce276" table:formula="of:=COM.MICROSOFT.CONCAT([.V9];[.W9];[.X9];[.Y9];&quot; &quot;;[.Z9];[.AA9];[.AB9];[.AC9])" office:value-type="string" office:string-value="1001 1001" calcext:value-type="string">
            <text:p>1001 1001</text:p>
          </table:table-cell>
          <table:table-cell table:style-name="ce276" table:formula="of:=HEX2BIN([.AG9])" office:value-type="string" office:string-value="10011001" calcext:value-type="string">
            <text:p>10011001</text:p>
          </table:table-cell>
          <table:table-cell table:style-name="ce276" table:formula="of:=BIN2HEX([.AD9])" office:value-type="string" office:string-value="99" calcext:value-type="string">
            <text:p>99</text:p>
          </table:table-cell>
          <table:table-cell table:style-name="ce25" table:formula="of:=RANK([.U9];[.$U$4:.$U$23];0)" office:value-type="float" office:value="18" calcext:value-type="float">
            <text:p>18</text:p>
          </table:table-cell>
          <table:table-cell table:style-name="ce152" office:value-type="float" office:value="6" calcext:value-type="float">
            <text:p>6</text:p>
          </table:table-cell>
          <table:table-cell/>
          <table:table-cell table:style-name="ce195" table:formula="of:=IF(ISBLANK([$'Bin &lt;=&gt; Dec'.C10]);&quot;&quot;;IF([$'Bin &lt;=&gt; Dec'.C10]=INDEX([$Données.M$1:$Données.M$1048576];[$Données.N10]+3);&quot;VRAI&quot;;&quot;FAUX&quot;))">
            <text:p/>
          </table:table-cell>
          <table:table-cell table:style-name="ce195" table:formula="of:=IF(ISBLANK([$'Bin &lt;=&gt; Dec'.H10]);&quot;&quot;;IF(COUNT(BIN2DEC([$'Bin &lt;=&gt; Dec'.H10]))=0;&quot;FAUX&quot;;IF(BIN2DEC([$'Bin &lt;=&gt; Dec'.H10])=INDEX([$Données.M$1:$Données.M$1048576];[$Données.N20]+3);&quot;VRAI&quot;;&quot;FAUX&quot;)))">
            <text:p/>
          </table:table-cell>
          <table:table-cell table:style-name="ce195" table:formula="of:=IF(ISBLANK([$'Hexa &lt;=&gt; Dec'.C10]);&quot;&quot;;IF([$'Hexa &lt;=&gt; Dec'.C10]=INDEX([$Données.Q$1:$Données.Q$1048576];[$Données.S10]+3);&quot;VRAI&quot;;&quot;FAUX&quot;))">
            <text:p/>
          </table:table-cell>
          <table:table-cell table:style-name="ce195" table:formula="of:=IF(ISBLANK([$'Hexa &lt;=&gt; Dec'.H10]);&quot;&quot;;IF([$'Hexa &lt;=&gt; Dec'.H10]=INDEX([$Données.R$1:$Données.R$1048576];[$Données.S20]+3);&quot;VRAI&quot;;&quot;FAUX&quot;))">
            <text:p/>
          </table:table-cell>
          <table:table-cell table:style-name="ce195" table:formula="of:=IF(ISBLANK([$'Bin &lt;=&gt; Hexa'.C10]);&quot;&quot;;IF([$'Bin &lt;=&gt; Hexa'.C10]=INDEX([$Données.AG$1:$Données.AG$1048576];[$Données.AH10]+3);&quot;VRAI&quot;;&quot;FAUX&quot;))">
            <text:p/>
          </table:table-cell>
          <table:table-cell table:style-name="ce195" table:formula="of:=IF(ISBLANK([$'Bin &lt;=&gt; Hexa'.H10]);&quot;&quot;;IF(COUNT(BIN2DEC([$'Bin &lt;=&gt; Hexa'.H10]))=0;&quot;FAUX&quot;;IF(BIN2HEX([$'Bin &lt;=&gt; Hexa'.H10])=INDEX([$Données.AG$1:$Données.AG$1048576];[$Données.AH20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25" office:value-type="float" office:value="0.682324059921609" calcext:value-type="float">
            <text:p>0,68232405992160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COM.MICROSOFT.CONCAT([.B10:.I10])" office:value-type="string" office:string-value="11011100" calcext:value-type="string">
            <text:p>11011100</text:p>
          </table:table-cell>
          <table:table-cell table:style-name="ce276" table:formula="of:=COM.MICROSOFT.CONCAT([.B10];[.C10];[.D10];[.E10];&quot; &quot;;[.F10];[.G10];[.H10];[.I10])" office:value-type="string" office:string-value="1101 1100" calcext:value-type="string">
            <text:p>1101 1100</text:p>
          </table:table-cell>
          <table:table-cell table:style-name="ce276" table:formula="of:=DEC2BIN([.M10]; )" office:value-type="string" office:string-value="11011100" calcext:value-type="string">
            <text:p>11011100</text:p>
          </table:table-cell>
          <table:table-cell table:style-name="ce36" table:formula="of:=DECIMAL([.J10];2)" office:value-type="float" office:value="220" calcext:value-type="float">
            <text:p>220</text:p>
          </table:table-cell>
          <table:table-cell table:style-name="ce25" table:formula="of:=RANK([.A10];[.$A$4:.$A$23];0)" office:value-type="float" office:value="9" calcext:value-type="float">
            <text:p>9</text:p>
          </table:table-cell>
          <table:table-cell table:style-name="ce192" office:value-type="float" office:value="7" calcext:value-type="float">
            <text:p>7</text:p>
          </table:table-cell>
          <table:table-cell table:style-name="ce25" office:value-type="float" office:value="0.447604690908572" calcext:value-type="float">
            <text:p>0,447604690908572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formula="of:=DEC2HEX([.Q10])" office:value-type="string" office:string-value="11" calcext:value-type="string">
            <text:p>11</text:p>
          </table:table-cell>
          <table:table-cell table:style-name="ce25" table:formula="of:=RANK([.P10];[.$P$4:.$P$23];0)" office:value-type="float" office:value="13" calcext:value-type="float">
            <text:p>13</text:p>
          </table:table-cell>
          <table:table-cell table:style-name="ce192" office:value-type="float" office:value="7" calcext:value-type="float">
            <text:p>7</text:p>
          </table:table-cell>
          <table:table-cell table:style-name="ce25" office:value-type="float" office:value="0.732411020201756" calcext:value-type="float">
            <text:p>0,73241102020175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76" table:formula="of:=COM.MICROSOFT.CONCAT([.V10:.AC10])" office:value-type="string" office:string-value="01010010" calcext:value-type="string">
            <text:p>01010010</text:p>
          </table:table-cell>
          <table:table-cell table:style-name="ce276" table:formula="of:=COM.MICROSOFT.CONCAT([.V10];[.W10];[.X10];[.Y10];&quot; &quot;;[.Z10];[.AA10];[.AB10];[.AC10])" office:value-type="string" office:string-value="0101 0010" calcext:value-type="string">
            <text:p>0101 0010</text:p>
          </table:table-cell>
          <table:table-cell table:style-name="ce276" table:formula="of:=HEX2BIN([.AG10])" office:value-type="string" office:string-value="1010010" calcext:value-type="string">
            <text:p>1010010</text:p>
          </table:table-cell>
          <table:table-cell table:style-name="ce276" table:formula="of:=BIN2HEX([.AD10])" office:value-type="string" office:string-value="52" calcext:value-type="string">
            <text:p>52</text:p>
          </table:table-cell>
          <table:table-cell table:style-name="ce25" table:formula="of:=RANK([.U10];[.$U$4:.$U$23];0)" office:value-type="float" office:value="4" calcext:value-type="float">
            <text:p>4</text:p>
          </table:table-cell>
          <table:table-cell table:style-name="ce152" office:value-type="float" office:value="7" calcext:value-type="float">
            <text:p>7</text:p>
          </table:table-cell>
          <table:table-cell/>
          <table:table-cell table:style-name="ce196" table:formula="of:=IF(ISBLANK([$'Bin &lt;=&gt; Dec'.C11]);&quot;&quot;;IF([$'Bin &lt;=&gt; Dec'.C11]=INDEX([$Données.M$1:$Données.M$1048576];[$Données.N11]+3);&quot;VRAI&quot;;&quot;FAUX&quot;))">
            <text:p/>
          </table:table-cell>
          <table:table-cell table:style-name="ce196" table:formula="of:=IF(ISBLANK([$'Bin &lt;=&gt; Dec'.H11]);&quot;&quot;;IF(COUNT(BIN2DEC([$'Bin &lt;=&gt; Dec'.H11]))=0;&quot;FAUX&quot;;IF(BIN2DEC([$'Bin &lt;=&gt; Dec'.H11])=INDEX([$Données.M$1:$Données.M$1048576];[$Données.N21]+3);&quot;VRAI&quot;;&quot;FAUX&quot;)))">
            <text:p/>
          </table:table-cell>
          <table:table-cell table:style-name="ce196" table:formula="of:=IF(ISBLANK([$'Hexa &lt;=&gt; Dec'.C11]);&quot;&quot;;IF([$'Hexa &lt;=&gt; Dec'.C11]=INDEX([$Données.Q$1:$Données.Q$1048576];[$Données.S11]+3);&quot;VRAI&quot;;&quot;FAUX&quot;))">
            <text:p/>
          </table:table-cell>
          <table:table-cell table:style-name="ce196" table:formula="of:=IF(ISBLANK([$'Hexa &lt;=&gt; Dec'.H11]);&quot;&quot;;IF([$'Hexa &lt;=&gt; Dec'.H11]=INDEX([$Données.R$1:$Données.R$1048576];[$Données.S21]+3);&quot;VRAI&quot;;&quot;FAUX&quot;))">
            <text:p/>
          </table:table-cell>
          <table:table-cell table:style-name="ce196" table:formula="of:=IF(ISBLANK([$'Bin &lt;=&gt; Hexa'.C11]);&quot;&quot;;IF([$'Bin &lt;=&gt; Hexa'.C11]=INDEX([$Données.AG$1:$Données.AG$1048576];[$Données.AH11]+3);&quot;VRAI&quot;;&quot;FAUX&quot;))">
            <text:p/>
          </table:table-cell>
          <table:table-cell table:style-name="ce196" table:formula="of:=IF(ISBLANK([$'Bin &lt;=&gt; Hexa'.H11]);&quot;&quot;;IF(COUNT(BIN2DEC([$'Bin &lt;=&gt; Hexa'.H11]))=0;&quot;FAUX&quot;;IF(BIN2HEX([$'Bin &lt;=&gt; Hexa'.H11])=INDEX([$Données.AG$1:$Données.AG$1048576];[$Données.AH21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25" office:value-type="float" office:value="0.860568125663522" calcext:value-type="float">
            <text:p>0,86056812566352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table:formula="of:=COM.MICROSOFT.CONCAT([.B11:.I11])" office:value-type="string" office:string-value="11101111" calcext:value-type="string">
            <text:p>11101111</text:p>
          </table:table-cell>
          <table:table-cell table:style-name="ce276" table:formula="of:=COM.MICROSOFT.CONCAT([.B11];[.C11];[.D11];[.E11];&quot; &quot;;[.F11];[.G11];[.H11];[.I11])" office:value-type="string" office:string-value="1110 1111" calcext:value-type="string">
            <text:p>1110 1111</text:p>
          </table:table-cell>
          <table:table-cell table:style-name="ce276" table:formula="of:=DEC2BIN([.M11]; )" office:value-type="string" office:string-value="11101111" calcext:value-type="string">
            <text:p>11101111</text:p>
          </table:table-cell>
          <table:table-cell table:style-name="ce36" table:formula="of:=DECIMAL([.J11];2)" office:value-type="float" office:value="239" calcext:value-type="float">
            <text:p>239</text:p>
          </table:table-cell>
          <table:table-cell table:style-name="ce25" table:formula="of:=RANK([.A11];[.$A$4:.$A$23];0)" office:value-type="float" office:value="4" calcext:value-type="float">
            <text:p>4</text:p>
          </table:table-cell>
          <table:table-cell table:style-name="ce192" office:value-type="float" office:value="8" calcext:value-type="float">
            <text:p>8</text:p>
          </table:table-cell>
          <table:table-cell table:style-name="ce25" office:value-type="float" office:value="0.773683861932693" calcext:value-type="float">
            <text:p>0,773683861932693</text:p>
          </table:table-cell>
          <table:table-cell table:style-name="ce25" office:value-type="float" office:value="40" calcext:value-type="float">
            <text:p>40</text:p>
          </table:table-cell>
          <table:table-cell table:style-name="ce25" table:formula="of:=DEC2HEX([.Q11])" office:value-type="string" office:string-value="28" calcext:value-type="string">
            <text:p>28</text:p>
          </table:table-cell>
          <table:table-cell table:style-name="ce25" table:formula="of:=RANK([.P11];[.$P$4:.$P$23];0)" office:value-type="float" office:value="8" calcext:value-type="float">
            <text:p>8</text:p>
          </table:table-cell>
          <table:table-cell table:style-name="ce192" office:value-type="float" office:value="8" calcext:value-type="float">
            <text:p>8</text:p>
          </table:table-cell>
          <table:table-cell table:style-name="ce25" office:value-type="float" office:value="0.00295323276253134" calcext:value-type="float">
            <text:p>0,0029532327625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76" table:formula="of:=COM.MICROSOFT.CONCAT([.V11:.AC11])" office:value-type="string" office:string-value="01001111" calcext:value-type="string">
            <text:p>01001111</text:p>
          </table:table-cell>
          <table:table-cell table:style-name="ce276" table:formula="of:=COM.MICROSOFT.CONCAT([.V11];[.W11];[.X11];[.Y11];&quot; &quot;;[.Z11];[.AA11];[.AB11];[.AC11])" office:value-type="string" office:string-value="0100 1111" calcext:value-type="string">
            <text:p>0100 1111</text:p>
          </table:table-cell>
          <table:table-cell table:style-name="ce276" table:formula="of:=HEX2BIN([.AG11])" office:value-type="string" office:string-value="1001111" calcext:value-type="string">
            <text:p>1001111</text:p>
          </table:table-cell>
          <table:table-cell table:style-name="ce276" table:formula="of:=BIN2HEX([.AD11])" office:value-type="string" office:string-value="4F" calcext:value-type="string">
            <text:p>4F</text:p>
          </table:table-cell>
          <table:table-cell table:style-name="ce25" table:formula="of:=RANK([.U11];[.$U$4:.$U$23];0)" office:value-type="float" office:value="20" calcext:value-type="float">
            <text:p>20</text:p>
          </table:table-cell>
          <table:table-cell table:style-name="ce152" office:value-type="float" office:value="8" calcext:value-type="float">
            <text:p>8</text:p>
          </table:table-cell>
          <table:table-cell/>
          <table:table-cell table:style-name="ce195" table:formula="of:=IF(ISBLANK([$'Bin &lt;=&gt; Dec'.C12]);&quot;&quot;;IF([$'Bin &lt;=&gt; Dec'.C12]=INDEX([$Données.M$1:$Données.M$1048576];[$Données.N12]+3);&quot;VRAI&quot;;&quot;FAUX&quot;))">
            <text:p/>
          </table:table-cell>
          <table:table-cell table:style-name="ce195" table:formula="of:=IF(ISBLANK([$'Bin &lt;=&gt; Dec'.H12]);&quot;&quot;;IF(COUNT(BIN2DEC([$'Bin &lt;=&gt; Dec'.H12]))=0;&quot;FAUX&quot;;IF(BIN2DEC([$'Bin &lt;=&gt; Dec'.H12])=INDEX([$Données.M$1:$Données.M$1048576];[$Données.N22]+3);&quot;VRAI&quot;;&quot;FAUX&quot;)))">
            <text:p/>
          </table:table-cell>
          <table:table-cell table:style-name="ce195" table:formula="of:=IF(ISBLANK([$'Hexa &lt;=&gt; Dec'.C12]);&quot;&quot;;IF([$'Hexa &lt;=&gt; Dec'.C12]=INDEX([$Données.Q$1:$Données.Q$1048576];[$Données.S12]+3);&quot;VRAI&quot;;&quot;FAUX&quot;))">
            <text:p/>
          </table:table-cell>
          <table:table-cell table:style-name="ce195" table:formula="of:=IF(ISBLANK([$'Hexa &lt;=&gt; Dec'.H12]);&quot;&quot;;IF([$'Hexa &lt;=&gt; Dec'.H12]=INDEX([$Données.R$1:$Données.R$1048576];[$Données.S22]+3);&quot;VRAI&quot;;&quot;FAUX&quot;))">
            <text:p/>
          </table:table-cell>
          <table:table-cell table:style-name="ce195" table:formula="of:=IF(ISBLANK([$'Bin &lt;=&gt; Hexa'.C12]);&quot;&quot;;IF([$'Bin &lt;=&gt; Hexa'.C12]=INDEX([$Données.AG$1:$Données.AG$1048576];[$Données.AH12]+3);&quot;VRAI&quot;;&quot;FAUX&quot;))">
            <text:p/>
          </table:table-cell>
          <table:table-cell table:style-name="ce195" table:formula="of:=IF(ISBLANK([$'Bin &lt;=&gt; Hexa'.H12]);&quot;&quot;;IF(COUNT(BIN2DEC([$'Bin &lt;=&gt; Hexa'.H12]))=0;&quot;FAUX&quot;;IF(BIN2HEX([$'Bin &lt;=&gt; Hexa'.H12])=INDEX([$Données.AG$1:$Données.AG$1048576];[$Données.AH22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25" office:value-type="float" office:value="0.183851877746619" calcext:value-type="float">
            <text:p>0,183851877746619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7" table:style-name="ce25" office:value-type="float" office:value="1" calcext:value-type="float">
            <text:p>1</text:p>
          </table:table-cell>
          <table:table-cell table:style-name="ce25" table:formula="of:=COM.MICROSOFT.CONCAT([.B12:.I12])" office:value-type="string" office:string-value="01111111" calcext:value-type="string">
            <text:p>01111111</text:p>
          </table:table-cell>
          <table:table-cell table:style-name="ce276" table:formula="of:=COM.MICROSOFT.CONCAT([.B12];[.C12];[.D12];[.E12];&quot; &quot;;[.F12];[.G12];[.H12];[.I12])" office:value-type="string" office:string-value="0111 1111" calcext:value-type="string">
            <text:p>0111 1111</text:p>
          </table:table-cell>
          <table:table-cell table:style-name="ce276" table:formula="of:=DEC2BIN([.M12]; )" office:value-type="string" office:string-value="1111111" calcext:value-type="string">
            <text:p>1111111</text:p>
          </table:table-cell>
          <table:table-cell table:style-name="ce36" table:formula="of:=DECIMAL([.J12];2)" office:value-type="float" office:value="127" calcext:value-type="float">
            <text:p>127</text:p>
          </table:table-cell>
          <table:table-cell table:style-name="ce25" table:formula="of:=RANK([.A12];[.$A$4:.$A$23];0)" office:value-type="float" office:value="17" calcext:value-type="float">
            <text:p>17</text:p>
          </table:table-cell>
          <table:table-cell table:style-name="ce192" office:value-type="float" office:value="9" calcext:value-type="float">
            <text:p>9</text:p>
          </table:table-cell>
          <table:table-cell table:style-name="ce25" office:value-type="float" office:value="0.026352085764626" calcext:value-type="float">
            <text:p>0,026352085764626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table:formula="of:=DEC2HEX([.Q12])" office:value-type="string" office:string-value="DA" calcext:value-type="string">
            <text:p>DA</text:p>
          </table:table-cell>
          <table:table-cell table:style-name="ce25" table:formula="of:=RANK([.P12];[.$P$4:.$P$23];0)" office:value-type="float" office:value="20" calcext:value-type="float">
            <text:p>20</text:p>
          </table:table-cell>
          <table:table-cell table:style-name="ce192" office:value-type="float" office:value="9" calcext:value-type="float">
            <text:p>9</text:p>
          </table:table-cell>
          <table:table-cell table:style-name="ce25" office:value-type="float" office:value="0.770201439561207" calcext:value-type="float">
            <text:p>0,77020143956120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76" table:formula="of:=COM.MICROSOFT.CONCAT([.V12:.AC12])" office:value-type="string" office:string-value="11011000" calcext:value-type="string">
            <text:p>11011000</text:p>
          </table:table-cell>
          <table:table-cell table:style-name="ce276" table:formula="of:=COM.MICROSOFT.CONCAT([.V12];[.W12];[.X12];[.Y12];&quot; &quot;;[.Z12];[.AA12];[.AB12];[.AC12])" office:value-type="string" office:string-value="1101 1000" calcext:value-type="string">
            <text:p>1101 1000</text:p>
          </table:table-cell>
          <table:table-cell table:style-name="ce276" table:formula="of:=HEX2BIN([.AG12])" office:value-type="string" office:string-value="11011000" calcext:value-type="string">
            <text:p>11011000</text:p>
          </table:table-cell>
          <table:table-cell table:style-name="ce276" table:formula="of:=BIN2HEX([.AD12])" office:value-type="string" office:string-value="D8" calcext:value-type="string">
            <text:p>D8</text:p>
          </table:table-cell>
          <table:table-cell table:style-name="ce25" table:formula="of:=RANK([.U12];[.$U$4:.$U$23];0)" office:value-type="float" office:value="3" calcext:value-type="float">
            <text:p>3</text:p>
          </table:table-cell>
          <table:table-cell table:style-name="ce152" office:value-type="float" office:value="9" calcext:value-type="float">
            <text:p>9</text:p>
          </table:table-cell>
          <table:table-cell/>
          <table:table-cell table:style-name="ce196" table:formula="of:=IF(ISBLANK([$'Bin &lt;=&gt; Dec'.C13]);&quot;&quot;;IF([$'Bin &lt;=&gt; Dec'.C13]=INDEX([$Données.M$1:$Données.M$1048576];[$Données.N13]+3);&quot;VRAI&quot;;&quot;FAUX&quot;))">
            <text:p/>
          </table:table-cell>
          <table:table-cell table:style-name="ce196" table:formula="of:=IF(ISBLANK([$'Bin &lt;=&gt; Dec'.H13]);&quot;&quot;;IF(COUNT(BIN2DEC([$'Bin &lt;=&gt; Dec'.H13]))=0;&quot;FAUX&quot;;IF(BIN2DEC([$'Bin &lt;=&gt; Dec'.H13])=INDEX([$Données.M$1:$Données.M$1048576];[$Données.N23]+3);&quot;VRAI&quot;;&quot;FAUX&quot;)))">
            <text:p/>
          </table:table-cell>
          <table:table-cell table:style-name="ce196" table:formula="of:=IF(ISBLANK([$'Hexa &lt;=&gt; Dec'.C13]);&quot;&quot;;IF([$'Hexa &lt;=&gt; Dec'.C13]=INDEX([$Données.Q$1:$Données.Q$1048576];[$Données.S13]+3);&quot;VRAI&quot;;&quot;FAUX&quot;))">
            <text:p/>
          </table:table-cell>
          <table:table-cell table:style-name="ce196" table:formula="of:=IF(ISBLANK([$'Hexa &lt;=&gt; Dec'.H13]);&quot;&quot;;IF([$'Hexa &lt;=&gt; Dec'.H13]=INDEX([$Données.R$1:$Données.R$1048576];[$Données.S23]+3);&quot;VRAI&quot;;&quot;FAUX&quot;))">
            <text:p/>
          </table:table-cell>
          <table:table-cell table:style-name="ce196" table:formula="of:=IF(ISBLANK([$'Bin &lt;=&gt; Hexa'.C13]);&quot;&quot;;IF([$'Bin &lt;=&gt; Hexa'.C13]=INDEX([$Données.AG$1:$Données.AG$1048576];[$Données.AH13]+3);&quot;VRAI&quot;;&quot;FAUX&quot;))">
            <text:p/>
          </table:table-cell>
          <table:table-cell table:style-name="ce196" table:formula="of:=IF(ISBLANK([$'Bin &lt;=&gt; Hexa'.H13]);&quot;&quot;;IF(COUNT(BIN2DEC([$'Bin &lt;=&gt; Hexa'.H13]))=0;&quot;FAUX&quot;;IF(BIN2HEX([$'Bin &lt;=&gt; Hexa'.H13])=INDEX([$Données.AG$1:$Données.AG$1048576];[$Données.AH23]+3);&quot;VRAI&quot;;&quot;FAUX&quot;)))">
            <text:p/>
          </table:table-cell>
          <table:table-cell table:number-columns-repeated="22"/>
        </table:table-row>
        <table:table-row table:style-name="ro5">
          <table:table-cell table:style-name="ce25" office:value-type="float" office:value="0.97307517646547" calcext:value-type="float">
            <text:p>0,97307517646547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table:formula="of:=COM.MICROSOFT.CONCAT([.B13:.I13])" office:value-type="string" office:string-value="00111000" calcext:value-type="string">
            <text:p>00111000</text:p>
          </table:table-cell>
          <table:table-cell table:style-name="ce276" table:formula="of:=COM.MICROSOFT.CONCAT([.B13];[.C13];[.D13];[.E13];&quot; &quot;;[.F13];[.G13];[.H13];[.I13])" office:value-type="string" office:string-value="0011 1000" calcext:value-type="string">
            <text:p>0011 1000</text:p>
          </table:table-cell>
          <table:table-cell table:style-name="ce276" table:formula="of:=DEC2BIN([.M13]; )" office:value-type="string" office:string-value="111000" calcext:value-type="string">
            <text:p>111000</text:p>
          </table:table-cell>
          <table:table-cell table:style-name="ce36" table:formula="of:=DECIMAL([.J13];2)" office:value-type="float" office:value="56" calcext:value-type="float">
            <text:p>56</text:p>
          </table:table-cell>
          <table:table-cell table:style-name="ce25" table:formula="of:=RANK([.A13];[.$A$4:.$A$23];0)" office:value-type="float" office:value="2" calcext:value-type="float">
            <text:p>2</text:p>
          </table:table-cell>
          <table:table-cell table:style-name="ce192" office:value-type="float" office:value="10" calcext:value-type="float">
            <text:p>10</text:p>
          </table:table-cell>
          <table:table-cell table:style-name="ce25" office:value-type="float" office:value="0.910534990103584" calcext:value-type="float">
            <text:p>0,910534990103584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table:formula="of:=DEC2HEX([.Q13])" office:value-type="string" office:string-value="B0" calcext:value-type="string">
            <text:p>B0</text:p>
          </table:table-cell>
          <table:table-cell table:style-name="ce25" table:formula="of:=RANK([.P13];[.$P$4:.$P$23];0)" office:value-type="float" office:value="3" calcext:value-type="float">
            <text:p>3</text:p>
          </table:table-cell>
          <table:table-cell table:style-name="ce192" office:value-type="float" office:value="10" calcext:value-type="float">
            <text:p>10</text:p>
          </table:table-cell>
          <table:table-cell table:style-name="ce25" office:value-type="float" office:value="0.0960195675439914" calcext:value-type="float">
            <text:p>0,096019567543991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76" table:formula="of:=COM.MICROSOFT.CONCAT([.V13:.AC13])" office:value-type="string" office:string-value="11100110" calcext:value-type="string">
            <text:p>11100110</text:p>
          </table:table-cell>
          <table:table-cell table:style-name="ce276" table:formula="of:=COM.MICROSOFT.CONCAT([.V13];[.W13];[.X13];[.Y13];&quot; &quot;;[.Z13];[.AA13];[.AB13];[.AC13])" office:value-type="string" office:string-value="1110 0110" calcext:value-type="string">
            <text:p>1110 0110</text:p>
          </table:table-cell>
          <table:table-cell table:style-name="ce276" table:formula="of:=HEX2BIN([.AG13])" office:value-type="string" office:string-value="11100110" calcext:value-type="string">
            <text:p>11100110</text:p>
          </table:table-cell>
          <table:table-cell table:style-name="ce276" table:formula="of:=BIN2HEX([.AD13])" office:value-type="string" office:string-value="E6" calcext:value-type="string">
            <text:p>E6</text:p>
          </table:table-cell>
          <table:table-cell table:style-name="ce25" table:formula="of:=RANK([.U13];[.$U$4:.$U$23];0)" office:value-type="float" office:value="19" calcext:value-type="float">
            <text:p>19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29"/>
        </table:table-row>
        <table:table-row table:style-name="ro5">
          <table:table-cell table:style-name="ce26" office:value-type="float" office:value="0.479878600543782" calcext:value-type="float">
            <text:p>0,479878600543782</text:p>
          </table:table-cell>
          <table:table-cell table:number-columns-repeated="4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formula="of:=COM.MICROSOFT.CONCAT([.B14:.I14])" office:value-type="string" office:string-value="11110011" calcext:value-type="string">
            <text:p>11110011</text:p>
          </table:table-cell>
          <table:table-cell table:style-name="ce277" table:formula="of:=COM.MICROSOFT.CONCAT([.B14];[.C14];[.D14];[.E14];&quot; &quot;;[.F14];[.G14];[.H14];[.I14])" office:value-type="string" office:string-value="1111 0011" calcext:value-type="string">
            <text:p>1111 0011</text:p>
          </table:table-cell>
          <table:table-cell table:style-name="ce277" table:formula="of:=DEC2BIN([.M14]; )" office:value-type="string" office:string-value="11110011" calcext:value-type="string">
            <text:p>11110011</text:p>
          </table:table-cell>
          <table:table-cell table:style-name="ce37" table:formula="of:=DECIMAL([.J14];2)" office:value-type="float" office:value="243" calcext:value-type="float">
            <text:p>243</text:p>
          </table:table-cell>
          <table:table-cell table:style-name="ce26" table:formula="of:=RANK([.A14];[.$A$4:.$A$23];0)" office:value-type="float" office:value="12" calcext:value-type="float">
            <text:p>12</text:p>
          </table:table-cell>
          <table:table-cell table:style-name="ce192" office:value-type="float" office:value="11" calcext:value-type="float">
            <text:p>11</text:p>
          </table:table-cell>
          <table:table-cell table:style-name="ce26" office:value-type="float" office:value="0.438770710638074" calcext:value-type="float">
            <text:p>0,438770710638074</text:p>
          </table:table-cell>
          <table:table-cell table:style-name="ce26" office:value-type="float" office:value="41" calcext:value-type="float">
            <text:p>41</text:p>
          </table:table-cell>
          <table:table-cell table:style-name="ce26" table:formula="of:=DEC2HEX([.Q14])" office:value-type="string" office:string-value="29" calcext:value-type="string">
            <text:p>29</text:p>
          </table:table-cell>
          <table:table-cell table:style-name="ce26" table:formula="of:=RANK([.P14];[.$P$4:.$P$23];0)" office:value-type="float" office:value="14" calcext:value-type="float">
            <text:p>14</text:p>
          </table:table-cell>
          <table:table-cell table:style-name="ce192" office:value-type="float" office:value="11" calcext:value-type="float">
            <text:p>11</text:p>
          </table:table-cell>
          <table:table-cell table:style-name="ce26" office:value-type="float" office:value="0.634941837175869" calcext:value-type="float">
            <text:p>0,63494183717586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77" table:formula="of:=COM.MICROSOFT.CONCAT([.V14:.AC14])" office:value-type="string" office:string-value="00111001" calcext:value-type="string">
            <text:p>00111001</text:p>
          </table:table-cell>
          <table:table-cell table:style-name="ce277" table:formula="of:=COM.MICROSOFT.CONCAT([.V14];[.W14];[.X14];[.Y14];&quot; &quot;;[.Z14];[.AA14];[.AB14];[.AC14])" office:value-type="string" office:string-value="0011 1001" calcext:value-type="string">
            <text:p>0011 1001</text:p>
          </table:table-cell>
          <table:table-cell table:style-name="ce277" table:formula="of:=HEX2BIN([.AG14])" office:value-type="string" office:string-value="111001" calcext:value-type="string">
            <text:p>111001</text:p>
          </table:table-cell>
          <table:table-cell table:style-name="ce277" table:formula="of:=BIN2HEX([.AD14])" office:value-type="string" office:string-value="39" calcext:value-type="string">
            <text:p>39</text:p>
          </table:table-cell>
          <table:table-cell table:style-name="ce26" table:formula="of:=RANK([.U14];[.$U$4:.$U$23];0)" office:value-type="float" office:value="9" calcext:value-type="float">
            <text:p>9</text:p>
          </table:table-cell>
          <table:table-cell table:style-name="ce152" office:value-type="float" office:value="11" calcext:value-type="float">
            <text:p>11</text:p>
          </table:table-cell>
          <table:table-cell/>
          <table:table-cell table:style-name="ce197" office:value-type="string" calcext:value-type="string" table:number-columns-spanned="6" table:number-rows-spanned="1">
            <text:p>Total</text:p>
          </table:table-cell>
          <table:covered-table-cell table:number-columns-repeated="5"/>
          <table:table-cell table:number-columns-repeated="22"/>
        </table:table-row>
        <table:table-row table:style-name="ro5">
          <table:table-cell table:style-name="ce26" office:value-type="float" office:value="0.178778037982316" calcext:value-type="float">
            <text:p>0,17877803798231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COM.MICROSOFT.CONCAT([.B15:.I15])" office:value-type="string" office:string-value="01001001" calcext:value-type="string">
            <text:p>01001001</text:p>
          </table:table-cell>
          <table:table-cell table:style-name="ce277" table:formula="of:=COM.MICROSOFT.CONCAT([.B15];[.C15];[.D15];[.E15];&quot; &quot;;[.F15];[.G15];[.H15];[.I15])" office:value-type="string" office:string-value="0100 1001" calcext:value-type="string">
            <text:p>0100 1001</text:p>
          </table:table-cell>
          <table:table-cell table:style-name="ce277" table:formula="of:=DEC2BIN([.M15]; )" office:value-type="string" office:string-value="1001001" calcext:value-type="string">
            <text:p>1001001</text:p>
          </table:table-cell>
          <table:table-cell table:style-name="ce37" table:formula="of:=DECIMAL([.J15];2)" office:value-type="float" office:value="73" calcext:value-type="float">
            <text:p>73</text:p>
          </table:table-cell>
          <table:table-cell table:style-name="ce26" table:formula="of:=RANK([.A15];[.$A$4:.$A$23];0)" office:value-type="float" office:value="18" calcext:value-type="float">
            <text:p>18</text:p>
          </table:table-cell>
          <table:table-cell table:style-name="ce192" office:value-type="float" office:value="12" calcext:value-type="float">
            <text:p>12</text:p>
          </table:table-cell>
          <table:table-cell table:style-name="ce26" office:value-type="float" office:value="0.98240360059715" calcext:value-type="float">
            <text:p>0,98240360059715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DEC2HEX([.Q15])" office:value-type="string" office:string-value="86" calcext:value-type="string">
            <text:p>86</text:p>
          </table:table-cell>
          <table:table-cell table:style-name="ce26" table:formula="of:=RANK([.P15];[.$P$4:.$P$23];0)" office:value-type="float" office:value="1" calcext:value-type="float">
            <text:p>1</text:p>
          </table:table-cell>
          <table:table-cell table:style-name="ce192" office:value-type="float" office:value="12" calcext:value-type="float">
            <text:p>12</text:p>
          </table:table-cell>
          <table:table-cell table:style-name="ce26" office:value-type="float" office:value="0.27361173939652" calcext:value-type="float">
            <text:p>0,2736117393965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5:.AC15])" office:value-type="string" office:string-value="00111110" calcext:value-type="string">
            <text:p>00111110</text:p>
          </table:table-cell>
          <table:table-cell table:style-name="ce277" table:formula="of:=COM.MICROSOFT.CONCAT([.V15];[.W15];[.X15];[.Y15];&quot; &quot;;[.Z15];[.AA15];[.AB15];[.AC15])" office:value-type="string" office:string-value="0011 1110" calcext:value-type="string">
            <text:p>0011 1110</text:p>
          </table:table-cell>
          <table:table-cell table:style-name="ce277" table:formula="of:=HEX2BIN([.AG15])" office:value-type="string" office:string-value="111110" calcext:value-type="string">
            <text:p>111110</text:p>
          </table:table-cell>
          <table:table-cell table:style-name="ce277" table:formula="of:=BIN2HEX([.AD15])" office:value-type="string" office:string-value="3E" calcext:value-type="string">
            <text:p>3E</text:p>
          </table:table-cell>
          <table:table-cell table:style-name="ce26" table:formula="of:=RANK([.U15];[.$U$4:.$U$23];0)" office:value-type="float" office:value="16" calcext:value-type="float">
            <text:p>16</text:p>
          </table:table-cell>
          <table:table-cell table:style-name="ce152" office:value-type="float" office:value="12" calcext:value-type="float">
            <text:p>12</text:p>
          </table:table-cell>
          <table:table-cell/>
          <table:table-cell table:style-name="ce192" table:formula="of:=IF(COUNTIF([.AK3:.AL12];&quot;VRAI&quot;)-0.5*COUNTIF([.AK3:.AL12];&quot;FAUX&quot;)&lt;0;0;COUNTIF([.AK3:.AL12];&quot;VRAI&quot;)-0.5*COUNTIF([.AK3:.AL12];&quot;FAUX&quot;))" office:value-type="float" office:value="0" calcext:value-type="float" table:number-columns-spanned="2" table:number-rows-spanned="1">
            <text:p>0</text:p>
          </table:table-cell>
          <table:covered-table-cell table:style-name="ce198" table:formula="of:=IF(COUNTIF([.AL3:.AM12];&quot;VRAI&quot;)-0.5*COUNTIF([.AL3:.AM12];&quot;FAUX&quot;)&lt;0;0;COUNTIF([.AL3:.AM12];&quot;VRAI&quot;)-0.5*COUNTIF([.AL3:.AM12];&quot;FAUX&quot;))" office:value-type="float" office:value="0" calcext:value-type="float">
            <text:p>0</text:p>
          </table:covered-table-cell>
          <table:table-cell table:style-name="ce192" table:formula="of:=IF(COUNTIF([.AM3:.AN12];&quot;VRAI&quot;)-0.5*COUNTIF([.AM3:.AN12];&quot;FAUX&quot;)&lt;0;0;COUNTIF([.AM3:.AN12];&quot;VRAI&quot;)-0.5*COUNTIF([.AM3:.AN12];&quot;FAUX&quot;))" office:value-type="float" office:value="0" calcext:value-type="float" table:number-columns-spanned="2" table:number-rows-spanned="1">
            <text:p>0</text:p>
          </table:table-cell>
          <table:covered-table-cell table:style-name="ce198" table:formula="of:=IF(COUNTIF([.AN3:.AO12];&quot;VRAI&quot;)-0.5*COUNTIF([.AN3:.AO12];&quot;FAUX&quot;)&lt;0;0;COUNTIF([.AN3:.AO12];&quot;VRAI&quot;)-0.5*COUNTIF([.AN3:.AO12];&quot;FAUX&quot;))" office:value-type="float" office:value="0" calcext:value-type="float">
            <text:p>0</text:p>
          </table:covered-table-cell>
          <table:table-cell table:style-name="ce192" table:formula="of:=IF(COUNTIF([.AO3:.AP12];&quot;VRAI&quot;)-0.5*COUNTIF([.AO3:.AP12];&quot;FAUX&quot;)&lt;0;0;COUNTIF([.AO3:.AP12];&quot;VRAI&quot;)-0.5*COUNTIF([.AO3:.AP12];&quot;FAUX&quot;)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number-columns-repeated="22"/>
        </table:table-row>
        <table:table-row table:style-name="ro5">
          <table:table-cell table:style-name="ce26" office:value-type="float" office:value="0.544177407892568" calcext:value-type="float">
            <text:p>0,54417740789256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formula="of:=COM.MICROSOFT.CONCAT([.B16:.I16])" office:value-type="string" office:string-value="00110100" calcext:value-type="string">
            <text:p>00110100</text:p>
          </table:table-cell>
          <table:table-cell table:style-name="ce277" table:formula="of:=COM.MICROSOFT.CONCAT([.B16];[.C16];[.D16];[.E16];&quot; &quot;;[.F16];[.G16];[.H16];[.I16])" office:value-type="string" office:string-value="0011 0100" calcext:value-type="string">
            <text:p>0011 0100</text:p>
          </table:table-cell>
          <table:table-cell table:style-name="ce277" table:formula="of:=DEC2BIN([.M16]; )" office:value-type="string" office:string-value="110100" calcext:value-type="string">
            <text:p>110100</text:p>
          </table:table-cell>
          <table:table-cell table:style-name="ce37" table:formula="of:=DECIMAL([.J16];2)" office:value-type="float" office:value="52" calcext:value-type="float">
            <text:p>52</text:p>
          </table:table-cell>
          <table:table-cell table:style-name="ce26" table:formula="of:=RANK([.A16];[.$A$4:.$A$23];0)" office:value-type="float" office:value="11" calcext:value-type="float">
            <text:p>11</text:p>
          </table:table-cell>
          <table:table-cell table:style-name="ce192" office:value-type="float" office:value="13" calcext:value-type="float">
            <text:p>13</text:p>
          </table:table-cell>
          <table:table-cell table:style-name="ce26" office:value-type="float" office:value="0.711673372893197" calcext:value-type="float">
            <text:p>0,711673372893197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table:formula="of:=DEC2HEX([.Q16])" office:value-type="string" office:string-value="DF" calcext:value-type="string">
            <text:p>DF</text:p>
          </table:table-cell>
          <table:table-cell table:style-name="ce26" table:formula="of:=RANK([.P16];[.$P$4:.$P$23];0)" office:value-type="float" office:value="9" calcext:value-type="float">
            <text:p>9</text:p>
          </table:table-cell>
          <table:table-cell table:style-name="ce192" office:value-type="float" office:value="13" calcext:value-type="float">
            <text:p>13</text:p>
          </table:table-cell>
          <table:table-cell table:style-name="ce26" office:value-type="float" office:value="0.529476938769723" calcext:value-type="float">
            <text:p>0,52947693876972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6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6:.AC16])" office:value-type="string" office:string-value="01111110" calcext:value-type="string">
            <text:p>01111110</text:p>
          </table:table-cell>
          <table:table-cell table:style-name="ce277" table:formula="of:=COM.MICROSOFT.CONCAT([.V16];[.W16];[.X16];[.Y16];&quot; &quot;;[.Z16];[.AA16];[.AB16];[.AC16])" office:value-type="string" office:string-value="0111 1110" calcext:value-type="string">
            <text:p>0111 1110</text:p>
          </table:table-cell>
          <table:table-cell table:style-name="ce277" table:formula="of:=HEX2BIN([.AG16])" office:value-type="string" office:string-value="1111110" calcext:value-type="string">
            <text:p>1111110</text:p>
          </table:table-cell>
          <table:table-cell table:style-name="ce277" table:formula="of:=BIN2HEX([.AD16])" office:value-type="string" office:string-value="7E" calcext:value-type="string">
            <text:p>7E</text:p>
          </table:table-cell>
          <table:table-cell table:style-name="ce26" table:formula="of:=RANK([.U16];[.$U$4:.$U$23];0)" office:value-type="float" office:value="11" calcext:value-type="float">
            <text:p>11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29"/>
        </table:table-row>
        <table:table-row table:style-name="ro5">
          <table:table-cell table:style-name="ce26" office:value-type="float" office:value="0.832289615480372" calcext:value-type="float">
            <text:p>0,83228961548037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table:formula="of:=COM.MICROSOFT.CONCAT([.B17:.I17])" office:value-type="string" office:string-value="01110111" calcext:value-type="string">
            <text:p>01110111</text:p>
          </table:table-cell>
          <table:table-cell table:style-name="ce277" table:formula="of:=COM.MICROSOFT.CONCAT([.B17];[.C17];[.D17];[.E17];&quot; &quot;;[.F17];[.G17];[.H17];[.I17])" office:value-type="string" office:string-value="0111 0111" calcext:value-type="string">
            <text:p>0111 0111</text:p>
          </table:table-cell>
          <table:table-cell table:style-name="ce277" table:formula="of:=DEC2BIN([.M17]; )" office:value-type="string" office:string-value="1110111" calcext:value-type="string">
            <text:p>1110111</text:p>
          </table:table-cell>
          <table:table-cell table:style-name="ce37" table:formula="of:=DECIMAL([.J17];2)" office:value-type="float" office:value="119" calcext:value-type="float">
            <text:p>119</text:p>
          </table:table-cell>
          <table:table-cell table:style-name="ce26" table:formula="of:=RANK([.A17];[.$A$4:.$A$23];0)" office:value-type="float" office:value="5" calcext:value-type="float">
            <text:p>5</text:p>
          </table:table-cell>
          <table:table-cell table:style-name="ce192" office:value-type="float" office:value="14" calcext:value-type="float">
            <text:p>14</text:p>
          </table:table-cell>
          <table:table-cell table:style-name="ce26" office:value-type="float" office:value="0.637028831115739" calcext:value-type="float">
            <text:p>0,637028831115739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table:formula="of:=DEC2HEX([.Q17])" office:value-type="string" office:string-value="6C" calcext:value-type="string">
            <text:p>6C</text:p>
          </table:table-cell>
          <table:table-cell table:style-name="ce26" table:formula="of:=RANK([.P17];[.$P$4:.$P$23];0)" office:value-type="float" office:value="11" calcext:value-type="float">
            <text:p>11</text:p>
          </table:table-cell>
          <table:table-cell table:style-name="ce192" office:value-type="float" office:value="14" calcext:value-type="float">
            <text:p>14</text:p>
          </table:table-cell>
          <table:table-cell table:style-name="ce26" office:value-type="float" office:value="0.664586833782266" calcext:value-type="float">
            <text:p>0,66458683378226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7:.AC17])" office:value-type="string" office:string-value="01000010" calcext:value-type="string">
            <text:p>01000010</text:p>
          </table:table-cell>
          <table:table-cell table:style-name="ce277" table:formula="of:=COM.MICROSOFT.CONCAT([.V17];[.W17];[.X17];[.Y17];&quot; &quot;;[.Z17];[.AA17];[.AB17];[.AC17])" office:value-type="string" office:string-value="0100 0010" calcext:value-type="string">
            <text:p>0100 0010</text:p>
          </table:table-cell>
          <table:table-cell table:style-name="ce277" table:formula="of:=HEX2BIN([.AG17])" office:value-type="string" office:string-value="1000010" calcext:value-type="string">
            <text:p>1000010</text:p>
          </table:table-cell>
          <table:table-cell table:style-name="ce277" table:formula="of:=BIN2HEX([.AD17])" office:value-type="string" office:string-value="42" calcext:value-type="string">
            <text:p>42</text:p>
          </table:table-cell>
          <table:table-cell table:style-name="ce26" table:formula="of:=RANK([.U17];[.$U$4:.$U$23];0)" office:value-type="float" office:value="7" calcext:value-type="float">
            <text:p>7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29"/>
        </table:table-row>
        <table:table-row table:style-name="ro5">
          <table:table-cell table:style-name="ce26" office:value-type="float" office:value="0.584998901703959" calcext:value-type="float">
            <text:p>0,58499890170395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style-name="ce26" table:formula="of:=COM.MICROSOFT.CONCAT([.B18:.I18])" office:value-type="string" office:string-value="01011111" calcext:value-type="string">
            <text:p>01011111</text:p>
          </table:table-cell>
          <table:table-cell table:style-name="ce277" table:formula="of:=COM.MICROSOFT.CONCAT([.B18];[.C18];[.D18];[.E18];&quot; &quot;;[.F18];[.G18];[.H18];[.I18])" office:value-type="string" office:string-value="0101 1111" calcext:value-type="string">
            <text:p>0101 1111</text:p>
          </table:table-cell>
          <table:table-cell table:style-name="ce277" table:formula="of:=DEC2BIN([.M18]; )" office:value-type="string" office:string-value="1011111" calcext:value-type="string">
            <text:p>1011111</text:p>
          </table:table-cell>
          <table:table-cell table:style-name="ce37" table:formula="of:=DECIMAL([.J18];2)" office:value-type="float" office:value="95" calcext:value-type="float">
            <text:p>95</text:p>
          </table:table-cell>
          <table:table-cell table:style-name="ce26" table:formula="of:=RANK([.A18];[.$A$4:.$A$23];0)" office:value-type="float" office:value="10" calcext:value-type="float">
            <text:p>10</text:p>
          </table:table-cell>
          <table:table-cell table:style-name="ce192" office:value-type="float" office:value="15" calcext:value-type="float">
            <text:p>15</text:p>
          </table:table-cell>
          <table:table-cell table:style-name="ce26" office:value-type="float" office:value="0.823471634353676" calcext:value-type="float">
            <text:p>0,823471634353676</text:p>
          </table:table-cell>
          <table:table-cell table:style-name="ce26" office:value-type="float" office:value="46" calcext:value-type="float">
            <text:p>46</text:p>
          </table:table-cell>
          <table:table-cell table:style-name="ce26" table:formula="of:=DEC2HEX([.Q18])" office:value-type="string" office:string-value="2E" calcext:value-type="string">
            <text:p>2E</text:p>
          </table:table-cell>
          <table:table-cell table:style-name="ce26" table:formula="of:=RANK([.P18];[.$P$4:.$P$23];0)" office:value-type="float" office:value="6" calcext:value-type="float">
            <text:p>6</text:p>
          </table:table-cell>
          <table:table-cell table:style-name="ce192" office:value-type="float" office:value="15" calcext:value-type="float">
            <text:p>15</text:p>
          </table:table-cell>
          <table:table-cell table:style-name="ce26" office:value-type="float" office:value="0.334785431375174" calcext:value-type="float">
            <text:p>0,334785431375174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8:.AC18])" office:value-type="string" office:string-value="11101110" calcext:value-type="string">
            <text:p>11101110</text:p>
          </table:table-cell>
          <table:table-cell table:style-name="ce277" table:formula="of:=COM.MICROSOFT.CONCAT([.V18];[.W18];[.X18];[.Y18];&quot; &quot;;[.Z18];[.AA18];[.AB18];[.AC18])" office:value-type="string" office:string-value="1110 1110" calcext:value-type="string">
            <text:p>1110 1110</text:p>
          </table:table-cell>
          <table:table-cell table:style-name="ce277" table:formula="of:=HEX2BIN([.AG18])" office:value-type="string" office:string-value="11101110" calcext:value-type="string">
            <text:p>11101110</text:p>
          </table:table-cell>
          <table:table-cell table:style-name="ce277" table:formula="of:=BIN2HEX([.AD18])" office:value-type="string" office:string-value="EE" calcext:value-type="string">
            <text:p>EE</text:p>
          </table:table-cell>
          <table:table-cell table:style-name="ce26" table:formula="of:=RANK([.U18];[.$U$4:.$U$23];0)" office:value-type="float" office:value="15" calcext:value-type="float">
            <text:p>15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29"/>
        </table:table-row>
        <table:table-row table:style-name="ro5">
          <table:table-cell table:style-name="ce27" office:value-type="float" office:value="0.30759824350441" calcext:value-type="float">
            <text:p>0,30759824350441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table:formula="of:=COM.MICROSOFT.CONCAT([.B19:.I19])" office:value-type="string" office:string-value="00000111" calcext:value-type="string">
            <text:p>00000111</text:p>
          </table:table-cell>
          <table:table-cell table:style-name="ce278" table:formula="of:=COM.MICROSOFT.CONCAT([.B19];[.C19];[.D19];[.E19];&quot; &quot;;[.F19];[.G19];[.H19];[.I19])" office:value-type="string" office:string-value="0000 0111" calcext:value-type="string">
            <text:p>0000 0111</text:p>
          </table:table-cell>
          <table:table-cell table:style-name="ce278" table:formula="of:=DEC2BIN([.M19]; )" office:value-type="string" office:string-value="111" calcext:value-type="string">
            <text:p>111</text:p>
          </table:table-cell>
          <table:table-cell table:style-name="ce38" table:formula="of:=DECIMAL([.J19];2)" office:value-type="float" office:value="7" calcext:value-type="float">
            <text:p>7</text:p>
          </table:table-cell>
          <table:table-cell table:style-name="ce27" table:formula="of:=RANK([.A19];[.$A$4:.$A$23];0)" office:value-type="float" office:value="14" calcext:value-type="float">
            <text:p>14</text:p>
          </table:table-cell>
          <table:table-cell table:style-name="ce192" office:value-type="float" office:value="16" calcext:value-type="float">
            <text:p>16</text:p>
          </table:table-cell>
          <table:table-cell table:style-name="ce27" office:value-type="float" office:value="0.827775152786944" calcext:value-type="float">
            <text:p>0,827775152786944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table:formula="of:=DEC2HEX([.Q19])" office:value-type="string" office:string-value="7E" calcext:value-type="string">
            <text:p>7E</text:p>
          </table:table-cell>
          <table:table-cell table:style-name="ce27" table:formula="of:=RANK([.P19];[.$P$4:.$P$23];0)" office:value-type="float" office:value="5" calcext:value-type="float">
            <text:p>5</text:p>
          </table:table-cell>
          <table:table-cell table:style-name="ce192" office:value-type="float" office:value="16" calcext:value-type="float">
            <text:p>16</text:p>
          </table:table-cell>
          <table:table-cell table:style-name="ce27" office:value-type="float" office:value="0.658723002419819" calcext:value-type="float">
            <text:p>0,658723002419819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8" table:formula="of:=COM.MICROSOFT.CONCAT([.V19:.AC19])" office:value-type="string" office:string-value="10010111" calcext:value-type="string">
            <text:p>10010111</text:p>
          </table:table-cell>
          <table:table-cell table:style-name="ce278" table:formula="of:=COM.MICROSOFT.CONCAT([.V19];[.W19];[.X19];[.Y19];&quot; &quot;;[.Z19];[.AA19];[.AB19];[.AC19])" office:value-type="string" office:string-value="1001 0111" calcext:value-type="string">
            <text:p>1001 0111</text:p>
          </table:table-cell>
          <table:table-cell table:style-name="ce278" table:formula="of:=HEX2BIN([.AG19])" office:value-type="string" office:string-value="10010111" calcext:value-type="string">
            <text:p>10010111</text:p>
          </table:table-cell>
          <table:table-cell table:style-name="ce278" table:formula="of:=BIN2HEX([.AD19])" office:value-type="string" office:string-value="97" calcext:value-type="string">
            <text:p>97</text:p>
          </table:table-cell>
          <table:table-cell table:style-name="ce27" table:formula="of:=RANK([.U19];[.$U$4:.$U$23];0)" office:value-type="float" office:value="8" calcext:value-type="float">
            <text:p>8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29"/>
        </table:table-row>
        <table:table-row table:style-name="ro5">
          <table:table-cell table:style-name="ce27" office:value-type="float" office:value="0.290011822553355" calcext:value-type="float">
            <text:p>0,29001182255335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COM.MICROSOFT.CONCAT([.B20:.I20])" office:value-type="string" office:string-value="01010010" calcext:value-type="string">
            <text:p>01010010</text:p>
          </table:table-cell>
          <table:table-cell table:style-name="ce278" table:formula="of:=COM.MICROSOFT.CONCAT([.B20];[.C20];[.D20];[.E20];&quot; &quot;;[.F20];[.G20];[.H20];[.I20])" office:value-type="string" office:string-value="0101 0010" calcext:value-type="string">
            <text:p>0101 0010</text:p>
          </table:table-cell>
          <table:table-cell table:style-name="ce278" table:formula="of:=DEC2BIN([.M20]; )" office:value-type="string" office:string-value="1010010" calcext:value-type="string">
            <text:p>1010010</text:p>
          </table:table-cell>
          <table:table-cell table:style-name="ce38" table:formula="of:=DECIMAL([.J20];2)" office:value-type="float" office:value="82" calcext:value-type="float">
            <text:p>82</text:p>
          </table:table-cell>
          <table:table-cell table:style-name="ce27" table:formula="of:=RANK([.A20];[.$A$4:.$A$23];0)" office:value-type="float" office:value="15" calcext:value-type="float">
            <text:p>15</text:p>
          </table:table-cell>
          <table:table-cell table:style-name="ce192" office:value-type="float" office:value="17" calcext:value-type="float">
            <text:p>17</text:p>
          </table:table-cell>
          <table:table-cell table:style-name="ce27" office:value-type="float" office:value="0.56478564302047" calcext:value-type="float">
            <text:p>0,56478564302047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formula="of:=DEC2HEX([.Q20])" office:value-type="string" office:string-value="E" calcext:value-type="string">
            <text:p>E</text:p>
          </table:table-cell>
          <table:table-cell table:style-name="ce27" table:formula="of:=RANK([.P20];[.$P$4:.$P$23];0)" office:value-type="float" office:value="12" calcext:value-type="float">
            <text:p>12</text:p>
          </table:table-cell>
          <table:table-cell table:style-name="ce192" office:value-type="float" office:value="17" calcext:value-type="float">
            <text:p>17</text:p>
          </table:table-cell>
          <table:table-cell table:style-name="ce27" office:value-type="float" office:value="0.573998025273503" calcext:value-type="float">
            <text:p>0,57399802527350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8" table:formula="of:=COM.MICROSOFT.CONCAT([.V20:.AC20])" office:value-type="string" office:string-value="11001010" calcext:value-type="string">
            <text:p>11001010</text:p>
          </table:table-cell>
          <table:table-cell table:style-name="ce278" table:formula="of:=COM.MICROSOFT.CONCAT([.V20];[.W20];[.X20];[.Y20];&quot; &quot;;[.Z20];[.AA20];[.AB20];[.AC20])" office:value-type="string" office:string-value="1100 1010" calcext:value-type="string">
            <text:p>1100 1010</text:p>
          </table:table-cell>
          <table:table-cell table:style-name="ce278" table:formula="of:=HEX2BIN([.AG20])" office:value-type="string" office:string-value="11001010" calcext:value-type="string">
            <text:p>11001010</text:p>
          </table:table-cell>
          <table:table-cell table:style-name="ce278" table:formula="of:=BIN2HEX([.AD20])" office:value-type="string" office:string-value="CA" calcext:value-type="string">
            <text:p>CA</text:p>
          </table:table-cell>
          <table:table-cell table:style-name="ce27" table:formula="of:=RANK([.U20];[.$U$4:.$U$23];0)" office:value-type="float" office:value="10" calcext:value-type="float">
            <text:p>10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29"/>
        </table:table-row>
        <table:table-row table:style-name="ro5">
          <table:table-cell table:style-name="ce27" office:value-type="float" office:value="0.244592586669867" calcext:value-type="float">
            <text:p>0,24459258666986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formula="of:=COM.MICROSOFT.CONCAT([.B21:.I21])" office:value-type="string" office:string-value="10111000" calcext:value-type="string">
            <text:p>10111000</text:p>
          </table:table-cell>
          <table:table-cell table:style-name="ce278" table:formula="of:=COM.MICROSOFT.CONCAT([.B21];[.C21];[.D21];[.E21];&quot; &quot;;[.F21];[.G21];[.H21];[.I21])" office:value-type="string" office:string-value="1011 1000" calcext:value-type="string">
            <text:p>1011 1000</text:p>
          </table:table-cell>
          <table:table-cell table:style-name="ce278" table:formula="of:=DEC2BIN([.M21]; )" office:value-type="string" office:string-value="10111000" calcext:value-type="string">
            <text:p>10111000</text:p>
          </table:table-cell>
          <table:table-cell table:style-name="ce38" table:formula="of:=DECIMAL([.J21];2)" office:value-type="float" office:value="184" calcext:value-type="float">
            <text:p>184</text:p>
          </table:table-cell>
          <table:table-cell table:style-name="ce27" table:formula="of:=RANK([.A21];[.$A$4:.$A$23];0)" office:value-type="float" office:value="16" calcext:value-type="float">
            <text:p>16</text:p>
          </table:table-cell>
          <table:table-cell table:style-name="ce192" office:value-type="float" office:value="18" calcext:value-type="float">
            <text:p>18</text:p>
          </table:table-cell>
          <table:table-cell table:style-name="ce27" office:value-type="float" office:value="0.399364192274063" calcext:value-type="float">
            <text:p>0,399364192274063</text:p>
          </table:table-cell>
          <table:table-cell table:style-name="ce27" office:value-type="float" office:value="241" calcext:value-type="float">
            <text:p>241</text:p>
          </table:table-cell>
          <table:table-cell table:style-name="ce27" table:formula="of:=DEC2HEX([.Q21])" office:value-type="string" office:string-value="F1" calcext:value-type="string">
            <text:p>F1</text:p>
          </table:table-cell>
          <table:table-cell table:style-name="ce27" table:formula="of:=RANK([.P21];[.$P$4:.$P$23];0)" office:value-type="float" office:value="15" calcext:value-type="float">
            <text:p>15</text:p>
          </table:table-cell>
          <table:table-cell table:style-name="ce192" office:value-type="float" office:value="18" calcext:value-type="float">
            <text:p>18</text:p>
          </table:table-cell>
          <table:table-cell table:style-name="ce27" office:value-type="float" office:value="0.810869286834484" calcext:value-type="float">
            <text:p>0,81086928683448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8" table:formula="of:=COM.MICROSOFT.CONCAT([.V21:.AC21])" office:value-type="string" office:string-value="01111111" calcext:value-type="string">
            <text:p>01111111</text:p>
          </table:table-cell>
          <table:table-cell table:style-name="ce278" table:formula="of:=COM.MICROSOFT.CONCAT([.V21];[.W21];[.X21];[.Y21];&quot; &quot;;[.Z21];[.AA21];[.AB21];[.AC21])" office:value-type="string" office:string-value="0111 1111" calcext:value-type="string">
            <text:p>0111 1111</text:p>
          </table:table-cell>
          <table:table-cell table:style-name="ce278" table:formula="of:=HEX2BIN([.AG21])" office:value-type="string" office:string-value="1111111" calcext:value-type="string">
            <text:p>1111111</text:p>
          </table:table-cell>
          <table:table-cell table:style-name="ce278" table:formula="of:=BIN2HEX([.AD21])" office:value-type="string" office:string-value="7F" calcext:value-type="string">
            <text:p>7F</text:p>
          </table:table-cell>
          <table:table-cell table:style-name="ce27" table:formula="of:=RANK([.U21];[.$U$4:.$U$23];0)" office:value-type="float" office:value="2" calcext:value-type="float">
            <text:p>2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29"/>
        </table:table-row>
        <table:table-row table:style-name="ro5">
          <table:table-cell table:style-name="ce27" office:value-type="float" office:value="0.989933006940757" calcext:value-type="float">
            <text:p>0,989933006940757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COM.MICROSOFT.CONCAT([.B22:.I22])" office:value-type="string" office:string-value="10011110" calcext:value-type="string">
            <text:p>10011110</text:p>
          </table:table-cell>
          <table:table-cell table:style-name="ce278" table:formula="of:=COM.MICROSOFT.CONCAT([.B22];[.C22];[.D22];[.E22];&quot; &quot;;[.F22];[.G22];[.H22];[.I22])" office:value-type="string" office:string-value="1001 1110" calcext:value-type="string">
            <text:p>1001 1110</text:p>
          </table:table-cell>
          <table:table-cell table:style-name="ce278" table:formula="of:=DEC2BIN([.M22]; )" office:value-type="string" office:string-value="10011110" calcext:value-type="string">
            <text:p>10011110</text:p>
          </table:table-cell>
          <table:table-cell table:style-name="ce38" table:formula="of:=DECIMAL([.J22];2)" office:value-type="float" office:value="158" calcext:value-type="float">
            <text:p>158</text:p>
          </table:table-cell>
          <table:table-cell table:style-name="ce27" table:formula="of:=RANK([.A22];[.$A$4:.$A$23];0)" office:value-type="float" office:value="1" calcext:value-type="float">
            <text:p>1</text:p>
          </table:table-cell>
          <table:table-cell table:style-name="ce192" office:value-type="float" office:value="19" calcext:value-type="float">
            <text:p>19</text:p>
          </table:table-cell>
          <table:table-cell table:style-name="ce27" office:value-type="float" office:value="0.184467403496867" calcext:value-type="float">
            <text:p>0,184467403496867</text:p>
          </table:table-cell>
          <table:table-cell table:style-name="ce27" office:value-type="float" office:value="91" calcext:value-type="float">
            <text:p>91</text:p>
          </table:table-cell>
          <table:table-cell table:style-name="ce27" table:formula="of:=DEC2HEX([.Q22])" office:value-type="string" office:string-value="5B" calcext:value-type="string">
            <text:p>5B</text:p>
          </table:table-cell>
          <table:table-cell table:style-name="ce27" table:formula="of:=RANK([.P22];[.$P$4:.$P$23];0)" office:value-type="float" office:value="17" calcext:value-type="float">
            <text:p>17</text:p>
          </table:table-cell>
          <table:table-cell table:style-name="ce192" office:value-type="float" office:value="19" calcext:value-type="float">
            <text:p>19</text:p>
          </table:table-cell>
          <table:table-cell table:style-name="ce27" office:value-type="float" office:value="0.422312032920362" calcext:value-type="float">
            <text:p>0,42231203292036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8" table:formula="of:=COM.MICROSOFT.CONCAT([.V22:.AC22])" office:value-type="string" office:string-value="00110101" calcext:value-type="string">
            <text:p>00110101</text:p>
          </table:table-cell>
          <table:table-cell table:style-name="ce278" table:formula="of:=COM.MICROSOFT.CONCAT([.V22];[.W22];[.X22];[.Y22];&quot; &quot;;[.Z22];[.AA22];[.AB22];[.AC22])" office:value-type="string" office:string-value="0011 0101" calcext:value-type="string">
            <text:p>0011 0101</text:p>
          </table:table-cell>
          <table:table-cell table:style-name="ce278" table:formula="of:=HEX2BIN([.AG22])" office:value-type="string" office:string-value="110101" calcext:value-type="string">
            <text:p>110101</text:p>
          </table:table-cell>
          <table:table-cell table:style-name="ce278" table:formula="of:=BIN2HEX([.AD22])" office:value-type="string" office:string-value="35" calcext:value-type="string">
            <text:p>35</text:p>
          </table:table-cell>
          <table:table-cell table:style-name="ce27" table:formula="of:=RANK([.U22];[.$U$4:.$U$23];0)" office:value-type="float" office:value="14" calcext:value-type="float">
            <text:p>14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29"/>
        </table:table-row>
        <table:table-row table:style-name="ro5">
          <table:table-cell table:style-name="ce27" office:value-type="float" office:value="0.158894206910724" calcext:value-type="float">
            <text:p>0,15889420691072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formula="of:=COM.MICROSOFT.CONCAT([.B23:.I23])" office:value-type="string" office:string-value="01000011" calcext:value-type="string">
            <text:p>01000011</text:p>
          </table:table-cell>
          <table:table-cell table:style-name="ce278" table:formula="of:=COM.MICROSOFT.CONCAT([.B23];[.C23];[.D23];[.E23];&quot; &quot;;[.F23];[.G23];[.H23];[.I23])" office:value-type="string" office:string-value="0100 0011" calcext:value-type="string">
            <text:p>0100 0011</text:p>
          </table:table-cell>
          <table:table-cell table:style-name="ce278" table:formula="of:=DEC2BIN([.M23]; )" office:value-type="string" office:string-value="1000011" calcext:value-type="string">
            <text:p>1000011</text:p>
          </table:table-cell>
          <table:table-cell table:style-name="ce38" table:formula="of:=DECIMAL([.J23];2)" office:value-type="float" office:value="67" calcext:value-type="float">
            <text:p>67</text:p>
          </table:table-cell>
          <table:table-cell table:style-name="ce27" table:formula="of:=RANK([.A23];[.$A$4:.$A$23];0)" office:value-type="float" office:value="19" calcext:value-type="float">
            <text:p>19</text:p>
          </table:table-cell>
          <table:table-cell table:style-name="ce192" office:value-type="float" office:value="20" calcext:value-type="float">
            <text:p>20</text:p>
          </table:table-cell>
          <table:table-cell table:style-name="ce27" office:value-type="float" office:value="0.678734272309952" calcext:value-type="float">
            <text:p>0,678734272309952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table:formula="of:=DEC2HEX([.Q23])" office:value-type="string" office:string-value="B1" calcext:value-type="string">
            <text:p>B1</text:p>
          </table:table-cell>
          <table:table-cell table:style-name="ce27" table:formula="of:=RANK([.P23];[.$P$4:.$P$23];0)" office:value-type="float" office:value="10" calcext:value-type="float">
            <text:p>10</text:p>
          </table:table-cell>
          <table:table-cell table:style-name="ce192" office:value-type="float" office:value="20" calcext:value-type="float">
            <text:p>20</text:p>
          </table:table-cell>
          <table:table-cell table:style-name="ce27" office:value-type="float" office:value="0.462574846215076" calcext:value-type="float">
            <text:p>0,462574846215076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8" table:formula="of:=COM.MICROSOFT.CONCAT([.V23:.AC23])" office:value-type="string" office:string-value="01111001" calcext:value-type="string">
            <text:p>01111001</text:p>
          </table:table-cell>
          <table:table-cell table:style-name="ce278" table:formula="of:=COM.MICROSOFT.CONCAT([.V23];[.W23];[.X23];[.Y23];&quot; &quot;;[.Z23];[.AA23];[.AB23];[.AC23])" office:value-type="string" office:string-value="0111 1001" calcext:value-type="string">
            <text:p>0111 1001</text:p>
          </table:table-cell>
          <table:table-cell table:style-name="ce278" table:formula="of:=HEX2BIN([.AG23])" office:value-type="string" office:string-value="1111001" calcext:value-type="string">
            <text:p>1111001</text:p>
          </table:table-cell>
          <table:table-cell table:style-name="ce278" table:formula="of:=BIN2HEX([.AD23])" office:value-type="string" office:string-value="79" calcext:value-type="string">
            <text:p>79</text:p>
          </table:table-cell>
          <table:table-cell table:style-name="ce27" table:formula="of:=RANK([.U23];[.$U$4:.$U$23];0)" office:value-type="float" office:value="13" calcext:value-type="float">
            <text:p>13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26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6"/>
          <table:table-cell table:style-name="ce188"/>
          <table:table-cell table:number-columns-repeated="47"/>
        </table:table-row>
        <table:table-row table:style-name="ro5" table:number-rows-repeated="2">
          <table:table-cell table:number-columns-repeated="64"/>
        </table:table-row>
        <table:table-row table:style-name="ro5" table:number-rows-repeated="2">
          <table:table-cell table:number-columns-repeated="16"/>
          <table:table-cell table:style-name="ce188"/>
          <table:table-cell table:number-columns-repeated="47"/>
        </table:table-row>
        <table:table-row table:style-name="ro5">
          <table:table-cell table:number-columns-repeated="16"/>
          <table:table-cell table:style-name="ce189"/>
          <table:table-cell table:number-columns-repeated="47"/>
        </table:table-row>
        <table:table-row table:style-name="ro5">
          <table:table-cell table:number-columns-repeated="16"/>
          <table:table-cell table:style-name="ce188"/>
          <table:table-cell table:number-columns-repeated="47"/>
        </table:table-row>
        <table:table-row table:style-name="ro5" table:number-rows-repeated="2">
          <table:table-cell table:number-columns-repeated="64"/>
        </table:table-row>
        <table:table-row table:style-name="ro5">
          <table:table-cell table:number-columns-repeated="16"/>
          <table:table-cell table:style-name="ce188"/>
          <table:table-cell table:number-columns-repeated="47"/>
        </table:table-row>
        <table:table-row table:style-name="ro5" table:number-rows-repeated="1048539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Données.AK3:Données.AP12">
            <calcext:condition calcext:apply-style-name="VRAI" calcext:value="=&quot;VRAI&quot;" calcext:base-cell-address="Données.AK3"/>
            <calcext:condition calcext:apply-style-name="FAUX" calcext:value="=&quot;FAUX&quot;" calcext:base-cell-address="Données.AK3"/>
          </calcext:conditional-format>
        </calcext:conditional-formats>
      </table:table>
      <table:table table:name="Synthèse" table:style-name="ta5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8" table:default-cell-style-name="ce227"/>
        <table:table-column table:style-name="co39" table:default-cell-style-name="ce227"/>
        <table:table-column table:style-name="co40" table:default-cell-style-name="ce227"/>
        <table:table-column table:style-name="co41" table:default-cell-style-name="ce227"/>
        <table:table-column table:style-name="co42" table:default-cell-style-name="ce227"/>
        <table:table-column table:style-name="co43" table:default-cell-style-name="ce227"/>
        <table:table-column table:style-name="co1" table:default-cell-style-name="ce227"/>
        <table:table-column table:style-name="co44" table:number-columns-repeated="2" table:default-cell-style-name="ce227"/>
        <table:table-column table:style-name="co1" table:number-columns-repeated="55" table:default-cell-style-name="ce227"/>
        <table:table-row table:style-name="ro8">
          <table:table-cell table:style-name="ce199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208"/>
          <table:table-cell table:style-name="ce232" table:formula="of:=IF([.$G$1];&quot;Notes&quot;;&quot;&quot;)" office:value-type="string" office:string-value="Notes" calcext:value-type="string">
            <text:p>Notes</text:p>
          </table:table-cell>
          <table:table-cell table:style-name="ce232" table:formula="of:=IF([.$G$1];&quot;Faît&quot;;&quot;&quot;)" office:value-type="string" office:string-value="Faît" calcext:value-type="string">
            <text:p>Faît</text:p>
          </table:table-cell>
          <table:table-cell table:style-name="ce232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248"/>
          <table:table-cell table:style-name="ce250" table:formula="of:=IF([.A14]=[.B100];1;0)" office:value-type="float" office:value="1" calcext:value-type="float">
            <text:p>1</text:p>
          </table:table-cell>
          <table:table-cell table:style-name="ce256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208"/>
          <table:table-cell table:number-columns-repeated="55"/>
        </table:table-row>
        <table:table-row table:style-name="ro8">
          <table:table-cell table:style-name="ce200" table:formula="of:=IF([.$G$1];&quot;1&quot;;&quot;&quot;)" office:value-type="string" office:string-value="1" calcext:value-type="string">
            <text:p>1</text:p>
          </table:table-cell>
          <table:table-cell table:style-name="ce200" table:formula="of:=IF([.$G$1];&quot;Bin &lt;=&gt; Dec&quot;;&quot;&quot;)" office:value-type="string" office:string-value="Bin &lt;=&gt; Dec" calcext:value-type="string">
            <text:p>Bin &lt;=&gt; Dec</text:p>
          </table:table-cell>
          <table:table-cell table:style-name="ce210" table:formula="of:=IF([.$G$1];[$Données.AK15];&quot;&quot;)" office:value-type="float" office:value="0" calcext:value-type="float">
            <text:p>0,00</text:p>
          </table:table-cell>
          <table:table-cell table:style-name="ce210" table:formula="of:=IF([.$G$1];IF(COUNTA([$'Bin &lt;=&gt; Dec'.$C$4:$'Bin &lt;=&gt; Dec'.$C$13];[$'Bin &lt;=&gt; Dec'.$H$4:$'Bin &lt;=&gt; Dec'.$H$13])&lt;&gt;0;&quot;Oui&quot;;&quot;Non&quot;);&quot;&quot;)" office:value-type="string" office:string-value="Non" calcext:value-type="string">
            <text:p>Non</text:p>
          </table:table-cell>
          <table:table-cell table:style-name="ce216" table:formula="of:=IF([.$G$1];IF(COUNTA([$'Bin &lt;=&gt; Dec'.$C$4:$'Bin &lt;=&gt; Dec'.$C$13];[$'Bin &lt;=&gt; Dec'.$H$4:$'Bin &lt;=&gt; Dec'.$H$13])&lt;&gt;0;1;0);&quot;&quot;)" office:value-type="float" office:value="0" calcext:value-type="float">
            <text:p>0</text:p>
          </table:table-cell>
          <table:table-cell table:style-name="ce248"/>
          <table:table-cell table:style-name="ce193"/>
          <table:covered-table-cell table:style-name="ce232"/>
          <table:covered-table-cell table:style-name="ce216"/>
          <table:table-cell table:number-columns-repeated="55"/>
        </table:table-row>
        <table:table-row table:style-name="ro8">
          <table:table-cell table:style-name="ce201" table:formula="of:=IF([.$G$1];&quot;2&quot;;&quot;&quot;)" office:value-type="string" office:string-value="2" calcext:value-type="string">
            <text:p>2</text:p>
          </table:table-cell>
          <table:table-cell table:style-name="ce201" table:formula="of:=IF([.$G$1];&quot;Hexa &lt;=&gt; Dec&quot;;&quot;&quot;)" office:value-type="string" office:string-value="Hexa &lt;=&gt; Dec" calcext:value-type="string">
            <text:p>Hexa &lt;=&gt; Dec</text:p>
          </table:table-cell>
          <table:table-cell table:style-name="ce211" table:formula="of:=IF([.$G$1];[$Données.AM15];&quot;&quot;)" office:value-type="float" office:value="0" calcext:value-type="float">
            <text:p>0,00</text:p>
          </table:table-cell>
          <table:table-cell table:style-name="ce215" table:formula="of:=IF([.$G$1];IF(COUNTA([$'Hexa &lt;=&gt; Dec'.$C$4:$'Hexa &lt;=&gt; Dec'.$C$13];[$'Hexa &lt;=&gt; Dec'.$H$4:$'Hexa &lt;=&gt; Dec'.$H$13])&lt;&gt;0;&quot;Oui&quot;;&quot;Non&quot;);&quot;&quot;)" office:value-type="string" office:string-value="Non" calcext:value-type="string">
            <text:p>Non</text:p>
          </table:table-cell>
          <table:table-cell table:style-name="ce215" table:formula="of:=IF([.$G$1];IF(COUNTA([$'Hexa &lt;=&gt; Dec'.$C$4:$'Hexa &lt;=&gt; Dec'.$C$13];[$'Hexa &lt;=&gt; Dec'.$H$4:$'Hexa &lt;=&gt; Dec'.$H$13])&lt;&gt;0;1;0);&quot;&quot;)" office:value-type="float" office:value="0" calcext:value-type="float">
            <text:p>0</text:p>
          </table:table-cell>
          <table:table-cell table:number-columns-repeated="2"/>
          <table:table-cell table:style-name="ce222" table:formula="of:=IF([.$G$1];IF(SUM([.E2:.E4])=0;0;ROUND(2*SUMPRODUCT([.C2:.C4];[.E2:.E4])/SUM([.E2:.E4]);0)/2);&quot;&quot;)" office:value-type="float" office:value="0" calcext:value-type="float" table:number-columns-spanned="1" table:number-rows-spanned="2">
            <text:p>0</text:p>
          </table:table-cell>
          <table:table-cell table:style-name="ce256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8">
          <table:table-cell table:style-name="ce200" table:formula="of:=IF([.$G$1];&quot;3&quot;;&quot;&quot;)" office:value-type="string" office:string-value="3" calcext:value-type="string">
            <text:p>3</text:p>
          </table:table-cell>
          <table:table-cell table:style-name="ce200" table:formula="of:=IF([.$G$1];&quot;Bin &lt;=&gt; Hexa&quot;;&quot;&quot;)" office:value-type="string" office:string-value="Bin &lt;=&gt; Hexa" calcext:value-type="string">
            <text:p>Bin &lt;=&gt; Hexa</text:p>
          </table:table-cell>
          <table:table-cell table:style-name="ce210" table:formula="of:=IF([.$G$1];[$Données.AO15];&quot;&quot;)" office:value-type="float" office:value="0" calcext:value-type="float">
            <text:p>0,00</text:p>
          </table:table-cell>
          <table:table-cell table:style-name="ce216" table:formula="of:=IF([.$G$1];IF(COUNTA([$'Bin &lt;=&gt; Hexa'.$C$4:$'Bin &lt;=&gt; Hexa'.$C$13];[$'Bin &lt;=&gt; Hexa'.$H$4:$'Bin &lt;=&gt; Hexa'.$H$13])&lt;&gt;0;&quot;Oui&quot;;&quot;Non&quot;);&quot;&quot;)" office:value-type="string" office:string-value="Non" calcext:value-type="string">
            <text:p>Non</text:p>
          </table:table-cell>
          <table:table-cell table:style-name="ce216" table:formula="of:=IF([.$G$1];IF(COUNTA([$'Bin &lt;=&gt; Hexa'.$C$4:$'Bin &lt;=&gt; Hexa'.$C$13];[$'Bin &lt;=&gt; Hexa'.$H$4:$'Bin &lt;=&gt; Hexa'.$H$13])&lt;&gt;0;1;0);&quot;&quot;)" office:value-type="float" office:value="0" calcext:value-type="float">
            <text:p>0</text:p>
          </table:table-cell>
          <table:table-cell table:style-name="ce249"/>
          <table:table-cell/>
          <table:covered-table-cell table:style-name="ce223"/>
          <table:covered-table-cell table:style-name="ce254"/>
          <table:table-cell table:number-columns-repeated="55"/>
        </table:table-row>
        <table:table-row table:style-name="ro8">
          <table:table-cell table:style-name="ce231" table:number-columns-repeated="2"/>
          <table:table-cell table:style-name="ce242"/>
          <table:table-cell table:style-name="ce247" table:number-columns-repeated="2"/>
          <table:table-cell table:style-name="ce249"/>
          <table:table-cell table:number-columns-repeated="2"/>
          <table:table-cell table:style-name="ce255"/>
          <table:table-cell table:number-columns-repeated="55"/>
        </table:table-row>
        <table:table-row table:style-name="ro8">
          <table:table-cell table:style-name="ce231" table:number-columns-repeated="2"/>
          <table:table-cell table:style-name="ce242" table:number-columns-repeated="2"/>
          <table:table-cell table:style-name="ce247"/>
          <table:table-cell table:style-name="ce249"/>
          <table:table-cell table:number-columns-repeated="2"/>
          <table:table-cell table:style-name="ce255"/>
          <table:table-cell table:number-columns-repeated="55"/>
        </table:table-row>
        <table:table-row table:style-name="ro8" table:number-rows-repeated="2">
          <table:table-cell table:style-name="ce231" table:number-columns-repeated="2"/>
          <table:table-cell table:style-name="ce242"/>
          <table:table-cell table:style-name="ce247"/>
          <table:table-cell table:style-name="ce231"/>
          <table:table-cell table:style-name="ce249"/>
          <table:table-cell table:number-columns-repeated="58"/>
        </table:table-row>
        <table:table-row table:style-name="ro8">
          <table:table-cell table:style-name="ce231" table:number-columns-repeated="2"/>
          <table:table-cell table:style-name="ce242"/>
          <table:table-cell table:style-name="ce247"/>
          <table:table-cell table:style-name="ce231"/>
          <table:table-cell table:style-name="ce248"/>
          <table:table-cell table:number-columns-repeated="58"/>
        </table:table-row>
        <table:table-row table:style-name="ro8">
          <table:table-cell table:style-name="ce231" table:number-columns-repeated="2"/>
          <table:table-cell table:style-name="ce243"/>
          <table:table-cell table:style-name="ce247"/>
          <table:table-cell table:style-name="ce231"/>
          <table:table-cell table:style-name="ce248"/>
          <table:table-cell table:number-columns-repeated="58"/>
        </table:table-row>
        <table:table-row table:style-name="ro8">
          <table:table-cell table:style-name="ce231" table:number-columns-repeated="2"/>
          <table:table-cell table:style-name="ce242"/>
          <table:table-cell table:style-name="ce247"/>
          <table:table-cell table:style-name="ce231"/>
          <table:table-cell table:number-columns-repeated="59"/>
        </table:table-row>
        <table:table-row table:style-name="ro8">
          <table:table-cell table:style-name="ce231" table:number-columns-repeated="2"/>
          <table:table-cell table:style-name="ce242"/>
          <table:table-cell table:style-name="ce247" table:number-columns-repeated="2"/>
          <table:table-cell table:number-columns-repeated="59"/>
        </table:table-row>
        <table:table-row table:style-name="ro9">
          <table:table-cell table:number-columns-repeated="64"/>
        </table:table-row>
        <table:table-row table:style-name="ro9">
          <table:table-cell table:style-name="ce204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9">
          <table:covered-table-cell table:number-columns-repeated="5"/>
          <table:table-cell table:number-columns-repeated="59"/>
        </table:table-row>
        <table:table-row table:style-name="ro9">
          <table:table-cell table:number-columns-repeated="64"/>
        </table:table-row>
        <table:table-row table:style-name="ro9">
          <table:table-cell table:number-columns-repeated="2"/>
          <table:table-cell table:style-name="ce244"/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9">
          <table:table-cell table:style-name="ce193" table:number-columns-repeated="2"/>
          <table:table-cell table:number-columns-repeated="62"/>
        </table:table-row>
        <table:table-row table:style-name="ro9" table:number-rows-repeated="80">
          <table:table-cell table:number-columns-repeated="64"/>
        </table:table-row>
        <table:table-row table:style-name="ro9">
          <table:table-cell table:style-name="ce236" office:value-type="string" calcext:value-type="string">
            <text:p>MDP :</text:p>
          </table:table-cell>
          <table:table-cell table:style-name="ce236" office:value-type="string" calcext:value-type="string">
            <text:p>KELLER Stéphane</text:p>
          </table:table-cell>
          <table:table-cell table:number-columns-repeated="62"/>
        </table:table-row>
        <table:table-row table:style-name="ro9" table:number-rows-repeated="10484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number number:decimal-places="0" loext:min-decimal-places="0" number:min-integer-digits="0" number:grouping="true"/>
    </number:number-style>
    <number:number-style style:name="N186">
      <number:number number:decimal-places="0" loext:min-decimal-places="0" number:min-integer-digits="8">
        <number:embedded-text number:position="4"> </number:embedded-text>
      </number:number>
    </number:number-style>
    <number:number-style style:name="N187">
      <number:fraction number:min-integer-digits="0" number:min-numerator-digits="2" loext:max-numerator-digits="2" number:min-denominator-digits="2" loext:max-denominator-value="99"/>
    </number:number-style>
    <number:number-style style:name="N188">
      <number:fraction number:min-numerator-digits="3" loext:max-numerator-digits="3" number:min-denominator-digits="3" loext:max-denominator-value="999"/>
    </number:number-style>
    <number:number-style style:name="N189">
      <number:fraction number:min-numerator-digits="1" loext:max-numerator-digits="4" number:min-denominator-digits="5" loext:max-denominator-value="99999"/>
    </number:number-style>
    <number:number-style style:name="N190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9:30:47.7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11-29T09:31:54.627000000</dc:date>
    <meta:editing-duration>P1DT22H38M53S</meta:editing-duration>
    <meta:editing-cycles>528</meta:editing-cycles>
    <meta:generator>LibreOffice/6.4.7.2$Windows_X86_64 LibreOffice_project/639b8ac485750d5696d7590a72ef1b496725cfb5</meta:generator>
    <meta:document-statistic meta:table-count="6" meta:cell-count="1147" meta:object-count="1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

	rem purge nombres saisis Bin &lt;=&gt; Dec
	Feuille = thisComponent.Sheets.getByName("Bin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Hexa &lt;=&gt; Dec
	Feuille = thisComponent.Sheets.getByName("Hexa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Bin &lt;=&gt; Hexa
	Feuille = thisComponent.Sheets.getByName("Bin &lt;=&gt; Hexa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Bin &lt;=&gt; Dec
Sub RAZ_Bin_Dec()
	Dim Feuille as Object, Plage1 as Object, Plage2 as Object
	Feuille = thisComponent.Sheets.getByName("Bin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Hexa &lt;=&gt; Dec
Sub RAZ_Hexa_Dec()
	Dim Feuille as Object, Plage1 as Object, Plage2 as Object
	Feuille = thisComponent.Sheets.getByName("Hexa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Bin &lt;=&gt; Hexa
Sub RAZ_Bin_Hexa()
	Dim Feuille as Object, Plage1 as Object, Plage2 as Object
	Feuille = thisComponent.Sheets.getByName("Bin &lt;=&gt; Hexa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génération nombres aléatoires tous niveaux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ligne = 4 to 23
		Feuille.GetCellRangeByName("A" &amp; ligne).value = RND()
		Feuille.GetCellRangeByName("P" &amp; ligne).value = RND()
		Feuille.GetCellRangeByName("U" &amp; ligne).value = RND()
	Next ligne
	For colonne = 1 To 8
		For ligne = 3 To 22
				Feuille.GetCellByPosition(colonne,ligne).value = SK_Alea(0,1)
		Next ligne
	Next colonne
	For ligne = 3 To 22
		Feuille.GetCellRangeByName("Q" &amp; ligne).value  = SK_Alea(0,255)
	Next ligne
	For colonne = 21 To 28
		For ligne = 3 To 22
				Feuille.GetCellByPosition(colonne,ligne).value = SK_Alea(0,1)
		Next ligne
	Next colonne
	Feuille.GetCellRangeByName("Q23").value = SK_Alea(0,255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